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556in" table:align="left"/>
    </style:style>
    <style:style style:name="Table1.A" style:family="table-column">
      <style:table-column-properties style:column-width="0.5632in"/>
    </style:style>
    <style:style style:name="Table1.B" style:family="table-column">
      <style:table-column-properties style:column-width="0.9924in"/>
    </style:style>
    <style:style style:name="Table1.A1" style:family="table-cell">
      <style:table-cell-properties style:vertical-align="middle" fo:padding="0.0194in" fo:border="none"/>
    </style:style>
    <style:style style:name="Table2" style:family="table">
      <style:table-properties style:width="1.6917in" table:align="left"/>
    </style:style>
    <style:style style:name="Table2.A" style:family="table-column">
      <style:table-column-properties style:column-width="0.6035in"/>
    </style:style>
    <style:style style:name="Table2.B" style:family="table-column">
      <style:table-column-properties style:column-width="1.0882in"/>
    </style:style>
    <style:style style:name="Table2.A1" style:family="table-cell">
      <style:table-cell-properties style:vertical-align="middle" fo:padding="0.0194in" fo:border="none"/>
    </style:style>
    <style:style style:name="Table3" style:family="table">
      <style:table-properties style:width="6.925in" style:rel-width="100%" table:align="center"/>
    </style:style>
    <style:style style:name="Table3.A" style:family="table-column">
      <style:table-column-properties style:column-width="6.925in" style:rel-column-width="65535*"/>
    </style:style>
    <style:style style:name="Table3.1" style:family="table-row">
      <style:table-row-properties style:min-row-height="0.4375in"/>
    </style:style>
    <style:style style:name="Table3.A1" style:family="table-cell">
      <style:table-cell-properties style:vertical-align="middle"/>
    </style:style>
    <style:style style:name="Table3.A2" style:family="table-cell">
      <style:table-cell-properties style:vertical-align="middle" fo:background-color="#d1d1d1">
        <style:background-image/>
      </style:table-cell-properties>
    </style:style>
    <style:style style:name="Table3.3" style:family="table-row">
      <style:table-row-properties style:min-row-height="0.0514in"/>
    </style:style>
    <style:style style:name="Table3.A3" style:family="table-cell">
      <style:table-cell-properties style:vertical-align="middle" fo:background-color="#eaf0f4">
        <style:background-image/>
      </style:table-cell-properties>
    </style:style>
    <style:style style:name="Table3.6" style:family="table-row">
      <style:table-row-properties style:min-row-height="0.0521in"/>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style:style>
    <style:style style:name="Table5" style:family="table">
      <style:table-properties style:width="2.0903in" table:align="left"/>
    </style:style>
    <style:style style:name="Table5.A" style:family="table-column">
      <style:table-column-properties style:column-width="0.0972in"/>
    </style:style>
    <style:style style:name="Table5.B" style:family="table-column">
      <style:table-column-properties style:column-width="1.9931in"/>
    </style:style>
    <style:style style:name="Table5.A1" style:family="table-cell">
      <style:table-cell-properties style:vertical-align="middle"/>
    </style:style>
    <style:style style:name="Table6" style:family="table">
      <style:table-properties style:width="3.2819in" table:align="left"/>
    </style:style>
    <style:style style:name="Table6.A" style:family="table-column">
      <style:table-column-properties style:column-width="0.0972in"/>
    </style:style>
    <style:style style:name="Table6.B" style:family="table-column">
      <style:table-column-properties style:column-width="3.1847in"/>
    </style:style>
    <style:style style:name="Table6.A1" style:family="table-cell">
      <style:table-cell-properties style:vertical-align="middle"/>
    </style:style>
    <style:style style:name="Table7" style:family="table">
      <style:table-properties style:width="4.3861in" table:align="left"/>
    </style:style>
    <style:style style:name="Table7.A" style:family="table-column">
      <style:table-column-properties style:column-width="0.0972in"/>
    </style:style>
    <style:style style:name="Table7.B" style:family="table-column">
      <style:table-column-properties style:column-width="4.2889in"/>
    </style:style>
    <style:style style:name="Table7.A1" style:family="table-cell">
      <style:table-cell-properties style:vertical-align="middle"/>
    </style:style>
    <style:style style:name="Table8" style:family="table">
      <style:table-properties style:width="4.1667in" table:align="center"/>
    </style:style>
    <style:style style:name="Table8.A" style:family="table-column">
      <style:table-column-properties style:column-width="4.1667in"/>
    </style:style>
    <style:style style:name="Table8.A1" style:family="table-cell">
      <style:table-cell-properties style:vertical-align="middle" fo:background-color="#e6e6e6" fo:padding="0.0208in" fo:border="0.75pt solid #ffffff">
        <style:background-image/>
      </style:table-cell-properties>
    </style:style>
    <style:style style:name="Table9" style:family="table">
      <style:table-properties style:width="5.6819in" table:align="left"/>
    </style:style>
    <style:style style:name="Table9.A" style:family="table-column">
      <style:table-column-properties style:column-width="0.1806in"/>
    </style:style>
    <style:style style:name="Table9.B" style:family="table-column">
      <style:table-column-properties style:column-width="5.5014in"/>
    </style:style>
    <style:style style:name="Table9.A1" style:family="table-cell">
      <style:table-cell-properties style:vertical-align="middle"/>
    </style:style>
    <style:style style:name="Table10" style:family="table">
      <style:table-properties style:width="6.0403in" table:align="left"/>
    </style:style>
    <style:style style:name="Table10.A" style:family="table-column">
      <style:table-column-properties style:column-width="0.0972in"/>
    </style:style>
    <style:style style:name="Table10.B" style:family="table-column">
      <style:table-column-properties style:column-width="5.9431in"/>
    </style:style>
    <style:style style:name="Table10.A1" style:family="table-cell">
      <style:table-cell-properties style:vertical-align="middle"/>
    </style:style>
    <style:style style:name="Table11" style:family="table">
      <style:table-properties style:width="6.925in" table:align="left"/>
    </style:style>
    <style:style style:name="Table11.A" style:family="table-column">
      <style:table-column-properties style:column-width="0.1806in"/>
    </style:style>
    <style:style style:name="Table11.B" style:family="table-column">
      <style:table-column-properties style:column-width="6.7444in"/>
    </style:style>
    <style:style style:name="Table11.A1" style:family="table-cell">
      <style:table-cell-properties style:vertical-align="middle"/>
    </style:style>
    <style:style style:name="Table12" style:family="table">
      <style:table-properties style:width="6.925in" table:align="left"/>
    </style:style>
    <style:style style:name="Table12.A" style:family="table-column">
      <style:table-column-properties style:column-width="0.0972in"/>
    </style:style>
    <style:style style:name="Table12.B" style:family="table-column">
      <style:table-column-properties style:column-width="6.8278in"/>
    </style:style>
    <style:style style:name="Table12.A1" style:family="table-cell">
      <style:table-cell-properties style:vertical-align="middle"/>
    </style:style>
    <style:style style:name="Table13" style:family="table">
      <style:table-properties style:width="6.925in" table:align="left"/>
    </style:style>
    <style:style style:name="Table13.A" style:family="table-column">
      <style:table-column-properties style:column-width="0.1806in"/>
    </style:style>
    <style:style style:name="Table13.B" style:family="table-column">
      <style:table-column-properties style:column-width="6.7444in"/>
    </style:style>
    <style:style style:name="Table13.A1" style:family="table-cell">
      <style:table-cell-properties style:vertical-align="middle"/>
    </style:style>
    <style:style style:name="Table14" style:family="table">
      <style:table-properties style:width="5.2153in" table:align="left"/>
    </style:style>
    <style:style style:name="Table14.A" style:family="table-column">
      <style:table-column-properties style:column-width="0.0972in"/>
    </style:style>
    <style:style style:name="Table14.B" style:family="table-column">
      <style:table-column-properties style:column-width="5.1181in"/>
    </style:style>
    <style:style style:name="Table14.A1" style:family="table-cell">
      <style:table-cell-properties style:vertical-align="middle"/>
    </style:style>
    <style:style style:name="Table15" style:family="table">
      <style:table-properties style:width="6.925in" table:align="left"/>
    </style:style>
    <style:style style:name="Table15.A" style:family="table-column">
      <style:table-column-properties style:column-width="0.0972in"/>
    </style:style>
    <style:style style:name="Table15.B" style:family="table-column">
      <style:table-column-properties style:column-width="6.8278in"/>
    </style:style>
    <style:style style:name="Table15.A1" style:family="table-cell">
      <style:table-cell-properties style:vertical-align="middle"/>
    </style:style>
    <style:style style:name="Table16" style:family="table">
      <style:table-properties style:width="4.8236in" table:align="left"/>
    </style:style>
    <style:style style:name="Table16.A" style:family="table-column">
      <style:table-column-properties style:column-width="0.0972in"/>
    </style:style>
    <style:style style:name="Table16.B" style:family="table-column">
      <style:table-column-properties style:column-width="4.7264in"/>
    </style:style>
    <style:style style:name="Table16.A1" style:family="table-cell">
      <style:table-cell-properties style:vertical-align="middle"/>
    </style:style>
    <style:style style:name="Table17" style:family="table">
      <style:table-properties style:width="5.6403in" table:align="left"/>
    </style:style>
    <style:style style:name="Table17.A" style:family="table-column">
      <style:table-column-properties style:column-width="0.1806in"/>
    </style:style>
    <style:style style:name="Table17.B" style:family="table-column">
      <style:table-column-properties style:column-width="5.4597in"/>
    </style:style>
    <style:style style:name="Table17.A1" style:family="table-cell">
      <style:table-cell-properties style:vertical-align="middle"/>
    </style:style>
    <style:style style:name="Table18" style:family="table">
      <style:table-properties style:width="6.925in" table:align="left"/>
    </style:style>
    <style:style style:name="Table18.A" style:family="table-column">
      <style:table-column-properties style:column-width="0.1806in"/>
    </style:style>
    <style:style style:name="Table18.B" style:family="table-column">
      <style:table-column-properties style:column-width="6.7444in"/>
    </style:style>
    <style:style style:name="Table18.A1" style:family="table-cell">
      <style:table-cell-properties style:vertical-align="middle"/>
    </style:style>
    <style:style style:name="Table19" style:family="table">
      <style:table-properties style:width="6.925in" table:align="left"/>
    </style:style>
    <style:style style:name="Table19.A" style:family="table-column">
      <style:table-column-properties style:column-width="0.1806in"/>
    </style:style>
    <style:style style:name="Table19.B" style:family="table-column">
      <style:table-column-properties style:column-width="6.7444in"/>
    </style:style>
    <style:style style:name="Table19.A1" style:family="table-cell">
      <style:table-cell-properties style:vertical-align="middle"/>
    </style:style>
    <style:style style:name="Table20" style:family="table">
      <style:table-properties style:width="1.7722in" table:align="left"/>
    </style:style>
    <style:style style:name="Table20.A" style:family="table-column">
      <style:table-column-properties style:column-width="0.5632in"/>
    </style:style>
    <style:style style:name="Table20.B" style:family="table-column">
      <style:table-column-properties style:column-width="1.209in"/>
    </style:style>
    <style:style style:name="Table20.A1" style:family="table-cell">
      <style:table-cell-properties style:vertical-align="middle" fo:padding="0.0194in" fo:border="none"/>
    </style:style>
    <style:style style:name="Table21" style:family="table">
      <style:table-properties style:width="3.3542in" table:align="left"/>
    </style:style>
    <style:style style:name="Table21.A" style:family="table-column">
      <style:table-column-properties style:column-width="0.5875in"/>
    </style:style>
    <style:style style:name="Table21.B" style:family="table-column">
      <style:table-column-properties style:column-width="2.7667in"/>
    </style:style>
    <style:style style:name="Table21.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21.B1" style:family="table-cell">
      <style:table-cell-properties style:vertical-align="middle" style:border-line-width="0.0007in 0.0139in 0.0007in" fo:padding="0.0194in" fo:border="0.05pt double #808080"/>
    </style:style>
    <style:style style:name="Table21.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21.B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22" style:family="table">
      <style:table-properties style:width="1.8083in" table:align="left"/>
    </style:style>
    <style:style style:name="Table22.A" style:family="table-column">
      <style:table-column-properties style:column-width="0.9743in"/>
    </style:style>
    <style:style style:name="Table22.B" style:family="table-column">
      <style:table-column-properties style:column-width="0.834in"/>
    </style:style>
    <style:style style:name="Table22.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22.B1" style:family="table-cell">
      <style:table-cell-properties style:vertical-align="middle" style:border-line-width="0.0007in 0.0139in 0.0007in" fo:padding="0.0194in" fo:border="0.05pt double #808080"/>
    </style:style>
    <style:style style:name="Table22.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22.B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P1" style:family="paragraph" style:parent-style-name="Standard">
      <style:text-properties fo:color="#000000" fo:font-size="12pt" fo:language="en" fo:country="US" fo:font-weight="bold" style:font-size-asian="12pt" style:font-weight-asian="bold" style:font-size-complex="12pt" style:font-weight-complex="bold"/>
    </style:style>
    <style:style style:name="P2" style:family="paragraph" style:parent-style-name="Standard">
      <style:text-properties fo:color="#000000" fo:font-size="12pt" fo:font-weight="bold" style:font-size-asian="12pt" style:font-weight-asian="bold" style:font-size-complex="12pt" style:font-weight-complex="bold"/>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text-properties fo:font-size="12pt" fo:language="en" fo:country="US" fo:font-weight="bold" style:font-size-asian="12pt" style:font-weight-asian="bold" style:font-size-complex="12pt" style:font-weight-complex="bold"/>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margin-left="0in" fo:margin-right="0in" fo:text-indent="0.2917in" style:auto-text-indent="false"/>
      <style:text-properties fo:color="#000000" fo:font-size="12pt" fo:language="en" fo:country="US" fo:font-weight="bold" style:font-size-asian="12pt" style:font-weight-asian="bold" style:font-size-complex="12pt" style:font-weight-complex="bold"/>
    </style:style>
    <style:style style:name="P8" style:family="paragraph" style:parent-style-name="Standard">
      <style:paragraph-properties fo:margin-left="0in" fo:margin-right="0in" fo:text-indent="0.2917in" style:auto-text-indent="false"/>
      <style:text-properties fo:font-size="12pt" fo:language="en" fo:country="US" fo:font-weight="bold" style:font-size-asian="12pt" style:font-weight-asian="bold" style:font-size-complex="12pt" style:font-weight-complex="bold"/>
    </style:style>
    <style:style style:name="P9" style:family="paragraph" style:parent-style-name="Standard">
      <style:paragraph-properties fo:margin-left="0in" fo:margin-right="0in" fo:text-indent="0.2917in" style:auto-text-indent="false"/>
      <style:text-properties fo:font-size="12pt" fo:font-weight="bold" style:font-size-asian="12pt" style:font-weight-asian="bold" style:font-size-complex="12pt" style:font-weight-complex="bold"/>
    </style:style>
    <style:style style:name="P10" style:family="paragraph" style:parent-style-name="List_20_Contents">
      <style:paragraph-properties fo:margin-left="0in" fo:margin-right="0in" fo:text-indent="0.2917in" style:auto-text-indent="false"/>
    </style:style>
    <style:style style:name="P11" style:family="paragraph" style:parent-style-name="Standard">
      <style:paragraph-properties fo:margin-top="0in" fo:margin-bottom="0in"/>
      <style:text-properties fo:font-size="2pt" style:font-size-asian="2pt" style:font-size-complex="2pt"/>
    </style:style>
    <style:style style:name="P12" style:family="paragraph" style:parent-style-name="Standard">
      <style:paragraph-properties fo:margin-top="0in" fo:margin-bottom="0in" fo:text-align="start" style:justify-single-word="false"/>
    </style:style>
    <style:style style:name="P13" style:family="paragraph" style:parent-style-name="Text_20_body">
      <style:paragraph-properties fo:margin-top="0in" fo:margin-bottom="0in"/>
    </style:style>
    <style:style style:name="P14" style:family="paragraph" style:parent-style-name="Text_20_body">
      <style:paragraph-properties fo:margin-top="0in" fo:margin-bottom="0in"/>
      <style:text-properties fo:font-weight="bold" style:font-weight-asian="bold" style:font-weight-complex="bold"/>
    </style:style>
    <style:style style:name="P15" style:family="paragraph" style:parent-style-name="Text_20_body">
      <style:paragraph-properties fo:margin-top="0in" fo:margin-bottom="0in"/>
      <style:text-properties fo:background-color="#eeeeee"/>
    </style:style>
    <style:style style:name="P16" style:family="paragraph" style:parent-style-name="Text_20_body">
      <style:paragraph-properties fo:margin-top="0in" fo:margin-bottom="0in" fo:text-align="start" style:justify-single-word="false"/>
    </style:style>
    <style:style style:name="P17" style:family="paragraph" style:parent-style-name="Text_20_body">
      <style:paragraph-properties style:line-height-at-least="0.2709in"/>
      <style:text-properties fo:color="#333333" fo:font-weight="bold" style:font-weight-asian="bold" style:font-weight-complex="bold"/>
    </style:style>
    <style:style style:name="P18" style:family="paragraph" style:parent-style-name="Text_20_body">
      <style:paragraph-properties style:line-height-at-least="0.2709in"/>
      <style:text-properties fo:color="#333333" fo:font-weight="bold" style:font-name-asian="Arial1" style:font-size-asian="10.5pt" style:font-weight-asian="bold" style:font-weight-complex="bold"/>
    </style:style>
    <style:style style:name="P19" style:family="paragraph" style:parent-style-name="Text_20_body">
      <style:text-properties fo:font-size="20pt" style:font-size-asian="20pt" style:font-size-complex="20pt"/>
    </style:style>
    <style:style style:name="P20" style:family="paragraph" style:parent-style-name="Text_20_body">
      <style:text-properties fo:font-size="20pt" fo:font-weight="bold" style:font-size-asian="20pt" style:font-weight-asian="bold" style:font-size-complex="20pt"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ext_20_body">
      <style:paragraph-properties style:line-height-at-least="0.2709in"/>
      <style:text-properties fo:font-weight="bold" style:font-weight-asian="bold" style:font-weight-complex="bold"/>
    </style:style>
    <style:style style:name="P23" style:family="paragraph" style:parent-style-name="Text_20_body">
      <style:text-properties fo:font-size="9.5pt"/>
    </style:style>
    <style:style style:name="P24" style:family="paragraph" style:parent-style-name="Text_20_body">
      <style:text-properties fo:font-size="12pt" fo:font-weight="bold" style:font-size-asian="12pt" style:font-weight-asian="bold" style:font-size-complex="12pt" style:font-weight-complex="bold"/>
    </style:style>
    <style:style style:name="P25" style:family="paragraph" style:parent-style-name="Text_20_body">
      <style:paragraph-properties fo:text-align="start"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00%"/>
    </style:style>
    <style:style style:name="P28" style:family="paragraph" style:parent-style-name="Heading_20_3">
      <style:text-properties fo:font-size="20pt" style:font-size-asian="20pt" style:font-size-complex="20pt"/>
    </style:style>
    <style:style style:name="P29" style:family="paragraph" style:parent-style-name="Heading_20_3">
      <style:text-properties fo:font-size="12pt" style:font-size-asian="12pt" style:font-size-complex="12pt"/>
    </style:style>
    <style:style style:name="P30" style:family="paragraph" style:parent-style-name="Quotations">
      <style:paragraph-properties fo:margin-left="0in" fo:margin-right="0in" fo:text-indent="0in" style:auto-text-indent="false" style:writing-mode="lr-tb"/>
      <style:text-properties fo:font-weight="bold" style:font-weight-asian="bold" style:font-weight-complex="bold"/>
    </style:style>
    <style:style style:name="P31" style:family="paragraph" style:parent-style-name="Quotations">
      <style:paragraph-properties style:writing-mode="lr-tb"/>
      <style:text-properties fo:font-weight="bold" style:font-weight-asian="bold" style:font-weight-complex="bold"/>
    </style:style>
    <style:style style:name="P32" style:family="paragraph" style:parent-style-name="Table_20_Contents">
      <style:text-properties fo:font-size="2pt" style:font-size-asian="2pt" style:font-size-complex="2pt"/>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color="#ff0000"/>
    </style:style>
    <style:style style:name="P35" style:family="paragraph" style:parent-style-name="Table_20_Contents">
      <style:paragraph-properties fo:margin-top="0in" fo:margin-bottom="0.1965in"/>
    </style:style>
    <style:style style:name="P36" style:family="paragraph" style:parent-style-name="Table_20_Contents">
      <style:paragraph-properties fo:margin-top="0in" fo:margin-bottom="0.1965in" fo:text-align="start" style:justify-single-word="false"/>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font-weight="bold" style:font-weight-asian="bold" style:font-weight-complex="bold"/>
    </style:style>
    <style:style style:name="P39" style:family="paragraph" style:parent-style-name="Preformatted_20_Text">
      <style:paragraph-properties fo:margin-top="0in" fo:margin-bottom="0.1965in" style:line-height-at-least="0.2709in" fo:background-color="#ffffff">
        <style:background-image/>
      </style:paragraph-properties>
      <style:text-properties fo:color="#333333" fo:font-size="10.5pt" fo:font-weight="bold" style:font-weight-asian="bold" style:font-weight-complex="bold"/>
    </style:style>
    <style:style style:name="P40" style:family="paragraph" style:parent-style-name="Preformatted_20_Text">
      <style:paragraph-properties fo:margin-top="0in" fo:margin-bottom="0.1965in" style:line-height-at-least="0.2709in" fo:background-color="#ffffff">
        <style:background-image/>
      </style:paragraph-properties>
      <style:text-properties fo:color="#333333" fo:font-weight="bold" style:font-weight-asian="bold" style:font-weight-complex="bold"/>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paragraph-properties style:line-height-at-least="0.2709in" fo:background-color="#ffffff">
        <style:background-image/>
      </style:paragraph-properties>
      <style:text-properties fo:color="#333333" fo:font-size="10.5pt" fo:font-weight="bold" style:font-weight-asian="bold" style:font-weight-complex="bold"/>
    </style:style>
    <style:style style:name="P43" style:family="paragraph" style:parent-style-name="Preformatted_20_Text">
      <style:paragraph-properties style:line-height-at-least="0.2709in" fo:background-color="#ffffff">
        <style:background-image/>
      </style:paragraph-properties>
      <style:text-properties fo:color="#333333" fo:font-weight="bold" style:font-weight-asian="bold" style:font-weight-complex="bold"/>
    </style:style>
    <style:style style:name="P44" style:family="paragraph" style:parent-style-name="Preformatted_20_Text">
      <style:paragraph-properties style:line-height-at-least="0.2709in" fo:background-color="#ffffff">
        <style:background-image/>
      </style:paragraph-properties>
      <style:text-properties fo:font-weight="bold" style:font-weight-asian="bold" style:font-weight-complex="bold"/>
    </style:style>
    <style:style style:name="P45" style:family="paragraph" style:parent-style-name="Text_20_body">
      <style:paragraph-properties fo:margin-left="0in" fo:margin-right="-0.0102in" fo:text-indent="0in" style:auto-text-indent="false"/>
    </style:style>
    <style:style style:name="P46" style:family="paragraph" style:parent-style-name="Heading_20_1">
      <style:text-properties fo:font-size="20pt" style:font-size-asian="20pt" style:font-size-complex="20pt"/>
    </style:style>
    <style:style style:name="P47" style:family="paragraph" style:parent-style-name="Heading_20_1">
      <style:text-properties fo:font-size="20pt" fo:font-weight="bold" style:font-size-asian="20pt" style:font-weight-asian="bold" style:font-size-complex="20pt" style:font-weight-complex="bold"/>
    </style:style>
    <style:style style:name="P48" style:family="paragraph" style:parent-style-name="Quotations" style:list-style-name="L2"/>
    <style:style style:name="P49" style:family="paragraph" style:parent-style-name="Quotations" style:list-style-name="L3"/>
    <style:style style:name="P50" style:family="paragraph" style:parent-style-name="Quotations" style:list-style-name="L2">
      <style:paragraph-properties fo:margin-top="0in" fo:margin-bottom="0in"/>
    </style:style>
    <style:style style:name="P51" style:family="paragraph" style:parent-style-name="Quotations" style:list-style-name="L3">
      <style:paragraph-properties fo:margin-top="0in" fo:margin-bottom="0in"/>
    </style:style>
    <style:style style:name="P52" style:family="paragraph" style:parent-style-name="Text_20_body" style:list-style-name="L1"/>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text-properties fo:font-size="20pt" fo:font-weight="bold" style:font-size-asian="20pt" style:font-weight-asian="bold" style:font-size-complex="20pt" style:font-weight-complex="bold"/>
    </style:style>
    <style:style style:name="P64" style:family="paragraph" style:parent-style-name="Text_20_body">
      <style:paragraph-properties fo:margin-top="0in" fo:margin-bottom="0in"/>
    </style:style>
    <style:style style:name="P65" style:family="paragraph" style:parent-style-name="Text_20_body" style:list-style-name="L4">
      <style:paragraph-properties fo:margin-top="0in" fo:margin-bottom="0in"/>
    </style:style>
    <style:style style:name="P66" style:family="paragraph" style:parent-style-name="Text_20_body" style:list-style-name="L6">
      <style:paragraph-properties fo:margin-top="0in" fo:margin-bottom="0in"/>
    </style:style>
    <style:style style:name="P67" style:family="paragraph" style:parent-style-name="Text_20_body" style:list-style-name="L7">
      <style:paragraph-properties fo:margin-top="0in" fo:margin-bottom="0in"/>
    </style:style>
    <style:style style:name="P68" style:family="paragraph" style:parent-style-name="Text_20_body" style:list-style-name="L8">
      <style:paragraph-properties fo:margin-top="0in" fo:margin-bottom="0in"/>
    </style:style>
    <style:style style:name="P69" style:family="paragraph" style:parent-style-name="Text_20_body" style:list-style-name="L9">
      <style:paragraph-properties fo:margin-top="0in" fo:margin-bottom="0in"/>
    </style:style>
    <style:style style:name="P70" style:family="paragraph" style:parent-style-name="Text_20_body" style:list-style-name="L12">
      <style:paragraph-properties fo:margin-top="0in" fo:margin-bottom="0in"/>
    </style:style>
    <style:style style:name="P71" style:family="paragraph" style:parent-style-name="Text_20_body" style:list-style-name="L13">
      <style:paragraph-properties fo:margin-top="0in" fo:margin-bottom="0in"/>
    </style:style>
    <style:style style:name="P72" style:family="paragraph" style:parent-style-name="Text_20_body" style:list-style-name="L14">
      <style:paragraph-properties fo:margin-top="0in" fo:margin-bottom="0in"/>
    </style:style>
    <style:style style:name="P73" style:family="paragraph" style:parent-style-name="Heading_20_2">
      <style:text-properties fo:font-size="20pt" style:font-size-asian="20pt" style:font-size-complex="20pt"/>
    </style:style>
    <style:style style:name="P74" style:family="paragraph" style:parent-style-name="Heading_20_2">
      <style:text-properties fo:font-size="20pt" fo:font-weight="bold" style:font-size-asian="20pt" style:font-weight-asian="bold" style:font-size-complex="20pt" style:font-weight-complex="bold"/>
    </style:style>
    <style:style style:name="P75" style:family="paragraph" style:parent-style-name="Heading_20_2">
      <style:paragraph-properties fo:margin-left="0in" fo:margin-right="0in" fo:margin-top="0in" fo:margin-bottom="0in" style:line-height-at-least="0.2709in" fo:text-indent="0in" style:auto-text-indent="false" fo:padding="0in" fo:border="none"/>
      <style:text-properties fo:color="#333333" fo:font-weight="bold" style:font-weight-asian="bold" style:font-weight-complex="bold"/>
    </style:style>
    <style:style style:name="T1" style:family="text">
      <style:text-properties style:font-name="Arial1"/>
    </style:style>
    <style:style style:name="T2" style:family="text">
      <style:text-properties style:font-name="Arial1" fo:font-size="10.5pt"/>
    </style:style>
    <style:style style:name="T3" style:family="text">
      <style:text-properties style:font-name-asian="Arial1"/>
    </style:style>
    <style:style style:name="T4" style:family="text">
      <style:text-properties style:font-name-asian="Arial1" style:font-size-asian="10.5pt"/>
    </style:style>
    <style:style style:name="T5" style:family="text">
      <style:text-properties fo:font-size="10.5pt"/>
    </style:style>
    <style:style style:name="T6" style:family="text">
      <style:text-properties style:font-size-asian="10.5pt"/>
    </style:style>
    <style:style style:name="T7" style:family="text">
      <style:text-properties fo:color="#333333" style:font-name="Arial1" fo:font-size="10.5pt"/>
    </style:style>
    <style:style style:name="T8" style:family="text">
      <style:text-properties fo:color="#333333" style:font-name-asian="Arial1" style:font-size-asian="10.5pt"/>
    </style:style>
    <style:style style:name="T9" style:family="text">
      <style:text-properties fo:font-weight="bold" style:font-weight-asian="bold"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language="en" fo:country="US" fo:font-weight="bold" style:font-size-asian="12pt" style:font-weight-asian="bold" style:font-size-complex="12pt" style:font-weight-complex="bold"/>
    </style:style>
    <style:style style:name="T14" style:family="text">
      <style:text-properties fo:language="en" fo:country="US"/>
    </style:style>
    <style:style style:name="T15" style:family="text">
      <style:text-properties fo:color="#ff0000" fo:language="en" fo:country="US"/>
    </style:style>
    <style:style style:name="T16" style:family="text">
      <style:text-properties fo:color="#ff0000" fo:font-size="12pt"/>
    </style:style>
    <style:style style:name="T17" style:family="text">
      <style:text-properties fo:color="#ff0000" style:font-size-asian="12pt"/>
    </style:style>
    <style:style style:name="T18" style:family="text">
      <style:text-properties fo:color="#000000" fo:language="en" fo:country="US"/>
    </style:style>
    <style:style style:name="T19" style:family="text">
      <style:text-properties style:font-size-asian="12pt"/>
    </style:style>
    <style:style style:name="T20" style:family="text">
      <style:text-properties style:font-size-asian="12pt" style:font-weight-asian="bold"/>
    </style:style>
    <style:style style:name="T21" style:family="text">
      <style:text-properties fo:color="#ed1c24" fo:font-size="12pt"/>
    </style:style>
    <style:style style:name="T22" style:family="text">
      <style:text-properties fo:color="#ed1c24" style:font-size-asian="12pt"/>
    </style:style>
    <style:style style:name="T23" style:family="text">
      <style:text-properties style:font-size-asian="14pt"/>
    </style:style>
    <style:style style:name="T24" style:family="text">
      <style:text-properties style:text-underline-style="none"/>
    </style:style>
    <style:style style:name="T25" style:family="text">
      <style:text-properties fo:background-color="transparent"/>
    </style:style>
    <style:style style:name="T26" style:family="text">
      <style:text-properties fo:font-size="10pt"/>
    </style:style>
    <style:style style:name="T27" style:family="text">
      <style:text-properties style:font-size-asian="10pt"/>
    </style:style>
    <style:style style:name="T28" style:family="text">
      <style:text-properties fo:color="#3366ff"/>
    </style:style>
    <style:style style:name="T29"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3">python os.path模块  </text:h>
      <text:h text:style-name="P29" text:outline-level="3">一 分隔：</text:h>
      <text:h text:style-name="P29" text:outline-level="3">1 basename()  #去掉目录路径，返回文件名</text:h>
      <text:h text:style-name="P29" text:outline-level="3">#用法如：</text:h>
      <text:h text:style-name="P29" text:outline-level="3"> &gt;&gt;&gt;os.path.basename("c:\temp\test.txt")</text:h>
      <text:h text:style-name="P29" text:outline-level="3">'test.txt'</text:h>
      <text:h text:style-name="P29" text:outline-level="3">2 dirname()  #去掉文件名，返回目录路径</text:h>
      <text:h text:style-name="P29" text:outline-level="3">#用法如：</text:h>
      <text:h text:style-name="P29" text:outline-level="3"><text:soft-page-break/> &gt;&gt;&gt;os.path.dirname("c:\temp\test.txt")</text:h>
      <text:h text:style-name="P29" text:outline-level="3">'c:\\temp'</text:h>
      <text:h text:style-name="P29" text:outline-level="3">3 join() #将分离的各部分组合成一个路径名</text:h>
      <text:h text:style-name="P29" text:outline-level="3">#用法如：</text:h>
      <text:h text:style-name="P29" text:outline-level="3"> &gt;&gt;&gt;os.path.join("c:\temp\","test.txt")</text:h>
      <text:h text:style-name="P29" text:outline-level="3">'c:<text:a xlink:type="simple" xlink:href="smb://temp//test.txt">\\temp\\test.txt</text:a>'</text:h>
      <text:h text:style-name="P29" text:outline-level="3">4 split() #返回 目录路径和文件名的元组</text:h>
      <text:h text:style-name="P29" text:outline-level="3">&gt;&gt;&gt;os.path.split("c:\temp\","test.txt")</text:h>
      <text:h text:style-name="P29" text:outline-level="3">('c:\\temp','test.txt')</text:h>
      <text:h text:style-name="P29" text:outline-level="3"><text:soft-page-break/>5 splitdrive() #返回 驱动符号和路径字符元组</text:h>
      <text:h text:style-name="P29" text:outline-level="3">&gt;&gt;&gt;os.path.splitdrive("c:\temp\","test.txt")</text:h>
      <text:h text:style-name="P29" text:outline-level="3">('c:','\\temp\\test.txt')</text:h>
      <text:h text:style-name="P29" text:outline-level="3">6 splitext() #返回文件名和扩展名元组</text:h>
      <text:h text:style-name="P29" text:outline-level="3">&gt;&gt;&gt;os.path.splitext("test.txt")</text:h>
      <text:h text:style-name="P29" text:outline-level="3">('test','txt')</text:h>
      <text:h text:style-name="P29" text:outline-level="3">二 信息：</text:h>
      <text:h text:style-name="P29" text:outline-level="3">1 getatime() #返回文件最近的访问时间</text:h>
      <text:h text:style-name="P29" text:outline-level="3">&gt;&gt;&gt;os.path.getatime("c:\temp\test.txt")</text:h>
      <text:h text:style-name="P29" text:outline-level="3"><text:soft-page-break/>1281154109.6167181</text:h>
      <text:h text:style-name="P29" text:outline-level="3">#这里的时间以秒为单位，并且从1970年1月1日开始算起。为了获取以天为单位的最后访问日期，可以使用下列代码： </text:h>
      <text:h text:style-name="P29" text:outline-level="3">import time # time.time()返回当前时间 </text:h>
      <text:h text:style-name="P29" text:outline-level="3">age_in_days = (time.time()-time_of_last_access)/(60*60*24) </text:h>
      <text:h text:style-name="P29" text:outline-level="3">2 getctime() #返回文件的创建时间</text:h>
      <text:h text:style-name="P29" text:outline-level="3">3 getmtime() #返回文件的创建时间</text:h>
      <text:h text:style-name="P29" text:outline-level="3">4 getsize() #返回文件的大小 单位为字节</text:h>
      <text:h text:style-name="P29" text:outline-level="3">&gt;&gt;&gt;os.path.getsize("c:\temp\test.txt")</text:h>
      <text:h text:style-name="P29" text:outline-level="3">1281L</text:h>
      <text:h text:style-name="P29" text:outline-level="3"><text:soft-page-break/>三 查询：</text:h>
      <text:h text:style-name="P29" text:outline-level="3">1 exists() #指定路径（文件或目录）是否存在</text:h>
      <text:h text:style-name="P29" text:outline-level="3">&gt;&gt;&gt;os.path.exists("c:\temp\test.txt")</text:h>
      <text:h text:style-name="P29" text:outline-level="3">True</text:h>
      <text:h text:style-name="P29" text:outline-level="3">2 isabs() #指定路径是否为绝对路径</text:h>
      <text:h text:style-name="P29" text:outline-level="3">3 isdir() #指定路径是否存在且为一个目录</text:h>
      <text:h text:style-name="P29" text:outline-level="3">4 isfile() #指定的路径是否为一个文件</text:h>
      <text:h text:style-name="P29" text:outline-level="3">5 samefile() #两个路径名是否指向同一个文件</text:h>
      <text:h text:style-name="P73" text:outline-level="2"/>
      <text:h text:style-name="P73" text:outline-level="2"><text:soft-page-break/></text:h>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text:bookmark text:name="t_a299c85e0101h9bi"/>python 中 string.replace()函数</text:h>
      <text:p text:style-name="P19"/>
      <text:section text:style-name="Sect1" text:name="sina_keyword_ad_area2">
        <text:p text:style-name="P21">首先需要：import string</text:p>
        <text:p text:style-name="P21">然后有两种方法取代字符串中的某项：</text:p>
        <text:p text:style-name="P21">方法1：</text:p>
        <text:p text:style-name="P30">&gt;&gt;&gt; a='...fuck...the....world............'<text:line-break/>&gt;&gt;&gt; b=a.replace('.',' ')<text:line-break/>&gt;&gt;&gt; print b<text:line-break/>   fuck   the    world</text:p>
        <text:p text:style-name="P21">方法2：</text:p>
        <text:p text:style-name="P30"><text:soft-page-break/>&gt;&gt;&gt; a='...fuck...the....world............'<text:line-break/>&gt;&gt;&gt; b=string.replace(a,'.',' ')<text:line-break/>&gt;&gt;&gt; print b<text:line-break/>   fuck   the    world </text:p>
        <text:p text:style-name="P21">回顾：</text:p>
        <text:p text:style-name="P21">split函数：</text:p>
        <text:p text:style-name="P30">&gt;&gt;&gt; print b<text:line-break/>   fuck   the    world </text:p>
        <text:p text:style-name="P31">&gt;&gt;&gt; list1=b.split()#把空格过滤出去，剩下的组成一个list，也可以在split()的括号里传入一个参数<text:line-break/>&gt;&gt;&gt; print list1<text:line-break/>['fuck', 'the', 'world']</text:p>
        <text:p text:style-name="P21">join函数：</text:p>
        <text:p text:style-name="P30">&gt;&gt;&gt; list1<text:line-break/>['fuck', 'the', 'world']<text:line-break/>&gt;&gt;&gt; delimiter=' '</text:p>
        <text:p text:style-name="P31">&gt;&gt;&gt; line=delimiter.join(list1)<text:line-break/>&gt;&gt;&gt; print line<text:line-break/>fuck the world</text:p>
      </text:section>
      <text:p text:style-name="P19"/>
      <text:p text:style-name="P19"/>
      <text:h text:style-name="P46" text:outline-level="1"><text:a xlink:type="simple" xlink:href="http://blog.csdn.net/harbinzju/article/details/7871403">Python的异常处理机制 </text:a></text:h>
      <text:p text:style-name="P15"/>
      <text:section text:style-name="Sect1" text:name="article_content">
        <text:p text:style-name="P17"><text:span text:style-name="T4">当你的程序中出现异常情况时就需要异常处理。比如当你打开一个不存在的文件时。当你的程序中有一些无效的语句时，</text:span><text:span text:style-name="T2">Python</text:span><text:span text:style-name="T4">会提示你有错误存在。</text:span></text:p>
        <text:p text:style-name="P17"><text:span text:style-name="T4">下面是一个拼写错误的例子，</text:span><text:span text:style-name="T2">print</text:span><text:span text:style-name="T4">写成了</text:span><text:span text:style-name="T2">Print</text:span><text:span text:style-name="T4">。</text:span><text:span text:style-name="T2">Python</text:span><text:span text:style-name="T4">是大小写敏感的，因此</text:span><text:span text:style-name="T2">Python</text:span><text:span text:style-name="T4">将引发一个错误：</text:span></text:p>
        <text:p text:style-name="P42">&gt;&gt;&gt; Print 'Hello World'</text:p>
        <text:p text:style-name="P43"><text:s text:c="4"/><text:span text:style-name="T5">File "", line 1</text:span></text:p>
        <text:p text:style-name="P43"><text:s text:c="6"/><text:span text:style-name="T5">Print 'Hello World'</text:span></text:p>
        <text:p text:style-name="P43"><text:soft-page-break/><text:s text:c="24"/><text:span text:style-name="T5">^</text:span></text:p>
        <text:p text:style-name="P42">SyntaxError: invalid syntax</text:p>
        <text:p text:style-name="P44"/>
        <text:p text:style-name="P42">&gt;&gt;&gt; print 'Hello World'</text:p>
        <text:p text:style-name="P39">Hello World</text:p>
        <text:h text:style-name="P75" text:outline-level="2"><text:bookmark text:name="t0"/><text:span text:style-name="T1">1</text:span><text:span text:style-name="T3">、</text:span><text:span text:style-name="T1">try...except</text:span><text:span text:style-name="T3">语句</text:span></text:h>
        <text:p text:style-name="P17"><text:span text:style-name="T2">try...except</text:span><text:span text:style-name="T4">语句可以用于捕捉并处理错误。通常的语句放在</text:span><text:span text:style-name="T2">try</text:span><text:span text:style-name="T4">块中，错误处理语句放在</text:span><text:span text:style-name="T2">except</text:span><text:span text:style-name="T4">块中。示例如下：</text:span></text:p>
        <text:p text:style-name="P42">#!/usr/bin/python</text:p>
        <text:p text:style-name="P42"># Filename: try_except.py</text:p>
        <text:p text:style-name="P44"/>
        <text:p text:style-name="P42">import sys</text:p>
        <text:p text:style-name="P44"/>
        <text:p text:style-name="P42">try:</text:p>
        <text:p text:style-name="P43"><text:s text:c="8"/><text:span text:style-name="T5">s = raw_input('Enter something --&gt; ')</text:span></text:p>
        <text:p text:style-name="P43"><text:span text:style-name="T5">except EOFError:#</text:span><text:span text:style-name="T6">处理</text:span><text:span text:style-name="T5">EOFError</text:span><text:span text:style-name="T6">类型的异常</text:span></text:p>
        <text:p text:style-name="P43"><text:s text:c="8"/><text:span text:style-name="T5">print '/nWhy did you do an EOF on me?'</text:span></text:p>
        <text:p text:style-name="P43"><text:s text:c="8"/><text:span text:style-name="T5">sys.exit() # </text:span><text:span text:style-name="T6">退出程序</text:span></text:p>
        <text:p text:style-name="P43"><text:span text:style-name="T5">except:#</text:span><text:span text:style-name="T6">处理其它的异常</text:span></text:p>
        <text:p text:style-name="P43"><text:s text:c="8"/><text:span text:style-name="T5">print '/nSome error/exception occurred.'</text:span></text:p>
        <text:p text:style-name="P43"><text:s text:c="8"/></text:p>
        <text:p text:style-name="P39">print 'Done'</text:p>
        <text:p text:style-name="P18">运行输出如下：</text:p>
        <text:p text:style-name="P42">$ python try_except.py</text:p>
        <text:p text:style-name="P42">Enter something --&gt;</text:p>
        <text:p text:style-name="P42">Why did you do an EOF on me?</text:p>
        <text:p text:style-name="P44"/>
        <text:p text:style-name="P42">$ python try_except.py</text:p>
        <text:p text:style-name="P42">Enter something --&gt; Python is exceptional!</text:p>
        <text:p text:style-name="P39">Done</text:p>
        <text:p text:style-name="P17"><text:soft-page-break/><text:span text:style-name="T4">说明：每个</text:span><text:span text:style-name="T2">try</text:span><text:span text:style-name="T4">语句都必须有至少一个</text:span><text:span text:style-name="T2">except</text:span><text:span text:style-name="T4">语句。如果有一个异常程序没有处理，那么</text:span><text:span text:style-name="T2">Python</text:span><text:span text:style-name="T4">将调用默认的处理器处理，并终止程序且给出提示。</text:span></text:p>
        <text:p text:style-name="P18"/>
        <text:h text:style-name="P75" text:outline-level="2"><text:bookmark text:name="t1"/><text:span text:style-name="T1">2</text:span><text:span text:style-name="T3">、引发异常</text:span></text:h>
        <text:p text:style-name="P22"><text:span text:style-name="T8">你可以用</text:span><text:span text:style-name="T7">raise</text:span><text:span text:style-name="T8">语句来引发一个异常。异常</text:span><text:span text:style-name="T7">/</text:span><text:span text:style-name="T8">错误对象必须有一个名字，且它们应是</text:span><text:span text:style-name="T7">Error</text:span><text:span text:style-name="T8">或</text:span><text:span text:style-name="T7">Exception</text:span><text:span text:style-name="T8">类的子类。</text:span><text:line-break/><text:span text:style-name="T8">下面是一个引发异常的例子：</text:span></text:p>
        <text:p text:style-name="P42">#!/usr/bin/python</text:p>
        <text:p text:style-name="P43"><text:span text:style-name="T5">#</text:span><text:span text:style-name="T6">文件名</text:span><text:span text:style-name="T5">: raising.py</text:span></text:p>
        <text:p text:style-name="P44"/>
        <text:p text:style-name="P42">class ShortInputException(Exception):</text:p>
        <text:p text:style-name="P43"><text:s text:c="8"/><text:span text:style-name="T5">'''</text:span><text:span text:style-name="T6">你定义的异常类。</text:span><text:span text:style-name="T5">'''</text:span></text:p>
        <text:p text:style-name="P43"><text:s text:c="8"/><text:span text:style-name="T5">def __init__(self, length, atleast):</text:span></text:p>
        <text:p text:style-name="P43"><text:s text:c="16"/><text:span text:style-name="T5">Exception.__init__(self)</text:span></text:p>
        <text:p text:style-name="P43"><text:s text:c="16"/><text:span text:style-name="T5">self.length = length</text:span></text:p>
        <text:p text:style-name="P43"><text:s text:c="16"/><text:span text:style-name="T5">self.atleast = atleast</text:span></text:p>
        <text:p text:style-name="P44"/>
        <text:p text:style-name="P42">try:</text:p>
        <text:p text:style-name="P43"><text:s text:c="8"/><text:span text:style-name="T5">s = raw_input('</text:span><text:span text:style-name="T6">请输入 </text:span><text:span text:style-name="T5">--&gt; ')</text:span></text:p>
        <text:p text:style-name="P43"><text:s text:c="8"/><text:span text:style-name="T5">if len(s) &lt; 3:</text:span></text:p>
        <text:p text:style-name="P43"><text:s text:c="16"/><text:span text:style-name="T5">raise ShortInputException(len(s), 3)</text:span></text:p>
        <text:p text:style-name="P43"><text:s text:c="8"/><text:span text:style-name="T5"># raise</text:span><text:span text:style-name="T6">引发一个你定义的异常</text:span></text:p>
        <text:p text:style-name="P42">except EOFError:</text:p>
        <text:p text:style-name="P43"><text:s text:c="8"/><text:span text:style-name="T5">print '/n</text:span><text:span text:style-name="T6">你输入了一个结束标记</text:span><text:span text:style-name="T5">EOF'</text:span></text:p>
        <text:p text:style-name="P43"><text:span text:style-name="T5">except ShortInputException, x:#x</text:span><text:span text:style-name="T6">这个变量被绑定到了错误的实例</text:span></text:p>
        <text:p text:style-name="P43"><text:s text:c="8"/><text:span text:style-name="T5">print 'ShortInputException: </text:span><text:span text:style-name="T6">输入的长度是 </text:span><text:span text:style-name="T5">%d, /</text:span></text:p>
        <text:p text:style-name="P43"><text:s text:c="16"/><text:span text:style-name="T6">长度至少应是 </text:span><text:span text:style-name="T5">%d' % (x.length, x.atleast)</text:span></text:p>
        <text:p text:style-name="P42">else:</text:p>
        <text:p text:style-name="P40"><text:s text:c="8"/><text:span text:style-name="T5">print '</text:span><text:span text:style-name="T6">没有异常发生</text:span><text:span text:style-name="T5">.'</text:span></text:p>
        <text:p text:style-name="P18">运行输出如下：</text:p>
        <text:p text:style-name="P42">$ python raising.py</text:p>
        <text:p text:style-name="P43"><text:soft-page-break/><text:span text:style-name="T6">请输入 </text:span><text:span text:style-name="T5">--&gt;</text:span></text:p>
        <text:p text:style-name="P43"><text:span text:style-name="T6">你输入了一个结束标记</text:span><text:span text:style-name="T5">EOF</text:span></text:p>
        <text:p text:style-name="P44"/>
        <text:p text:style-name="P42">$ python raising.py</text:p>
        <text:p text:style-name="P43"><text:span text:style-name="T6">请输入 </text:span><text:span text:style-name="T5">--&gt; --&gt; ab</text:span></text:p>
        <text:p text:style-name="P43"><text:span text:style-name="T5">ShortInputException: </text:span><text:span text:style-name="T6">输入的长度是 </text:span><text:span text:style-name="T5">2, </text:span><text:span text:style-name="T6">长度至少应是 </text:span><text:span text:style-name="T5">3</text:span></text:p>
        <text:p text:style-name="P44"/>
        <text:p text:style-name="P42">$ python raising.py</text:p>
        <text:p text:style-name="P43"><text:span text:style-name="T6">请输入 </text:span><text:span text:style-name="T5">--&gt; abc</text:span></text:p>
        <text:p text:style-name="P40"><text:span text:style-name="T6">没有异常发生</text:span><text:span text:style-name="T5">.</text:span></text:p>
        <text:h text:style-name="P75" text:outline-level="2"><text:bookmark text:name="t2"/><text:span text:style-name="T1">3</text:span><text:span text:style-name="T3">、</text:span><text:span text:style-name="T1">try...finally</text:span><text:span text:style-name="T3">语句</text:span></text:h>
        <text:p text:style-name="P17"><text:span text:style-name="T4">当你正在读文件或还未关闭文件时发生了异常该怎么办呢？你应该使用</text:span><text:span text:style-name="T2">try...finally</text:span><text:span text:style-name="T4">语句以释放资源。示例如下：</text:span></text:p>
        <text:p text:style-name="P42">#!/usr/bin/python</text:p>
        <text:p text:style-name="P42"># Filename: finally.py</text:p>
        <text:p text:style-name="P44"/>
        <text:p text:style-name="P42">import time</text:p>
        <text:p text:style-name="P44"/>
        <text:p text:style-name="P42">try:</text:p>
        <text:p text:style-name="P43"><text:s text:c="8"/><text:span text:style-name="T5">f = file('poem.txt')</text:span></text:p>
        <text:p text:style-name="P43"><text:s text:c="8"/><text:span text:style-name="T5">while True: # </text:span><text:span text:style-name="T6">读文件的一般方法</text:span></text:p>
        <text:p text:style-name="P43"><text:s text:c="16"/><text:span text:style-name="T5">line = f.readline()</text:span></text:p>
        <text:p text:style-name="P43"><text:s text:c="16"/><text:span text:style-name="T5">if len(line) == 0:</text:span></text:p>
        <text:p text:style-name="P43"><text:s text:c="24"/><text:span text:style-name="T5">break</text:span></text:p>
        <text:p text:style-name="P43"><text:s text:c="16"/><text:span text:style-name="T5">time.sleep(2)#</text:span><text:span text:style-name="T6">每隔两秒输出一行</text:span></text:p>
        <text:p text:style-name="P43"><text:s text:c="16"/><text:span text:style-name="T5">print line,</text:span></text:p>
        <text:p text:style-name="P42">finally:</text:p>
        <text:p text:style-name="P43"><text:s text:c="8"/><text:span text:style-name="T5">f.close()</text:span></text:p>
        <text:p text:style-name="P40"><text:s text:c="8"/><text:span text:style-name="T5">print 'Cleaning up...closed the file'</text:span></text:p>
        <text:p text:style-name="P18">运行输出如下：</text:p>
        <text:p text:style-name="P42">$ python finally.py</text:p>
        <text:p text:style-name="P42"><text:soft-page-break/>Programming is fun</text:p>
        <text:p text:style-name="P42">When the work is done</text:p>
        <text:p text:style-name="P42">Cleaning up...closed the file</text:p>
        <text:p text:style-name="P42">Traceback (most recent call last):</text:p>
        <text:p text:style-name="P43"><text:s text:c="2"/><text:span text:style-name="T5">File "finally.py", line 12, in ?</text:span></text:p>
        <text:p text:style-name="P43"><text:s text:c="4"/><text:span text:style-name="T5">time.sleep(2)</text:span></text:p>
        <text:p text:style-name="P39">KeyboardInterrupt</text:p>
        <text:p text:style-name="P17"><text:span text:style-name="T4">说明：我们在两秒这段时间内按下了</text:span><text:span text:style-name="T2">Ctrl-c</text:span><text:span text:style-name="T4">，这将产生一个</text:span><text:span text:style-name="T2">KeyboardInterrupt</text:span><text:span text:style-name="T4">异常，我们并没有处理这个异常，那么</text:span><text:span text:style-name="T2">Python</text:span><text:span text:style-name="T4">将调用默认的处理器，并终止程序，在程序终止之前，</text:span><text:span text:style-name="T2">finally</text:span><text:span text:style-name="T4">块中的语句将执行。</text:span></text:p>
      </text:section>
      <text:p text:style-name="P20"/>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Python 元组(Tuple)操作详解</text:h>
      <text:p text:style-name="P20"/>
      <text:section text:style-name="Sect1" text:name="art_demo">
        <text:p text:style-name="P21">Python的元组与列表类似，不同之处在于元组的元素不能修改,元组使用小括号,列表使用方括号,元组创建很简单,只需要在括号中添加元素,并使用逗号隔开即可</text:p>
      </text:section>
      <text:section text:style-name="Sect1" text:name="con_all">
        <text:p text:style-name="P21"/>
        <text:section text:style-name="Sect1" text:name="BAIDU_DUP_wrapper_u1892994_0">
          <text:p text:style-name="Text_20_body"><text:span text:style-name="Strong_20_Emphasis"><text:span text:style-name="T9">一、创建元组</text:span></text:span></text:p>
        </text:section>
      </text:section>
      <text:section text:style-name="Sect1" text:name="art_content">
        <text:section text:style-name="Sect1" text:name="code62812">
          <text:p text:style-name="P14"><text:soft-page-break/>tup1 = ('physics', 'chemistry', 1997, 2000);<text:line-break/>tup2 = (1, 2, 3, 4, 5 );<text:line-break/>tup3 = "a", "b", "c", "d";</text:p>
        </text:section>
        <text:p text:style-name="P14"><text:line-break/>创建空元组</text:p>
        <text:section text:style-name="Sect1" text:name="code54526">
          <text:p text:style-name="P14">tup1 = ();</text:p>
        </text:section>
        <text:p text:style-name="P14"><text:line-break/>元组中只包含一个元素时，需要在元素后面添加逗号来消除歧义</text:p>
        <text:section text:style-name="Sect1" text:name="code32500">
          <text:p text:style-name="P14">tup1 = (50,);</text:p>
        </text:section>
        <text:p text:style-name="P14"><text:line-break/>元组与字符串类似，下标索引从0开始，可以进行截取，组合等。<text:line-break/></text:p>
        <text:p text:style-name="P13"><text:span text:style-name="Strong_20_Emphasis"><text:span text:style-name="T9">二、访问元组</text:span></text:span><text:span text:style-name="T9"><text:line-break/>元组可以使用下标索引来访问元组中的值，如下实例:</text:span></text:p>
        <text:section text:style-name="Sect1" text:name="code72021">
          <text:p text:style-name="P21">#!/usr/bin/python</text:p>
          <text:p text:style-name="P21">tup1 = ('physics', 'chemistry', 1997, 2000);<text:line-break/>tup2 = (1, 2, 3, 4, 5, 6, 7 );</text:p>
          <text:p text:style-name="P21">print "tup1[0]: ", tup1[0]<text:line-break/>print "tup2[1:5]: ", tup2[1:5]<text:line-break/>#以上实例输出结果：<text:line-break/>#tup1[0]:  physics<text:line-break/>#tup2[1:5]:  [2, 3, 4, 5]</text:p>
        </text:section>
        <text:p text:style-name="P13"><text:span text:style-name="T9"><text:line-break/></text:span><text:span text:style-name="Strong_20_Emphasis"><text:span text:style-name="T9">三、修改元组</text:span></text:span><text:span text:style-name="T9"><text:line-break/>元组中的元素值是不允许修改的，但我们可以对元组进行连接组合，如下实例:</text:span></text:p>
        <text:section text:style-name="Sect1" text:name="code53458">
          <text:p text:style-name="P21">#!/usr/bin/python</text:p>
          <text:p text:style-name="P21">tup1 = (12, 34.56);<text:line-break/>tup2 = ('abc', 'xyz');</text:p>
          <text:p text:style-name="P21"># 以下修改元组元素操作是非法的。<text:line-break/># tup1[0] = 100;</text:p>
          <text:p text:style-name="P21"># 创建一个新的元组<text:line-break/>tup3 = tup1 + tup2;<text:line-break/>print tup3;<text:line-break/>#以上实例输出结果：<text:line-break/>#(12, 34.56, 'abc', 'xyz')</text:p>
        </text:section>
        <text:p text:style-name="P13"><text:span text:style-name="T9"><text:line-break/></text:span><text:span text:style-name="Strong_20_Emphasis"><text:span text:style-name="T9">四、删除元组<text:line-break/></text:span></text:span><text:span text:style-name="T9">元组中的元素值是不允许删除的，但我们可以使用del语句来删除整个元组，如下实例:</text:span></text:p>
        <text:section text:style-name="Sect1" text:name="code35704">
          <text:p text:style-name="P21">#!/usr/bin/python</text:p>
          <text:p text:style-name="P21">tup = ('physics', 'chemistry', 1997, 2000);</text:p>
          <text:p text:style-name="P21"><text:soft-page-break/>print tup;<text:line-break/>del tup;<text:line-break/>print "After deleting tup : "<text:line-break/>print tup;</text:p>
        </text:section>
        <text:p text:style-name="Text_20_body"><text:span text:style-name="T9"><text:line-break/>#以上实例元组被删除后，输出变量会有异常信息，输出如下所示：<text:line-break/>#('physics', 'chemistry', 1997, 2000)<text:line-break/>#After deleting tup :<text:line-break/>#Traceback (most recent call last):<text:line-break/>#  File "test.py", line 9, in &lt;module&gt;<text:line-break/>#    print tup;<text:line-break/>#NameError: name 'tup' is not defined[/code]<text:line-break/></text:span><text:span text:style-name="Strong_20_Emphasis"><text:span text:style-name="T9">五、元组运算符</text:span></text:span><text:span text:style-name="T9"><text:line-break/>与字符串一样，元组之间可以使用 + 号和 * 号进行运算。这就意味着他们可以组合和复制，运算后会生成一个新的元组。</text:span></text:p>
        <text:p text:style-name="Text_20_body"><text:span text:style-name="Strong_20_Emphasis"><text:span text:style-name="T9">六、元组索引，截取</text:span></text:span><text:span text:style-name="T9"><text:line-break/>因为元组也是一个序列，所以我们可以访问元组中的指定位置的元素，也可以截取索引中的一段元素，如下所示：<text:line-break/>元组：</text:span></text:p>
        <text:section text:style-name="Sect1" text:name="code62407">
          <text:p text:style-name="P14">L = ('spam', 'Spam', 'SPAM!')</text:p>
        </text:section>
        <text:p text:style-name="Text_20_body"><text:span text:style-name="T9"><text:line-break/></text:span><text:span text:style-name="Strong_20_Emphasis"><text:span text:style-name="T9">七、无关闭分隔符</text:span></text:span><text:span text:style-name="T9"><text:line-break/>任意无符号的对象，以逗号隔开，默认为元组，如下实例：</text:span></text:p>
        <text:section text:style-name="Sect1" text:name="code82297">
          <text:p text:style-name="P21">#!/usr/bin/python</text:p>
          <text:p text:style-name="P21">print 'abc', -4.24e93, 18+6.6j, 'xyz';<text:line-break/>x, y = 1, 2;<text:line-break/>print "Value of x , y : ", x,y;</text:p>
        </text:section>
        <text:p text:style-name="P14"><text:line-break/>以上实例允许结果：</text:p>
        <text:section text:style-name="Sect1" text:name="code49185">
          <text:p text:style-name="P14">abc -4.24e+93 (18+6.6j) xyz<text:line-break/>Value of x , y : 1 2</text:p>
        </text:section>
        <text:p text:style-name="Text_20_body"><text:span text:style-name="T9"><text:line-break/></text:span><text:span text:style-name="Strong_20_Emphasis"><text:span text:style-name="T9">八、元组内置函数</text:span></text:span><text:span text:style-name="T9"><text:line-break/>Python元组包含了以下内置函数<text:line-break/>1、cmp(tuple1, tuple2)：比较两个元组元素。<text:line-break/>2、len(tuple)：计算元组元素个数。<text:line-break/>3、max(tuple)：返回元组中元素最大值。<text:line-break/>4、min(tuple)：返回元组中元素最小值。<text:line-break/>5、tuple(seq)：将列表转换为元组。</text:span></text:p>
        <text:p text:style-name="Text_20_body"><text:soft-page-break/><text:span text:style-name="Strong_20_Emphasis"><text:span text:style-name="T9">九、另一种解读</text:span></text:span></text:p>
        <text:p text:style-name="P21">tuple和list非常类似，但是tuple一旦初始化就不能修改，比如同样是列出同学的名字：</text:p>
        <text:section text:style-name="Sect1" text:name="code48522">
          <text:p text:style-name="P14">&gt;&gt;&gt; classmates = ('Michael', 'Bob', 'Tracy')</text:p>
        </text:section>
        <text:p text:style-name="P21">现在，classmates这个tuple不能变了，它也没有append()，insert()这样的方法。其他获取元素的方法和list是一样的，你可以正常地使用classmates[0]，classmates[-1]，但不能赋值成另外的元素。<text:line-break/>不可变的tuple有什么意义？因为tuple不可变，所以代码更安全。如果可能，能用tuple代替list就尽量用tuple。<text:line-break/>tuple的陷阱：当你定义一个tuple时，在定义的时候，tuple的元素就必须被确定下来，比如：</text:p>
        <text:section text:style-name="Sect1" text:name="code23955">
          <text:p text:style-name="P14">&gt;&gt;&gt; t = (1, 2)<text:line-break/>&gt;&gt;&gt; t<text:line-break/>(1, 2)</text:p>
        </text:section>
        <text:p text:style-name="P14"><text:line-break/>如果要定义一个空的tuple，可以写成()：</text:p>
        <text:section text:style-name="Sect1" text:name="code97656">
          <text:p text:style-name="P14">&gt;&gt;&gt; t = ()<text:line-break/>&gt;&gt;&gt; t<text:line-break/>()</text:p>
        </text:section>
        <text:p text:style-name="P14"><text:line-break/>但是，要定义一个只有1个元素的tuple，如果你这么定义：</text:p>
        <text:section text:style-name="Sect1" text:name="code49994">
          <text:p text:style-name="P14">&gt;&gt;&gt; t = (1)<text:line-break/>&gt;&gt;&gt; t<text:line-break/>1</text:p>
        </text:section>
        <text:p text:style-name="P14"><text:line-break/>定义的不是tuple，是1这个数！这是因为括号()既可以表示tuple，又可以表示数学公式中的小括号，这就产生了歧义，因此，Python规定，这种情况下，按小括号进行计算，计算结果自然是1。<text:line-break/>所以，只有1个元素的tuple定义时必须加一个逗号,，来消除歧义：</text:p>
        <text:section text:style-name="Sect1" text:name="code92979">
          <text:p text:style-name="P14">&gt;&gt;&gt; t = (1,)<text:line-break/>&gt;&gt;&gt; t<text:line-break/>(1,)</text:p>
        </text:section>
        <text:p text:style-name="P21"><text:line-break/>Python在显示只有1个元素的tuple时，也会加一个逗号,，以免你误解成数学计算意义上的括号。</text:p>
        <text:p text:style-name="P21">在来看一个“可变的”tuple：</text:p>
        <text:section text:style-name="Sect1" text:name="code17141">
          <text:p text:style-name="P14">&gt;&gt;&gt; t = ('a', 'b', ['A', 'B'])<text:line-break/>&gt;&gt;&gt; t[2][0] = 'X'<text:line-break/>&gt;&gt;&gt; t[2][1] = 'Y'<text:line-break/>&gt;&gt;&gt; t<text:line-break/>('a', 'b', ['X', 'Y'])</text:p>
        </text:section>
        <text:p text:style-name="P21"><text:line-break/>这个tuple定义的时候有3个元素，分别是'a'，'b'和一个list。不是说tuple一旦定义后就不可变了吗？怎么后来又变了？</text:p>
        <text:p text:style-name="Text_20_body"><text:soft-page-break/><text:span text:style-name="T9">别急，我们先看看定义的时候tuple包含的3个元素：</text:span><text:line-break/><draw:frame draw:style-name="fr1" draw:name="graphics1" text:anchor-type="as-char" svg:width="4.411in" svg:height="3.0134in" draw:z-index="0"><draw:image xlink:href="http://files.jb51.net/file_images/article/201403/2014031116262410.png" xlink:type="simple" xlink:show="embed" xlink:actuate="onLoad"/><svg:title>tuple-0</svg:title></draw:frame><text:line-break/><text:span text:style-name="T9">当我们把list的元素'A'和'B'修改为'X'和'Y'后，tuple变为：</text:span><text:line-break/><draw:frame draw:style-name="fr1" draw:name="graphics2" text:anchor-type="as-char" svg:width="4.411in" svg:height="2.8756in" draw:z-index="1"><draw:image xlink:href="http://files.jb51.net/file_images/article/201403/2014031116262411.png" xlink:type="simple" xlink:show="embed" xlink:actuate="onLoad"/><svg:title>tuple-1</svg:title></draw:frame><text:line-break/><text:span text:style-name="T9">表 面上看，tuple的元素确实变了，但其实变的不是tuple的元素，而是list的元素。tuple一开始指向的list并没有改成别的list，所 以，tuple所谓的“不变”是说，tuple的每个元素，指向永远不变。即指向'a'，就不能改成指向'b'，指向一个list，就不能改成指向其他对 象，但指向的这个list本身是可变的！<text:line-break/>理解了“指向不变”后，要创建一个内容也不变的tuple怎么做？那就必须保证tuple的每一个元素本身也不能变。</text:span></text:p>
      </text:section>
      <text:p text:style-name="P20"/>
      <text:h text:style-name="P47" text:outline-level="1"><text:soft-page-break/></text:h>
      <text:h text:style-name="P47" text:outline-level="1"/>
      <text:h text:style-name="P47" text:outline-level="1"/>
      <text:h text:style-name="P47" text:outline-level="1"/>
      <text:h text:style-name="P47" text:outline-level="1"/>
      <text:h text:style-name="P47" text:outline-level="1"/>
      <text:h text:style-name="P47" text:outline-level="1">Python List append()方法</text:h>
      <text:h text:style-name="Heading_20_1" text:outline-level="1">描述</text:h>
      <text:section text:style-name="Sect1" text:name="content">
        <text:p text:style-name="P21">append() 方法用于在列表末尾添加新的对象。</text:p>
        <text:h text:style-name="Heading_20_2" text:outline-level="2">语法</text:h>
        <text:p text:style-name="P21">append()方法语法：</text:p>
        <text:p text:style-name="P38">list.append(obj)</text:p>
        <text:h text:style-name="Heading_20_2" text:outline-level="2">参数</text:h>
        <text:list xml:id="list217080955" text:style-name="L1">
          <text:list-item>
            <text:p text:style-name="P52"><text:span text:style-name="T9">obj -- 添加到列表末尾的对象。</text:span> </text:p>
          </text:list-item>
        </text:list>
        <text:h text:style-name="Heading_20_2" text:outline-level="2" text:is-list-header="true">返回值</text:h>
        <text:p text:style-name="P21">该方法无返回值，但是会修改原来的列表。</text:p>
        <text:h text:style-name="Heading_20_2" text:outline-level="2">实例</text:h>
        <text:p text:style-name="P21">以下实例展示了 append()函数的使用方法：</text:p>
        <text:p text:style-name="P41">#!/usr/bin/python</text:p>
        <text:p text:style-name="P41"><text:soft-page-break/></text:p>
        <text:p text:style-name="P41">aList = [123, 'xyz', 'zara', 'abc'];</text:p>
        <text:p text:style-name="P41">aList.append( 2009 );</text:p>
        <text:p text:style-name="P38">print "Updated List : ", aList;</text:p>
        <text:p text:style-name="P21">以上实例输出结果如下：</text:p>
        <text:p text:style-name="P38">Updated List : <text:s/>[123, 'xyz', 'zara', 'abc', 2009]</text:p>
      </text:section>
      <text:p text:style-name="P20"/>
      <text:p text:style-name="P20"/>
      <text:p text:style-name="P20"/>
      <text:p text:style-name="P20"/>
      <text:p text:style-name="P20"/>
      <text:p text:style-name="P20"/>
      <text:h text:style-name="P74" text:outline-level="2"><text:bookmark text:name="t_624012330100v3qh"/>Python  sys.argv[] 使用</text:h>
      <text:section text:style-name="Sect1" text:name="sina_keyword_ad_area">
        <table:table table:name="Table1" table:style-name="Table1">
          <table:table-column table:style-name="Table1.A"/>
          <table:table-column table:style-name="Table1.B"/>
          <table:table-row>
            <table:table-cell table:style-name="Table1.A1" office:value-type="string">
              <text:p text:style-name="P35"/>
            </table:table-cell>
            <table:table-cell table:style-name="Table1.A1" office:value-type="string">
              <text:p text:style-name="Table_20_Contents"/>
            </table:table-cell>
          </table:table-row>
        </table:table>
      </text:section>
      <text:section text:style-name="Sect1" text:name="Section1">
        <text:p text:style-name="Text_20_body"><text:bookmark text:name="sina_keyword_ad_area2"/><text:span text:style-name="T12">sys.argv[]是用来获取命令行参数的，sys.argv[0]表示代码本身文件路径;比如在CMD命令行输入 “python  test.py -help”，那么sys.argv[0]就代表“test.py”。<text:line-break/></text:span><text:span text:style-name="Strong_20_Emphasis"><text:span text:style-name="T12">sys.startswith()</text:span></text:span><text:span text:style-name="T12"> 是用来判断一个对象是以什么开头的，比如在python命令行输入“'abc'.startswith('ab')”就会返回True</text:span></text:p>
        <text:p text:style-name="P24">以下实例参考:</text:p>
        <text:p text:style-name="P24">#!/usr/local/bin/env python</text:p>
        <text:p text:style-name="P24">import sys<text:line-break/>def readfile(filename):<text:line-break/>    '''Print a file to the standard output.'''<text:line-break/>    f = file(filename)<text:line-break/>    while True:<text:line-break/>          line = f.readline()<text:line-break/>          if len(line) == 0:<text:line-break/>             break<text:line-break/>          print line,<text:line-break/>    f.close()</text:p>
        <text:p text:style-name="P24"><text:soft-page-break/>print "sys.argv[0]---------",sys.argv[0]                                    <text:line-break/>print "sys.argv[1]---------",sys.argv[1]                                    <text:line-break/>print "sys.argv[2]---------",sys.argv[2]<text:line-break/># Script starts from here<text:line-break/>if len(sys.argv) &lt; 2:<text:line-break/>    print 'No action specified.'<text:line-break/>    sys.exit()</text:p>
        <text:p text:style-name="P23"><text:span text:style-name="T12">if sys.argv[1].startswith('--'):<text:line-break/>   option = sys.argv[1][2:]<text:line-break/>   # fetch sys.argv[1] but without the first two characters<text:line-break/>   if option == 'version':</text:span><text:line-break/>      <text:span text:style-name="T12">print 'Version 1.2'<text:line-break/>   elif option == 'help':<text:line-break/>      print '''"<text:line-break/>           This program prints files to the standard output.<text:line-break/>           Any number of files can be specified.<text:line-break/>           Options include:<text:line-break/>           --version : Prints the version number<text:line-break/>           --help    : Display this help'''<text:line-break/>   else:<text:line-break/>       print 'Unknown option.'<text:line-break/>       sys.exit()<text:line-break/>else:<text:line-break/>    for filename in sys.argv[1:]:<text:line-break/>        readfile(filename)</text:span></text:p>
        <text:p text:style-name="P24">执行结果:# python test.py --version help<text:line-break/>sys.argv[0]--------- test.py<text:line-break/>sys.argv[1]--------- --version<text:line-break/>sys.argv[2]--------- help<text:line-break/>Version 1.2</text:p>
        <text:p text:style-name="P24">注意:sys.argv[1][2:]表示从第二个参数，从第三个字符开始截取到最后结尾，本例结果为:version</text:p>
      </text:section>
      <text:p text:style-name="P20"/>
      <text:p text:style-name="P20"/>
      <text:p text:style-name="P20"/>
      <text:p text:style-name="P20"/>
      <text:p text:style-name="P20"/>
      <text:p text:style-name="P20"><text:soft-page-break/></text:p>
      <text:p text:style-name="P20"/>
      <text:p text:style-name="P20"/>
      <text:p text:style-name="P3">Python之sys模块小探 </text:p>
      <text:p text:style-name="P5"/>
      <text:p text:style-name="P5"><text:span text:style-name="T14"><text:s text:c="9"/>Sys</text:span>模块函数之多，我只能选取自己认为比较实用的一些函数列在此处。借马云找员工的说法<text:span text:style-name="T14">,”</text:span>找最合适的而不是最天才的”，这句话，我个人觉得在很多方面都能适应，学习也不在话下。<text:span text:style-name="T14">Sys</text:span>模块功能的确很多，但我们应该将重点放在那些功能才是最适合我们的，为此，我列的这些函数，就是我认为比较适合我以后开发的函数。</text:p>
      <text:p text:style-name="P4"/>
      <text:p text:style-name="P4">(1)sys.argv</text:p>
      <text:p text:style-name="P5">很多人会想，我如何给我的程序在外部传递参数呢？这个，就可以实现。如：</text:p>
      <text:p text:style-name="P4">Tesy.py</text:p>
      <text:p text:style-name="P4">Import sys</text:p>
      <text:p text:style-name="P4">Print sys.argv[number]</text:p>
      <text:p text:style-name="P5">一般情况下，<text:span text:style-name="T14">number</text:span>为<text:span text:style-name="T14">0</text:span>是这个脚本的名字，<text:span text:style-name="T14">1</text:span>，<text:span text:style-name="T14">2…</text:span>则为命令行下传递的参数<text:span text:style-name="T14">.</text:span>如：</text:p>
      <text:p text:style-name="P5"><text:span text:style-name="T14">Test.py</text:span>脚本内容：</text:p>
      <text:p text:style-name="P4">import sys</text:p>
      <text:p text:style-name="P4">print sys.argv[0]</text:p>
      <text:p text:style-name="P4">print sys.argv[1]</text:p>
      <text:p text:style-name="P4">print sys.argv[2]</text:p>
      <text:p text:style-name="P4">print sys.argv[3]</text:p>
      <text:p text:style-name="P5">那么</text:p>
      <text:p text:style-name="P4">[root@databak scripts]# python test.py arg1 arg2 arg3</text:p>
      <text:p text:style-name="P4">test.py</text:p>
      <text:p text:style-name="P4">arg1</text:p>
      <text:p text:style-name="P4">arg2</text:p>
      <text:p text:style-name="P4">arg3</text:p>
      <text:p text:style-name="P5">看到，对应的关系了吗？还有，在<text:span text:style-name="T14">python.org</text:span>模块参考手册说，如果在命令行下选用<text:span text:style-name="T14">-c</text:span>那么<text:span text:style-name="T14">argv[0]= -c </text:span>看下<text:span text:style-name="T14">,</text:span></text:p>
      <text:p text:style-name="P4">[root@databak scripts]# python -c "import sys;print sys.argv[0];print sys.argv[1]" arg1</text:p>
      <text:p text:style-name="P4">-c</text:p>
      <text:p text:style-name="P4">arg1</text:p>
      <text:p text:style-name="P5">如果大家不明白，可以参考下<text:span text:style-name="T14">man python</text:span></text:p>
      <text:p text:style-name="P4">SYNOPSIS</text:p>
      <text:p text:style-name="P5">       <text:span text:style-name="T14">python [ -d ] [ -E ] [ -h ] [ -i ] [ -m module-name ] [ -O ]</text:span></text:p>
      <text:p text:style-name="P5">              <text:span text:style-name="T14">[ -Q argument ] [ -S ] [ -t ] [ -u ]</text:span></text:p>
      <text:p text:style-name="P5"><text:soft-page-break/>              <text:span text:style-name="T14">[ -v ] [ -V ] [ -W argument ] [ -x ]</text:span></text:p>
      <text:p text:style-name="P5">              <text:span text:style-name="T15">[ -c command | script | - ] [ arguments ]</text:span></text:p>
      <text:p text:style-name="P1"/>
      <text:p text:style-name="P1">(2)sys.platform</text:p>
      <text:p text:style-name="P5">大家都知道，当今的程序比较流行的是跨平台。简单的说就是这段程序既可以在<text:span text:style-name="T18">windows</text:span>下，换到<text:span text:style-name="T18">linux</text:span>下也可以不加修改的运行起来，听起来就不错。所以，这个函数就可以派上用场了。</text:p>
      <text:p text:style-name="P5">假设，我们想实现一个清除终端，<text:span text:style-name="T18">linux</text:span>下用<text:span text:style-name="T18">clear, windows</text:span>下用<text:span text:style-name="T18">cls</text:span></text:p>
      <text:p text:style-name="P1">Ostype=sys.platform()</text:p>
      <text:p text:style-name="P1">If ostype==”linux” or ostype==”linux2”:</text:p>
      <text:p text:style-name="P7">Cmd=”clear”</text:p>
      <text:p text:style-name="P1">Else:</text:p>
      <text:p text:style-name="P2">  <text:span text:style-name="T14">Cmd=”cls”</text:span></text:p>
      <text:p text:style-name="P1"/>
      <text:p text:style-name="P5"><text:span text:style-name="T18">(3)</text:span> <text:span text:style-name="T18">sys.exit(n)</text:span></text:p>
      <text:p text:style-name="P6">执行至主程序的末尾时<text:span text:style-name="T14">,</text:span>解释器会自动退出<text:span text:style-name="T14">. </text:span>但是如果需要中途退出程序<text:span text:style-name="T14">, </text:span>你可以调用<text:span text:style-name="T14">sys.exit </text:span>函数<text:span text:style-name="T14">, </text:span>它带有一个可选的整数参数返回给调用它的程序<text:span text:style-name="T14">.</text:span> 这意味着你可以在主程序中捕获对<text:span text:style-name="T14">sys.exit </text:span>的调用。（注：<text:span text:style-name="T14">0</text:span>是正常退出，其他为不正常，可抛异常事件供捕获<text:span text:style-name="T14">!</text:span>）</text:p>
      <text:p text:style-name="P4">import sys</text:p>
      <text:p text:style-name="P4">def exitfunc(value):</text:p>
      <text:p text:style-name="P5">    <text:span text:style-name="T14">'''Clear function'''</text:span></text:p>
      <text:p text:style-name="P5">    <text:span text:style-name="T14">print value</text:span></text:p>
      <text:p text:style-name="P5">    <text:span text:style-name="T14">sys.exit(0)</text:span></text:p>
      <text:p text:style-name="P4">print "hello"</text:p>
      <text:p text:style-name="P4">try:</text:p>
      <text:p text:style-name="P5">    <text:span text:style-name="T14">sys.exit(1)</text:span></text:p>
      <text:p text:style-name="P4">except SystemExit,value:</text:p>
      <text:p text:style-name="P5">    <text:span text:style-name="T14">exitfunc(value)</text:span></text:p>
      <text:p text:style-name="P4">print "come?"</text:p>
      <text:p text:style-name="P5">输出结果<text:span text:style-name="T14">:</text:span></text:p>
      <text:p text:style-name="P4">[root@databak scripts]# python test.py</text:p>
      <text:p text:style-name="P4">hello</text:p>
      <text:p text:style-name="P4">1</text:p>
      <text:p text:style-name="P5"/>
      <text:p text:style-name="P4">(4)sys.path</text:p>
      <text:p text:style-name="P5">大家对模块都有一定了解吧？大家在使用模块的某一个功能前，是不是需要导入呢？答案是需要。那<text:span text:style-name="T14">import,__import__</text:span>命令就不用提干嘛的了吧。那大家在执行<text:span text:style-name="T14">import module_name</text:span>的时候，<text:span text:style-name="T14">python</text:span>内部发生了什么呢？简单的说，就是搜索<text:span text:style-name="T14">module_name</text:span>。根据<text:span text:style-name="T14">sys.path</text:span>的路径来搜索<text:span text:style-name="T14">module.name</text:span></text:p>
      <text:p text:style-name="P4">&gt;&gt;&gt; sys.path</text:p>
      <text:p text:style-name="P4">['', '/usr/local/lib/python24.zip', '/usr/local/lib/python2.4', '/usr/local/lib/python2.4/plat-freebsd4', '/usr/local/lib/python2.4/lib-tk', '/usr/local/lib/python2.4/lib-dynload', <text:soft-page-break/>'/usr/local/lib/python2.4/site-packages']</text:p>
      <text:p text:style-name="P5">大家以后写好的模块就可以放到上面的某一个目录下，便可以正确搜索到了。当然大家也可以添加自己的模块路径。<text:span text:style-name="T14">Sys.path.append(“mine module path”).</text:span></text:p>
      <text:p text:style-name="P4"/>
      <text:p text:style-name="P4">(5)sys.modules</text:p>
      <text:p text:style-name="P4">This is a dictionary that maps module names to modules which have already been loaded. This can be manipulated to force reloading of modules and other tricks.</text:p>
      <text:p text:style-name="P5"><text:span text:style-name="T14">Python.org</text:span>手册里已经说的很明白了。</text:p>
      <text:p text:style-name="P4">For names in sys.modules.keys():</text:p>
      <text:p text:style-name="P8">If names != ’sys’:</text:p>
      <text:p text:style-name="P9">    ……</text:p>
      <text:p text:style-name="P4"/>
      <text:p text:style-name="P4">(6)sys.stdin,sys.stdout,sys.stderr</text:p>
      <text:p text:style-name="P6"><text:span text:style-name="T14">stdin , stdout , </text:span>以及<text:span text:style-name="T14">stderr </text:span>变量包含与标准<text:span text:style-name="T14">I/O </text:span>流对应的流对象<text:span text:style-name="T14">. </text:span>如果需要更好地控制输出<text:span text:style-name="T14">,</text:span>而<text:span text:style-name="T14">print </text:span>不能满足你的要求<text:span text:style-name="T14">, </text:span>它们就是你所需要的<text:span text:style-name="T14">. </text:span>你也可以替换它们<text:span text:style-name="T14">, </text:span>这时候你就可以重定向输出和输入到其它设备<text:span text:style-name="T14">( device ), </text:span>或者以非标准的方式处理它们</text:p>
      <text:p text:style-name="P5">从网上摘抄的文章，供大家参考：</text:p>
      <text:p text:style-name="Standard"><text:span text:style-name="Source_20_Text"><text:span text:style-name="T13">#testing stdout</text:span></text:span><text:span text:style-name="T13"><text:line-break/><text:line-break/></text:span><text:span text:style-name="Source_20_Text"><text:span text:style-name="T13">print 'Hello World!'</text:span></text:span><text:span text:style-name="T13"><text:line-break/></text:span><text:span text:style-name="T12">运行</text:span><text:span text:style-name="T13">hello.py</text:span><text:span text:style-name="T12">就会在标准输出的屏幕上打印 </text:span><text:span text:style-name="T13">Hello World!, </text:span><text:span text:style-name="T12">我们再编一个简单的标准输入的小程序 </text:span><text:span text:style-name="T13">sayhi.py:<text:line-break/></text:span><text:span text:style-name="Source_20_Text"><text:span text:style-name="T13">#testing stdin</text:span></text:span><text:span text:style-name="T13"><text:line-break/><text:line-break/></text:span><text:span text:style-name="Source_20_Text"><text:span text:style-name="T13">print 'Hi, %s!' % raw_input('Please enter your name:')</text:span></text:span><text:span text:style-name="T13"><text:line-break/></text:span><text:span text:style-name="T12">当你用键盘输入你的名字后，程序在屏幕上输出</text:span><text:span text:style-name="T13">Hi</text:span><text:span text:style-name="T12">，</text:span><text:span text:style-name="T13">[</text:span><text:span text:style-name="T12">你的名字</text:span><text:span text:style-name="T13">]!, </text:span><text:span text:style-name="T12">这就是从标准输入：键盘获取信息，再输出到标准输出：屏幕的例子。</text:span><text:span text:style-name="T13"><text:line-break/></text:span><text:span text:style-name="T12">那么上面的例子中</text:span><text:span text:style-name="T13">print </text:span><text:span text:style-name="T12">和 </text:span><text:span text:style-name="T13">raw_input</text:span><text:span text:style-name="T12">是如何与标准输入</text:span><text:span text:style-name="T13">/</text:span><text:span text:style-name="T12">输出流建立关系的呢？</text:span><text:span text:style-name="T13"><text:line-break/></text:span><text:span text:style-name="T12">其实</text:span><text:span text:style-name="T13">Python</text:span><text:span text:style-name="T12">程序的标准输入</text:span><text:span text:style-name="T13">/</text:span><text:span text:style-name="T12">输出</text:span><text:span text:style-name="T13">/</text:span><text:span text:style-name="T12">出错流定义在</text:span><text:span text:style-name="T13">sys</text:span><text:span text:style-name="T12">模块中，分别 为： </text:span><text:span text:style-name="T13">sys.stdin, sys.stdout, sys.stderr<text:line-break/></text:span><text:span text:style-name="T12">上面的程序分别与下列的程序是一样的：</text:span><text:span text:style-name="T13"><text:line-break/></text:span><text:span text:style-name="Source_20_Text"><text:span text:style-name="T13">import sys</text:span></text:span><text:span text:style-name="T13"><text:line-break/><text:line-break/></text:span><text:span text:style-name="Source_20_Text"><text:span text:style-name="T13">sys.stdout.write('Hello World!')</text:span></text:span><text:span text:style-name="T13"><text:line-break/></text:span><text:span text:style-name="Source_20_Text"><text:span text:style-name="T13">import sys</text:span></text:span><text:span text:style-name="T13"><text:line-break/><text:line-break/></text:span><text:span text:style-name="Source_20_Text"><text:span text:style-name="T13">print 'Please enter your name:',</text:span></text:span><text:span text:style-name="T13"><text:line-break/></text:span><text:span text:style-name="Source_20_Text"><text:span text:style-name="T13">name=sys.stdin.readline()[:-1]</text:span></text:span><text:span text:style-name="T13"><text:line-break/></text:span><text:span text:style-name="Source_20_Text"><text:span text:style-name="T13">print 'Hi, %s!' % name</text:span></text:span><text:span text:style-name="T13"><text:line-break/><text:line-break/></text:span><text:soft-page-break/><text:span text:style-name="T12">那么</text:span><text:span text:style-name="T13">sys.stdin, sys.stdout, stderr</text:span><text:span text:style-name="T12">到底是什么呢？我们在</text:span><text:span text:style-name="T13">Python</text:span><text:span text:style-name="T12">运行环境中输入以下代码：</text:span><text:span text:style-name="T13"><text:line-break/></text:span><text:span text:style-name="Source_20_Text"><text:span text:style-name="T13">import sys</text:span></text:span><text:span text:style-name="T13"><text:line-break/></text:span><text:span text:style-name="Source_20_Text"><text:span text:style-name="T13">for f in (sys.stdin, sys.stdout, sys.stderr): print f</text:span></text:span><text:span text:style-name="T13"><text:line-break/></text:span><text:span text:style-name="Source_20_Text"><text:span text:style-name="T12">输出为：</text:span></text:span><text:span text:style-name="T13"><text:line-break/></text:span><text:span text:style-name="Source_20_Text"><text:span text:style-name="T13">&lt;open file '&lt;stdin&gt;', mode 'r' at 892210&gt;</text:span></text:span><text:span text:style-name="T13"><text:line-break/></text:span><text:span text:style-name="Source_20_Text"><text:span text:style-name="T13">&lt;open file '&lt;stdout&gt;', mode 'w' at 892270&gt;</text:span></text:span><text:span text:style-name="T13"><text:line-break/></text:span><text:span text:style-name="Source_20_Text"><text:span text:style-name="T13">&lt;open file '&lt;stderr&gt;', mode 'w at 8922d0&gt;</text:span></text:span><text:span text:style-name="T13"><text:line-break/><text:line-break/></text:span><text:span text:style-name="T12">由此可以看出</text:span><text:span text:style-name="T13">stdin, stdout, stderr</text:span><text:span text:style-name="T12">在</text:span><text:span text:style-name="T13">Python</text:span><text:span text:style-name="T12">中无非都是文件属性的对象，他们在</text:span><text:span text:style-name="T13">Python</text:span><text:span text:style-name="T12">启动时自动与</text:span><text:span text:style-name="T13">Shell </text:span><text:span text:style-name="T12">环境中的标准输入，输出，出错关联。</text:span><text:span text:style-name="T13"><text:line-break/></text:span><text:span text:style-name="T12">而</text:span><text:span text:style-name="T13">Python</text:span><text:span text:style-name="T12">程序的在</text:span><text:span text:style-name="T13">Shell</text:span><text:span text:style-name="T12">中的</text:span><text:span text:style-name="T13">I/O</text:span><text:span text:style-name="T12">重定向与本文开始时举的</text:span><text:span text:style-name="T13">DOS</text:span><text:span text:style-name="T12">命令的重定向完全相同，</text:span><text:span text:style-name="T12">其实这种重定向是由</text:span><text:span text:style-name="T13">Shell</text:span><text:span text:style-name="T12">来提供的，与</text:span><text:span text:style-name="T13">Python </text:span><text:span text:style-name="T12">本身并无关系。那么我们是否可以在</text:span><text:span text:style-name="T13">Python</text:span><text:span text:style-name="T12">程序内部将</text:span><text:span text:style-name="T13">stdin,stdout,stderr</text:span><text:span text:style-name="T12">读写操作重定向到一个内部对象呢？答案是肯定的。</text:span><text:span text:style-name="T13"><text:line-break/>Python</text:span><text:span text:style-name="T12">提供了一个</text:span><text:span text:style-name="T13">StringIO</text:span><text:span text:style-name="T12">模块来完成这个设想，比如：</text:span><text:span text:style-name="T13"><text:line-break/>from StringIO import StringIO<text:line-break/>import sys<text:line-break/>buff =StringIO()<text:line-break/><text:line-break/>temp = sys.stdout                               #</text:span><text:span text:style-name="T12">保存标准</text:span><text:span text:style-name="T13">I/O</text:span><text:span text:style-name="T12">流</text:span><text:span text:style-name="T13"><text:line-break/>sys.stdout = buff                                 #</text:span><text:span text:style-name="T12">将标准</text:span><text:span text:style-name="T13">I/O</text:span><text:span text:style-name="T12">流重定向到</text:span><text:span text:style-name="T13">buff</text:span><text:span text:style-name="T12">对象</text:span><text:span text:style-name="T13"><text:line-break/>print 42, 'hello', 0.001<text:line-break/><text:line-break/>sys.stdout =temp                                 #</text:span><text:span text:style-name="T12">恢复标准</text:span><text:span text:style-name="T13">I/O</text:span><text:span text:style-name="T12">流</text:span><text:span text:style-name="T13"><text:line-break/>print buff.getvalue()</text:span></text:p>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h text:style-name="P74" text:outline-level="2"><text:bookmark text:name="t_88b1c39501011sr1"/>getopt在Python中的使用<text:bookmark text:name="sina_keyword_ad_area"/></text:h>
      <text:section text:style-name="Sect1" text:name="Section2">
        <table:table table:name="Table2" table:style-name="Table2">
          <table:table-column table:style-name="Table2.A"/>
          <table:table-column table:style-name="Table2.B"/>
          <table:table-row>
            <table:table-cell table:style-name="Table2.A1" office:value-type="string">
              <text:p text:style-name="P35"/>
            </table:table-cell>
            <table:table-cell table:style-name="Table2.A1" office:value-type="string">
              <text:p text:style-name="Table_20_Contents"/>
            </table:table-cell>
          </table:table-row>
        </table:table>
      </text:section>
      <text:section text:style-name="Sect1" text:name="Section3">
        <text:p text:style-name="P11"><text:bookmark text:name="sina_keyword_ad_area21"/></text:p>
        <table:table table:name="Table3" table:style-name="Table3">
          <table:table-column table:style-name="Table3.A"/>
          <table:table-row table:style-name="Table3.1">
            <table:table-cell table:style-name="Table3.A1" office:value-type="string">
              <text:p text:style-name="P33"/>
            </table:table-cell>
          </table:table-row>
          <table:table-row>
            <table:table-cell table:style-name="Table3.A2" office:value-type="string">
              <text:p text:style-name="P32"/>
            </table:table-cell>
          </table:table-row>
          <table:table-row table:style-name="Table3.3">
            <table:table-cell table:style-name="Table3.A3" office:value-type="string">
              <text:p text:style-name="P34"/>
            </table:table-cell>
          </table:table-row>
          <table:table-row>
            <table:table-cell table:style-name="Table3.A2" office:value-type="string">
              <text:p text:style-name="P32"/>
            </table:table-cell>
          </table:table-row>
          <table:table-row>
            <table:table-cell table:style-name="Table3.A1" office:value-type="string">
              <text:p text:style-name="P32"/>
            </table:table-cell>
          </table:table-row>
          <table:table-row table:style-name="Table3.6">
            <table:table-cell table:style-name="Table3.A1" office:value-type="string">
              <table:table table:name="Table4" table:style-name="Table4">
                <table:table-column table:style-name="Table4.A"/>
                <table:table-row>
                  <table:table-cell table:style-name="Table4.A1" office:value-type="string">
                    <text:p text:style-name="P36"><text:span text:style-name="T19">在运行程序时，可能需要根据不同的条件，输入不同的命令行选项来实现不同的功能。目前有</text:span><text:span text:style-name="T20">短选项</text:span><text:span text:style-name="T19">和</text:span><text:span text:style-name="T20">长选项</text:span><text:span text:style-name="T19">两种格式。短选项格式为</text:span><text:span text:style-name="T10">"-"</text:span><text:span text:style-name="T19">加上单个字母选项；长选项为</text:span><text:span text:style-name="T10">"--"</text:span><text:span text:style-name="T19">加上一个单词。长格式是在</text:span><text:span text:style-name="T10">Linux</text:span><text:span text:style-name="T19">下引入的。许多</text:span><text:span text:style-name="T10">Linux</text:span><text:span text:style-name="T19">程序都支持这两种格式。在</text:span><text:span text:style-name="T10">Python</text:span><text:span text:style-name="T19">中提供了</text:span><text:span text:style-name="T10">getopt</text:span><text:span text:style-name="T19">模块很好的实现了对这两种用法的支持，而且使用简单。</text:span></text:p>
                    <text:p text:style-name="P36"><text:line-break/><text:span text:style-name="T20">取得命令行参数</text:span><text:line-break/><text:span text:style-name="T19">　　在使用之前，首先要取得命令行参数。使用</text:span><text:span text:style-name="T10">sys</text:span><text:span text:style-name="T19">模块可以得到命令行参数。</text:span><text:line-break/><text:span text:style-name="T10">import sys<text:line-break/>print sys.argv<text:line-break/><text:line-break/></text:span><text:span text:style-name="T19">　　然后在命令行下敲入任意的参数，如：</text:span><text:line-break/><text:span text:style-name="T10">python get.py -o t --help cmd file1 file2<text:line-break/><text:line-break/></text:span><text:span text:style-name="T19">　　结果为：</text:span><text:line-break/><text:span text:style-name="T10">['get.py', '-o', 't', '--help', 'cmd', 'file1', 'file2']<text:line-break/><text:line-break/></text:span><text:span text:style-name="T19">　　可见，所有命令行参数以空格为分隔符，都保存在了</text:span><text:span text:style-name="T11">sys.argv</text:span><text:span text:style-name="T20">列表</text:span><text:span text:style-name="T19">中。其中第</text:span><text:span text:style-name="T10">1</text:span><text:span text:style-name="T19">个为脚本</text:span><text:span text:style-name="T19">的文件名。</text:span><text:line-break/><text:line-break/><text:span text:style-name="T20">选项的写法要求</text:span><text:line-break/><text:span text:style-name="T19">　　对于短格式，</text:span><text:span text:style-name="T10">"-"</text:span><text:span text:style-name="T19">号后面要紧跟一个选项字母。如果还有此选项的附加参数，可以用空格分开，也可以不分开。长度任意，可以用引号。如以下是正确的：</text:span><text:line-break/><text:span text:style-name="T10">-o<text:line-break/>-oa<text:line-break/>-obbbb<text:line-break/>-o bbbb<text:line-break/>-o "a b"<text:line-break/></text:span><text:span text:style-name="T19">　　对于长格式，</text:span><text:span text:style-name="T10">"--"</text:span><text:span text:style-name="T19">号后面要跟一个单词。如果还有些选项的附加参数，后面要紧跟</text:span><text:span text:style-name="T10">"="</text:span><text:span text:style-name="T19">，再加上参数。</text:span><text:span text:style-name="T10">"="</text:span><text:span text:style-name="T19">号前后不能有空格。如以下是正确的：</text:span><text:line-break/><text:line-break/><text:span text:style-name="T10">--help=file1<text:line-break/><text:line-break/></text:span><text:span text:style-name="T19">　　而这些是不正确的：</text:span><text:line-break/><text:span text:style-name="T10">-- help=file1<text:line-break/>--help =file1<text:line-break/>--help = file1<text:line-break/>--help= file1<text:line-break/><text:line-break/></text:span><text:soft-page-break/><text:span text:style-name="T20">如何用</text:span><text:span text:style-name="T11">getopt</text:span><text:span text:style-name="T20">进行分析</text:span><text:line-break/><text:span text:style-name="T19">　　使用</text:span><text:span text:style-name="T10">getopt</text:span><text:span text:style-name="T19">模块分析命令行参数大体上分为三个步骤：</text:span><text:line-break/><text:line-break/><text:span text:style-name="T10">1.</text:span><text:span text:style-name="T19">导入</text:span><text:span text:style-name="T10">getopt, sys</text:span><text:span text:style-name="T19">模块</text:span><text:line-break/><text:span text:style-name="T10">2.</text:span><text:span text:style-name="T19">分析命令行参数</text:span><text:line-break/><text:span text:style-name="T10">3.</text:span><text:span text:style-name="T19">处理结果</text:span><text:line-break/><text:line-break/><text:span text:style-name="T19">　　第一步很简单，只需要：</text:span><text:line-break/><text:span text:style-name="T10">import getopt, sys<text:line-break/><text:line-break/></text:span><text:span text:style-name="T19">　　第二步处理方法如下（以</text:span><text:span text:style-name="T10">Python</text:span><text:span text:style-name="T19">手册上的例子为例）：</text:span><text:line-break/><text:span text:style-name="T10">try:<text:line-break/>    opts, args = getopt.getopt(sys.argv[1:], "ho:", ["help", "output="])<text:line-break/>except getopt.GetoptError:<text:line-break/>    # print help information and exit:<text:line-break/><text:line-break/>1.</text:span> <text:span text:style-name="T19">处理所使用的函数叫</text:span><text:span text:style-name="T11">getopt()</text:span><text:span text:style-name="T19">，因为是直接使用</text:span><text:span text:style-name="T10">import</text:span><text:span text:style-name="T19">导入的</text:span><text:span text:style-name="T10">getopt</text:span><text:span text:style-name="T19">模块，所以要加上限定</text:span><text:span text:style-name="T10">getopt</text:span><text:span text:style-name="T19">才可以。</text:span><text:line-break/><text:span text:style-name="T10">2.</text:span> <text:span text:style-name="T19">使用</text:span><text:span text:style-name="T10">sys.argv[1:]</text:span><text:span text:style-name="T19">过滤掉第一个参数（它是执行脚本的名字，不应算作参数的一部分）。</text:span><text:line-break/><text:span text:style-name="T10">3.</text:span> <text:span text:style-name="T19">使用短格式分析串</text:span><text:span text:style-name="T10">"ho:"</text:span><text:span text:style-name="T19">。当一个选项只是表示开关状态时，即后面不带附加参数时，在分析串中写入选项字符。当选项后面是带一个附加参数时，在分析串中写入选项字符</text:span><text:span text:style-name="T20">同时后面加一个</text:span><text:span text:style-name="T11">":"</text:span><text:span text:style-name="T20">号</text:span><text:span text:style-name="T19">。所</text:span><text:span text:style-name="T17">以</text:span><text:span text:style-name="T16">"ho:"</text:span><text:span text:style-name="T17">就表示</text:span><text:span text:style-name="T16">"h"</text:span><text:span text:style-name="T17">是一个开关选项；</text:span><text:span text:style-name="T16">"o:"</text:span><text:span text:style-name="T17">则表示后面应该带一个参数。</text:span><text:line-break/><text:span text:style-name="T10">4.</text:span> <text:span text:style-name="T19">使用长格式分析串列表：</text:span><text:span text:style-name="T10">["help", "output="]</text:span><text:span text:style-name="T19">。长格式串也可以有开关状态，即后面不跟</text:span><text:span text:style-name="T10">"="</text:span><text:span text:style-name="T19">号。</text:span><text:span text:style-name="T20">如果跟一个等号则表示后面还应有一个参数</text:span><text:span text:style-name="T19">。这个长格式表示</text:span><text:span text:style-name="T10">"help"</text:span><text:span text:style-name="T19">是一个开关选项；</text:span><text:span text:style-name="T10">"output="</text:span><text:span text:style-name="T19">则表示后面应该带一个参数。</text:span><text:line-break/><text:span text:style-name="T10">5.</text:span> <text:span text:style-name="T19">调用</text:span><text:span text:style-name="T10">getopt</text:span><text:span text:style-name="T19">函数。函数返回两个列表：</text:span><text:span text:style-name="T21">opts</text:span><text:span text:style-name="T22">和</text:span><text:span text:style-name="T21">args</text:span><text:span text:style-name="T22">。</text:span><text:span text:style-name="T21">opts</text:span><text:span text:style-name="T22">为分析出的格式信息。</text:span><text:span text:style-name="T21">args</text:span><text:span text:style-name="T22">为不属于格式信息的剩余的命令行参数。</text:span><text:span text:style-name="T21">opts</text:span><text:span text:style-name="T22">是一个两元组的列表</text:span><text:span text:style-name="T19">。每个元素为：</text:span><text:span text:style-name="T10">(</text:span><text:span text:style-name="T19">选项串</text:span><text:span text:style-name="T10">,</text:span><text:span text:style-name="T19">附加参数</text:span><text:span text:style-name="T10">)</text:span><text:span text:style-name="T19">。如果没有附加参数则为空串</text:span><text:span text:style-name="T10">''</text:span><text:span text:style-name="T19">。</text:span><text:line-break/><text:span text:style-name="T10">6.</text:span> <text:span text:style-name="T19">整个过程使用异常来包含，这样当分析出错时，就可以打印出使用信息来通知用户如何使用这个程序。</text:span><text:line-break/><text:line-break/><text:span text:style-name="T19">　　如上面解释的一个命令行例子为：</text:span><text:line-break/><text:span text:style-name="T10">'-h -o file --help --output=out file1 file2'<text:line-break/></text:span><text:span text:style-name="T10"><text:line-break/></text:span><text:span text:style-name="T19">　　在分析完成后，</text:span><text:span text:style-name="T10">opts</text:span><text:span text:style-name="T19">应该是：</text:span><text:line-break/><text:span text:style-name="T10">[('-h', ''), ('-o', 'file'), ('--help', ''), ('--output', 'out')]<text:line-break/><text:line-break/></text:span><text:soft-page-break/><text:span text:style-name="T19">　　而</text:span><text:span text:style-name="T10">args</text:span><text:span text:style-name="T19">则为：</text:span><text:line-break/><text:span text:style-name="T10">['file1', 'file2']<text:line-break/><text:line-break/></text:span><text:span text:style-name="T19">　　</text:span><text:span text:style-name="T17">第三步主要是对分析出的参数进行判断是否存在，然后再进一步处理</text:span><text:span text:style-name="T19">。主要的处理模式为：</text:span><text:line-break/><text:span text:style-name="T10">for o, a in opts:<text:line-break/>    if o in ("-h", "--help"):<text:line-break/>        usage()<text:line-break/>        sys.exit()<text:line-break/>    if o in ("-o", "--output"):<text:line-break/>        output = a<text:line-break/><text:line-break/></text:span><text:span text:style-name="T19">　　使用一个循环，每次从</text:span><text:span text:style-name="T10">opts</text:span><text:span text:style-name="T19">中取出一个两元组，赋给两个变量。</text:span><text:span text:style-name="T10">o</text:span><text:span text:style-name="T19">保存选项参数，</text:span><text:span text:style-name="T10">a</text:span><text:span text:style-name="T19">为附加参数。接着对取出的选项参数进行处理。（例子也采用手册的例子）</text:span></text:p>
                  </table:table-cell>
                </table:table-row>
              </table:table>
              <text:p text:style-name="Table_20_Contents"/>
            </table:table-cell>
          </table:table-row>
          <table:table-row>
            <table:table-cell office:value-type="string">
              <text:p text:style-name="P32"/>
            </table:table-cell>
          </table:table-row>
        </table:table>
      </text:section>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h text:style-name="P47" text:outline-level="1"><text:bookmark text:name="cb_post_title_url"/><text:a xlink:type="simple" xlink:href="http://www.cnblogs.com/kaituorensheng/archive/2013/05/23/3096028.html">python strip()函数</text:a> </text:h>
      <text:section text:style-name="Sect1" text:name="cnblogs_post_body">
        <text:p text:style-name="Text_20_body"><text:span text:style-name="Strong_20_Emphasis"><text:span text:style-name="T23">函数原型</text:span></text:span></text:p>
        <text:p text:style-name="Text_20_body"><text:span text:style-name="Strong_20_Emphasis">声明</text:span>：s为字符串，rm为要删除的字符序列</text:p>
        <text:p text:style-name="Text_20_body">s.strip(rm)        删除s字符串中开头、结尾处，位于 rm删除序列的字符</text:p>
        <text:p text:style-name="Text_20_body">s.lstrip(rm)       删除s字符串中开头处，位于 rm删除序列的字符</text:p>
        <text:p text:style-name="Text_20_body">s.rstrip(rm)      删除s字符串中结尾处，位于 rm删除序列的字符</text:p>
        <text:p text:style-name="Text_20_body"><text:span text:style-name="Strong_20_Emphasis">注意</text:span>：</text:p>
        <text:p text:style-name="Text_20_body">1. 当rm为空时，默认删除空白符（包括'\n', '\r',  '\t',  ' ')</text:p>
        <text:p text:style-name="Text_20_body">例如：</text:p>
        <text:p text:style-name="Text_20_body"><draw:frame draw:style-name="fr1" draw:name="graphics3" text:anchor-type="as-char" svg:width="2.2083in" svg:height="1.5209in" draw:z-index="2"><draw:image xlink:href="http://images.cnitblog.com/blog/408927/201305/23233214-3fc2b95ec7414fa7b582397d2233948c.png" xlink:type="simple" xlink:show="embed" xlink:actuate="onLoad"/></draw:frame></text:p>
        <text:p text:style-name="Text_20_body">2.这里的rm删除序列是只要边（开头或结尾）上的字符在删除序列内，就删除掉。</text:p>
        <text:p text:style-name="Text_20_body">例如 ：</text:p>
        <text:p text:style-name="Text_20_body"><draw:frame draw:style-name="fr1" draw:name="graphics4" text:anchor-type="as-char" svg:width="2.9689in" svg:height="0.8437in" draw:z-index="3"><draw:image xlink:href="http://images.cnitblog.com/blog/408927/201305/23233043-1bb3fe26edf24259b25bb026464c3656.png" xlink:type="simple" xlink:show="embed" xlink:actuate="onLoad"/></draw:frame></text:p>
      </text:section>
      <text:p text:style-name="P20"/>
      <text:p text:style-name="P20"/>
      <text:h text:style-name="P47" text:outline-level="1"><text:soft-page-break/><text:a xlink:type="simple" xlink:href="http://blog.csdn.net/facevoid/article/details/5338048">Python 列表(list)操作 </text:a></text:h>
      <text:p text:style-name="P13"><text:a xlink:type="simple" xlink:href="http://www.csdn.net/tag/integer" office:target-frame-name="_blank" xlink:show="new"/></text:p>
      <text:section text:style-name="Sect1" text:name="Section14">
        <text:p text:style-name="Text_20_body"><text:bookmark text:name="article_content2"/>创建列表<text:line-break/>sample_list = ['a',1,('a','b')]</text:p>
        <text:p text:style-name="Text_20_body">Python 列表操作<text:line-break/>sample_list = ['a','b',0,1,3]</text:p>
        <text:p text:style-name="Text_20_body">得到列表中的某一个值<text:line-break/>value_start = sample_list[0]<text:line-break/>end_value = sample_list[-1]</text:p>
        <text:p text:style-name="Text_20_body">删除列表的第一个值<text:line-break/>del sample_list[0]</text:p>
        <text:p text:style-name="Text_20_body">在列表中插入一个值<text:line-break/>sample_list[0:0] = ['sample value']</text:p>
        <text:p text:style-name="Text_20_body">得到列表的长度<text:line-break/>list_length = len(sample_list)</text:p>
        <text:p text:style-name="Text_20_body">列表遍历<text:line-break/>for element in sample_list:<text:line-break/>    print(element)<text:line-break/>    <text:line-break/>Python 列表高级操作/技巧</text:p>
        <text:p text:style-name="Text_20_body">产生一个数值递增列表<text:line-break/>num_inc_list = range(30)<text:line-break/>#will return a list [0,1,2,...,29]</text:p>
        <text:p text:style-name="Text_20_body">用某个固定值初始化列表<text:line-break/>initial_value = 0<text:line-break/>list_length = 5<text:line-break/>sample_list = [ initial_value for i in range(10)]<text:line-break/>sample_list = [initial_value]*list_length<text:line-break/># sample_list ==[0,0,0,0,0]</text:p>
        <text:p text:style-name="Text_20_body"><text:line-break/>附：python内置类型<text:line-break/>1、list：列表（即动态数组，C++标准库的vector，但可含不同类型的元素于一个list中）<text:line-break/>a = ["I","you","he","she"]      ＃元素可为任何类型。</text:p>
        <text:p text:style-name="Text_20_body">下标：按下标读写，就当作数组处理<text:line-break/>以0开始，有负下标的使用<text:line-break/>0第一个元素，-1最后一个元素，<text:line-break/><text:soft-page-break/>-len第一个元 素，len-1最后一个元素<text:line-break/>取list的元素数量                <text:line-break/>len(list)   #list的长度。实际该方法是调用了此对象的__len__(self)方法。 </text:p>
        <text:p text:style-name="Text_20_body">创建连续的list<text:line-break/>L = range(1,5)      #即 L=[1,2,3,4],不含最后一个元素<text:line-break/>L = range(1, 10, 2) #即 L=[1, 3, 5, 7, 9]</text:p>
        <text:p text:style-name="Text_20_body">list的方法<text:line-break/>L.append(var)   #追加元素<text:line-break/>L.insert(index,var)<text:line-break/>L.pop(var)      #返回最后一个元素，并从list中删除之<text:line-break/>L.remove(var)   #删除第一次出现的该元素<text:line-break/>L.count(var)    #该元素在列表中出现的个数<text:line-break/>L.index(var)    #该元素的位置,无则抛异常 <text:line-break/>L.extend(list)  #追加list，即合并list到L上<text:line-break/>L.sort()        #排序<text:line-break/>L.reverse()     #倒序<text:line-break/>list 操作符:,+,*，关键字del<text:line-break/>a[1:]       #片段操作符，用于子list的提取<text:line-break/>[1,2]+[3,4] #为[1,2,3,4]。同extend()<text:line-break/>[2]*4       #为[2,2,2,2]<text:line-break/>del L[1]    #删除指定下标的元素<text:line-break/>del L[1:3]  #删除指定下标范围的元素<text:line-break/>list的复制<text:line-break/>L1 = L      #L1为L的别名，用C来说就是指针地址相同，对L1操作即对L操作。函数参数就是这样传递的<text:line-break/>L1 = L[:]   #L1为L的克隆，即另一个拷贝。<text:line-break/>        <text:line-break/>list comprehension<text:line-break/>   [ &lt;expr1&gt; for k in L if &lt;expr2&gt; ]<text:line-break/>                <text:line-break/>2、dictionary： 字典（即C++标准库的map）<text:line-break/>dict = {'ob1':'computer', 'ob2':'mouse', 'ob3':'printer'}<text:line-break/>每一个元素是pair，包含key、value两部分。key是Integer或string类型，value 是任意类型。<text:line-break/>键是唯一的，字典只认最后一个赋的键值。</text:p>
        <text:p text:style-name="Text_20_body">dictionary的方法<text:line-break/>D.get(key, 0)       #同dict[key]，多了个没有则返回缺省值，0。[]没有则抛异常<text:line-break/>D.has_key(key)      #有该键返回TRUE，否则FALSE<text:line-break/><text:soft-page-break/>D.keys()            #返回字典键的列表<text:line-break/>D.values()<text:line-break/>D.items()</text:p>
        <text:p text:style-name="Text_20_body">D.update(dict2)     #增加合并字典<text:line-break/>D.popitem()         #得到一个pair，并从字典中删除它。已空则抛异常<text:line-break/>D.clear()           #清空字典，同del dict<text:line-break/>D.copy()            #拷贝字典<text:line-break/>D.cmp(dict1,dict2)  #比较字典，(优先级为元素个数、键大小、键值大小)<text:line-break/>                    #第一个大返回1，小返回-1，一样返回0<text:line-break/>            <text:line-break/>dictionary的复制<text:line-break/>dict1 = dict        #别名<text:line-break/>dict2=dict.copy()   #克隆，即另一个拷贝。</text:p>
        <text:p text:style-name="Text_20_body">3、tuple：元组（即常量数组）<text:line-break/>tuple = ('a', 'b', 'c', 'd', 'e')<text:line-break/>可以用list的 [],:操作符提取元素。就是不能直接修改元素。</text:p>
        <text:p text:style-name="Text_20_body">4、string：     字符串（即不能修改的字符list）<text:line-break/>str = "Hello My friend"<text:line-break/>字符串是一个整 体。如果你想直接修改字符串的某一部分，是不可能的。但我们能够读出字符串的某一部分。<text:line-break/>子字符串的提取<text:line-break/>str[:6]<text:line-break/>字符串包含 判断操作符：in，not in<text:line-break/>"He" in str<text:line-break/>"she" not in str</text:p>
        <text:p text:style-name="Text_20_body">string模块，还提供了很多方法，如<text:line-break/>S.find(substring, [start [,end]]) #可指范围查找子串，返回索引值，否则返回-1<text:line-break/>S.rfind(substring,[start [,end]]) #反向查找<text:line-break/>S.index(substring,[start [,end]]) #同find，只是找不到产生ValueError异常<text:line-break/>S.rindex(substring,[start [,end]])#同上反向查找<text:line-break/>S.count(substring,[start [,end]]) #返回找到子串的个数</text:p>
        <text:p text:style-name="Text_20_body">S.lowercase()<text:line-break/>S.capitalize()      #首字母大写<text:line-break/>S.lower()           #转小写<text:line-break/>S.upper()           #转大写<text:line-break/>S.swapcase()        #大小写互换</text:p>
        <text:p text:style-name="Text_20_body">S.split(str, ' ')   #将string转list，以空格切分<text:line-break/><text:soft-page-break/>S.join(list, ' ')   #将list转string，以空格连接</text:p>
        <text:p text:style-name="Text_20_body">处理字符串的内置函数<text:line-break/>len(str)                #串长度<text:line-break/>cmp("my friend", str)   #字符串比较。第一个大，返回1<text:line-break/>max('abcxyz')           #寻找字符串中最大的字符<text:line-break/>min('abcxyz')           #寻找字符串中最小的字符</text:p>
        <text:p text:style-name="Text_20_body">string的转换<text:line-break/>            <text:line-break/>oat(str) #变成浮点数，float("1e-1")  结果为0.1<text:line-break/>int(str)        #变成整型，  int("12")  结果为12<text:line-break/>int(str,base)   #变成base进制整型数，int("11",2) 结果为2<text:line-break/>long(str)       #变成长整型，<text:line-break/>long(str,base)  #变成base进制长整型，</text:p>
        <text:p text:style-name="Text_20_body">字符串的格式化（注意其转义字符，大多如C语言的，略）<text:line-break/>str_format % (参数列表) #参数列表是以tuple的形式定义的，即不可运行中改变<text:line-break/>&gt;&gt;&gt;print ""%s's height is %dcm" % ("My brother", 180)<text:line-break/>          #结果显示为 My brother's height is 180cm</text:p>
        <text:p text:style-name="Text_20_body">。。。。。。。。。。。。。。。。。。</text:p>
        <text:p text:style-name="Text_20_body">list 和 tuple 的相互转化</text:p>
        <text:p text:style-name="Text_20_body">tuple(ls) <text:line-break/>list(ls)</text:p>
      </text:section>
      <text:p text:style-name="P20"/>
      <text:p text:style-name="P20"/>
      <text:p text:style-name="P20"/>
      <text:p text:style-name="P20"/>
      <text:p text:style-name="P20"/>
      <text:p text:style-name="P20"/>
      <text:p text:style-name="P20"/>
      <text:h text:style-name="P47" text:outline-level="1"><text:bookmark text:name="cnblogs_post_body"/><text:soft-page-break/>Python Sleep休眠函数</text:h>
      <text:section text:style-name="Sect1" text:name="Section4">
        <text:p text:style-name="Text_20_body">作者：保⑩洁</text:p>
        <text:p text:style-name="Text_20_body">Python 编程中使用 time 模块可以让程序休眠，具体方法是time.sleep(秒数)，其中"秒数"以秒为单位，可以是小数，0.1秒则代表休眠100毫秒。 </text:p>
        <text:p text:style-name="Preformatted_20_Text"># 例1：循环输出休眠1秒</text:p>
        <text:p text:style-name="Preformatted_20_Text">import time</text:p>
        <text:p text:style-name="Preformatted_20_Text">i = 1</text:p>
        <text:p text:style-name="Preformatted_20_Text">while i &lt;= 3:</text:p>
        <text:p text:style-name="Preformatted_20_Text"><text:s text:c="4"/>print i # 输出i</text:p>
        <text:p text:style-name="Preformatted_20_Text"><text:s text:c="4"/>i += 1</text:p>
        <text:p text:style-name="Preformatted_20_Text"><text:s text:c="4"/>time.sleep(1) # 休眠1秒</text:p>
        <text:p text:style-name="Preformatted_20_Text"/>
        <text:p text:style-name="Preformatted_20_Text"># 例1：循环输出休眠100毫秒</text:p>
        <text:p text:style-name="Preformatted_20_Text">import time</text:p>
        <text:p text:style-name="Preformatted_20_Text">i = 1</text:p>
        <text:p text:style-name="Preformatted_20_Text">while i &lt;= 3:</text:p>
        <text:p text:style-name="Preformatted_20_Text"><text:s text:c="4"/>print i # 输出i</text:p>
        <text:p text:style-name="Preformatted_20_Text"><text:s text:c="4"/>i += 1</text:p>
        <text:p text:style-name="P37"><text:s text:c="4"/>time.sleep(0.1) # 休眠0.1秒 <text:s text:c="3"/></text:p>
      </text:section>
      <text:p text:style-name="P20"/>
      <text:h text:style-name="P47" text:outline-level="1">Python使用os.listdir()函数来得目录内容的介绍 </text:h>
      <text:p text:style-name="List_20_Contents"/>
      <text:p text:style-name="P10">Python编程语言如何获得目录中的内容</text:p>
      <text:p text:style-name="P10"> </text:p>
      <text:p text:style-name="P10">在Python中可以使用os.listdir()函数获得指定目录中的内容。其原型如下所示。</text:p>
      <text:p text:style-name="P10"> </text:p>
      <text:p text:style-name="P10">os.listdir(path) </text:p>
      <text:p text:style-name="P10"> </text:p>
      <text:p text:style-name="P10">其参数含义如下。path 要获得内容目录的路径。以下实例获得当前目录的内容。</text:p>
      <text:p text:style-name="P10"> </text:p>
      <text:p text:style-name="P10">&gt;&gt;&gt; import os  </text:p>
      <text:p text:style-name="P10"> </text:p>
      <text:p text:style-name="P10">&gt;&gt;&gt; os.listdir(os.getcwd())  </text:p>
      <text:p text:style-name="P10"> </text:p>
      <text:p text:style-name="P10">获得当前目录中的内容</text:p>
      <text:p text:style-name="P10"> </text:p>
      <text:p text:style-name="P10">['dde.pyd', 'license.txt', 'Pythonwin.exe',  'scintilla.dll', 'win32ui.pyd', 'win32uiole.pyd', 'pywin'] </text:p>
      <text:p text:style-name="P10"> </text:p>
      <text:p text:style-name="P10"><text:soft-page-break/>如何用Python编程语言创建目录</text:p>
      <text:p text:style-name="P10"> </text:p>
      <text:p text:style-name="P10">在Python中可以使用os.mkdir()函数创建目录。其原型如下所示。</text:p>
      <text:p text:style-name="P10"> </text:p>
      <text:p text:style-name="P10">os.mkdir(path) </text:p>
      <text:p text:style-name="P10"> </text:p>
      <text:p text:style-name="P10">其参数含义为。 path 要创建目录的路径。以下的实例将在E:\book目录下创建temp目录。</text:p>
      <text:p text:style-name="P10"> </text:p>
      <text:p text:style-name="P10">&gt;&gt;&gt; import os  </text:p>
      <text:p text:style-name="P10"> </text:p>
      <text:p text:style-name="P10">&gt;&gt;&gt; os.mkdir('E:\\book\\temp') </text:p>
      <text:p text:style-name="P10"> </text:p>
      <text:p text:style-name="P10">使用os.mkdir创建目录</text:p>
      <text:p text:style-name="P10"> </text:p>
      <text:p text:style-name="P10">删除目录</text:p>
      <text:p text:style-name="P10"> </text:p>
      <text:p text:style-name="P10">在Python中可以使用os.rmdir()函数删除目录。其原型如下所示。</text:p>
      <text:p text:style-name="P10"> </text:p>
      <text:p text:style-name="P10">os.rmdir(path) </text:p>
      <text:p text:style-name="P10"> </text:p>
      <text:p text:style-name="P10">其参数含义如下。path 要删除的目录的路径。以下实例删除E:\book\temp目录。</text:p>
      <text:p text:style-name="P10"> </text:p>
      <text:p text:style-name="P10">&gt;&gt;&gt; import os  </text:p>
      <text:p text:style-name="P10"> </text:p>
      <text:p text:style-name="P10">&gt;&gt;&gt; os.rmdir('E:\\book\\temp')  </text:p>
      <text:p text:style-name="P10"> </text:p>
      <text:p text:style-name="P10">删除目录需要说明的是，使用os.rmdir删除的目录必须为空目录，否则函数出错。以上的内容就是对Python编程语言如何获得目录中的内容，创建目录，还有如何用Python编程语言删除目录的相关内容的介绍。</text:p>
      <text:h text:style-name="P47" text:outline-level="1"><text:a xlink:type="simple" xlink:href="http://blog.csdn.net/cnmilan/article/details/9152239"><text:span text:style-name="T24">Python中startswith和endswith</text:span></text:a></text:h>
      <text:p text:style-name="P13"/>
      <text:section text:style-name="Sect1" text:name="Section5">
        <text:p text:style-name="Text_20_body"><text:bookmark text:name="article_content"/>如果你要用python匹配字符串的开头或末尾是否包含一个字符串，就可以用startswith 和 endswith</text:p>
        <text:p text:style-name="Text_20_body">例如: content = 'ilovepython'</text:p>
        <text:p text:style-name="Text_20_body">如果字符串content以ilove开始，返回True，否则返回False<text:line-break/>则可以用这句脚本进行判断:  if content.startswith("ilove") : .......<text:line-break/>&gt;&gt;&gt;返回true<text:line-break/>if content.startswith("sss") : ......<text:line-break/>&gt;&gt;&gt;返回false<text:line-break/><text:line-break/><text:soft-page-break/>同样，如果字符串content以python结尾，返回True，否则返回False<text:line-break/>if content.endswith('python') : ...<text:line-break/>&gt;&gt;&gt;返回true<text:line-break/>if content.endswith("sss") : ...<text:line-break/>&gt;&gt;&gt;返回false </text:p>
      </text:section>
      <text:p text:style-name="P20"/>
      <text:h text:style-name="P47" text:outline-level="1">Python中map()函数浅析</text:h>
      <text:p text:style-name="P13"/>
      <text:p text:style-name="P25">1、对可迭代函数'iterable'中的每一个元素应用‘function’方法，将结果作为list返回。 </text:p>
      <text:p text:style-name="P25">来个例子： </text:p>
      <text:section text:style-name="Sect1" text:name="highlighter_55474">
        <text:p text:style-name="P16"><text:a xlink:type="simple" xlink:href="http://my.oschina.net/zyzzy/blog/115096#">?</text:a></text:p>
        <table:table table:name="Table5" table:style-name="Table5">
          <table:table-column table:style-name="Table5.A"/>
          <table:table-column table:style-name="Table5.B"/>
          <table:table-row>
            <table:table-cell table:style-name="Table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5.A1" office:value-type="string">
              <text:p text:style-name="Table_20_Contents"><text:span text:style-name="Source_20_Text">&gt;&gt;&gt; def</text:span> <text:span text:style-name="Source_20_Text">add100(x):</text:span></text:p>
              <text:p text:style-name="Table_20_Contents"><text:span text:style-name="Source_20_Text">...     return</text:span> <text:span text:style-name="Source_20_Text">x+100</text:span></text:p>
              <text:p text:style-name="Table_20_Contents"><text:span text:style-name="Source_20_Text">... </text:span></text:p>
              <text:p text:style-name="Table_20_Contents"><text:span text:style-name="Source_20_Text">&gt;&gt;&gt; hh =</text:span> <text:span text:style-name="Source_20_Text">[11,22,33]</text:span></text:p>
              <text:p text:style-name="Table_20_Contents"><text:span text:style-name="Source_20_Text">&gt;&gt;&gt; map(add100,hh)</text:span></text:p>
              <text:p text:style-name="Table_20_Contents"><text:span text:style-name="Source_20_Text">[111, 122, 133]</text:span></text:p>
            </table:table-cell>
          </table:table-row>
        </table:table>
      </text:section>
      <text:p text:style-name="P25">就像文档中说的：对hh中的元素做了add100，返回了结果的list。 </text:p>
      <text:p text:style-name="P25"/>
      <text:p text:style-name="P25">2、如果给出了额外的可迭代参数，则对每个可迭代参数中的元素并行的应用‘function’。（翻译的不好，这里的关键是‘并行’） </text:p>
      <text:section text:style-name="Sect1" text:name="highlighter_899190">
        <text:p text:style-name="P16"><text:a xlink:type="simple" xlink:href="http://my.oschina.net/zyzzy/blog/115096#">?</text:a></text:p>
        <table:table table:name="Table6" table:style-name="Table6">
          <table:table-column table:style-name="Table6.A"/>
          <table:table-column table:style-name="Table6.B"/>
          <table:table-row>
            <table:table-cell table:style-name="Table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6.A1" office:value-type="string">
              <text:p text:style-name="Table_20_Contents"><text:span text:style-name="Source_20_Text">&gt;&gt;&gt; def</text:span> <text:span text:style-name="Source_20_Text">abc(a, b, c):</text:span></text:p>
              <text:p text:style-name="Table_20_Contents"><text:span text:style-name="Source_20_Text">...     return</text:span> <text:span text:style-name="Source_20_Text">a*10000</text:span> <text:span text:style-name="Source_20_Text">+</text:span> <text:span text:style-name="Source_20_Text">b*100</text:span> <text:span text:style-name="Source_20_Text">+</text:span> <text:span text:style-name="Source_20_Text">c</text:span></text:p>
              <text:p text:style-name="Table_20_Contents"><text:span text:style-name="Source_20_Text">... </text:span></text:p>
              <text:p text:style-name="Table_20_Contents"><text:span text:style-name="Source_20_Text">&gt;&gt;&gt; list1 =</text:span> <text:span text:style-name="Source_20_Text">[11,22,33]</text:span></text:p>
              <text:p text:style-name="Table_20_Contents"><text:span text:style-name="Source_20_Text">&gt;&gt;&gt; list2 =</text:span> <text:span text:style-name="Source_20_Text">[44,55,66]</text:span></text:p>
              <text:p text:style-name="Table_20_Contents"><text:span text:style-name="Source_20_Text">&gt;&gt;&gt; list3 =</text:span> <text:span text:style-name="Source_20_Text">[77,88,99]</text:span></text:p>
              <text:p text:style-name="Table_20_Contents"><text:span text:style-name="Source_20_Text">&gt;&gt;&gt; map(abc,list1,list2,list3)</text:span></text:p>
              <text:p text:style-name="Table_20_Contents"><text:span text:style-name="Source_20_Text">[114477, 225588, 336699]</text:span></text:p>
            </table:table-cell>
          </table:table-row>
        </table:table>
      </text:section>
      <text:p text:style-name="P25">看到并行的效果了吧！在每个list中，取出了下标相同的元素，执行了abc()。 </text:p>
      <text:p text:style-name="P25"/>
      <text:p text:style-name="P25">3、如果'function'给出的是‘None’，自动假定一个‘identity’函数（这个‘identity’不知道怎么解释，看例子吧</text:p>
      <text:section text:style-name="Sect1" text:name="highlighter_185144">
        <text:p text:style-name="P12"/>
        <text:p text:style-name="Standard"/>
        <table:table table:name="Table7" table:style-name="Table7">
          <table:table-column table:style-name="Table7.A"/>
          <table:table-column table:style-name="Table7.B"/>
          <text:soft-page-break/>
          <table:table-row>
            <table:table-cell table:style-name="Table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7.A1" office:value-type="string">
              <text:p text:style-name="Table_20_Contents"><text:span text:style-name="Source_20_Text">&gt;&gt;&gt; list1 =</text:span> <text:span text:style-name="Source_20_Text">[11,22,33]</text:span></text:p>
              <text:p text:style-name="Table_20_Contents"><text:span text:style-name="Source_20_Text">&gt;&gt;&gt; map(None,list1)</text:span></text:p>
              <text:p text:style-name="Table_20_Contents"><text:span text:style-name="Source_20_Text">[11, 22, 33]</text:span></text:p>
              <text:p text:style-name="Table_20_Contents"><text:span text:style-name="Source_20_Text">&gt;&gt;&gt; list1 =</text:span> <text:span text:style-name="Source_20_Text">[11,22,33]</text:span></text:p>
              <text:p text:style-name="Table_20_Contents"><text:span text:style-name="Source_20_Text">&gt;&gt;&gt; list2 =</text:span> <text:span text:style-name="Source_20_Text">[44,55,66]</text:span></text:p>
              <text:p text:style-name="Table_20_Contents"><text:span text:style-name="Source_20_Text">&gt;&gt;&gt; list3 =</text:span> <text:span text:style-name="Source_20_Text">[77,88,99]</text:span></text:p>
              <text:p text:style-name="Table_20_Contents"><text:span text:style-name="Source_20_Text">&gt;&gt;&gt; map(None,list1,list2,list3)</text:span></text:p>
              <text:p text:style-name="Table_20_Contents"><text:span text:style-name="Source_20_Text">[(11, 44, 77), (22, 55, 88), (33, 66, 99)]</text:span></text:p>
            </table:table-cell>
          </table:table-row>
        </table:table>
      </text:section>
      <text:p text:style-name="P16">用语言解释好像有点拗口 ，例子应该很容易理解。 </text:p>
      <text:p text:style-name="P20"/>
      <text:h text:style-name="P74" text:outline-level="2"><text:bookmark text:name="t_6163bdeb01018046"/>Python的lambda匿名函数</text:h>
      <text:p text:style-name="P13"/>
      <text:section text:style-name="Sect1" text:name="Section7">
        <text:p text:style-name="Text_20_body">lambda函<text:span text:style-name="T25">数也叫匿名函数，即</text:span>，函数没有具体的名称。先来看一个最简单例子：</text:p>
        <text:p text:style-name="Text_20_body">def f(x):<text:line-break/>return x**2<text:line-break/>print f(4)</text:p>
        <text:p text:style-name="Text_20_body">Python中使用lambda的话，写成这样</text:p>
        <text:p text:style-name="Text_20_body">g = lambda x : x**2<text:line-break/>print g(4)</text:p>
        <text:h text:style-name="Heading_20_5" text:outline-level="5">lambda基础</text:h>
        <text:p text:style-name="P26">lambda语句中，冒号前是参数，可以有多个，用逗号隔开，冒号右边的返回值。lambda语句构建的其实是一个函数对象，见证一下：</text:p>
        <text:p text:style-name="Text_20_body">g = lambda x : x**2<text:line-break/>print g<text:line-break/>&lt;function &lt;lambda&gt; at 0x00AFAAF0&gt;</text:p>
        <text:p text:style-name="Text_20_body"><text:s text:c="190"/></text:p>
        <text:h text:style-name="Heading_20_1" text:outline-level="1">10.4.1 使用os.system函数运行其他程序</text:h>
        <text:section text:style-name="Sect1" text:name="Section6">
          <text:p text:style-name="Text_20_body"><text:bookmark text:name="content"/><text:span text:style-name="Strong_20_Emphasis">运行其他程序</text:span></text:p>
          <text:p text:style-name="Text_20_body">在Python中可以方便地使用os模块运行其他的脚本或者程序，这样就可以在脚本中直接使用其他脚本，或者程序提供的功能，而不必再次编写实现该 功能的代码。为了更好地控制运行的进程，可以使用win32process模块中的函数。如果想进一步控制进程，则可以使用ctype模块，直接调用 kernel32.dll中的函数。</text:p>
          <text:p text:style-name="Text_20_body"><text:soft-page-break/><text:span text:style-name="Strong_20_Emphasis">使用os.system函数运行其他程序</text:span></text:p>
          <text:p text:style-name="Text_20_body">os模块中的system()函数可以方便地运行其他程序或者脚本。其函数原型如下所示。</text:p>
          <text:p text:style-name="Text_20_body">os.system(command)<text:line-break/><text:line-break/>其参数含义如下所示。</text:p>
          <text:p text:style-name="Text_20_body">command  要执行的命令，相当于在Windows的cmd窗口中输入的命令。如果要向程序或者脚本传递参数，可以使用空格分隔程序及多个参数。</text:p>
          <text:p text:style-name="Text_20_body">以下实例实现通过os.system()函数打开系统的记事本程序。</text:p>
          <table:table table:name="Table8" table:style-name="Table8">
            <table:table-column table:style-name="Table8.A"/>
            <table:table-row>
              <table:table-cell table:style-name="Table8.A1" office:value-type="string">
                <text:p text:style-name="Preformatted_20_Text"><text:s text:c="4"/></text:p>
                <text:p text:style-name="Preformatted_20_Text">&gt;&gt;&gt; import os</text:p>
                <text:p text:style-name="Preformatted_20_Text"># 使用os.system()函数打开记事本程序</text:p>
                <text:p text:style-name="Preformatted_20_Text">&gt;&gt;&gt; os.system('notepad')</text:p>
                <text:p text:style-name="Preformatted_20_Text">0 # 关闭记事本后的返回值</text:p>
                <text:p text:style-name="Preformatted_20_Text"># 向记事本传递参数，打开python.txt文件</text:p>
                <text:p text:style-name="P37">&gt;&gt;&gt; os.system('notepad python.txt')</text:p>
              </table:table-cell>
            </table:table-row>
          </table:table>
        </text:section>
        <text:p text:style-name="Text_20_body"/>
        <text:h text:style-name="Heading_20_1" text:outline-level="1"><text:a xlink:type="simple" xlink:href="http://www.cnblogs.com/phoebus0501/archive/2011/01/18/1938746.html"><text:span text:style-name="T24">Python异常处理</text:span></text:a></text:h>
        <text:section text:style-name="Sect1" text:name="Section8">
          <text:p text:style-name="Text_20_body"><text:bookmark text:name="cnblogs_post_body1"/> try    捕获由Python或程序本身引发的异常<text:line-break/>raise    手工地引发一个异常<text:line-break/><text:line-break/>为什么要使用异常<text:line-break/>1、错误处理，当python检查以程序运行时的错误就引发异常，你可以在程序里捕捉和处理这些错误，或者忽略它们。<text:line-break/>2、事件通知，异常也可以作为某种条件的信号，而不需要在程序里传送结果标志或显式地测试它们。<text:line-break/>3、特殊情形处理，有时有些情况是很少发生的，把相应的处理代码改为异常处理会更好一些。<text:line-break/>4、奇特的控制流，异常是一个高层次的"goto"，可以把它作为实现奇特的控制流的基础。如反向跟踪等。<text:line-break/><text:line-break/>异常的基础知识<text:line-break/>python的try语句有两种风格---一种是处理异常（try/except/else），一种是无论是否发生异常都将执行最后的代码（try/finally）。<text:line-break/><text:line-break/><text:line-break/>try/except/else风格<text:line-break/>try:<text:line-break/>    &lt;语句&gt;        #运行别的代码<text:line-break/>except &lt;名字&gt;：        <text:line-break/><text:soft-page-break/>    &lt;语句&gt;        #如果在try部份引发了'name'异常<text:line-break/>except &lt;名字&gt;，&lt;数据&gt;:<text:line-break/>    &lt;语句&gt;        #如果引发了'name'异常，获得附加的数据<text:line-break/>else:<text:line-break/>    &lt;语句&gt;        #如果没有异常发生<text:line-break/>try的工作原理是，当开始一个try语句后，python就在当前程序的上下文中作标记，这样当异常出现时就可以回到这里，try子句先执行，接下来会发生什么依赖于执行时是否出现异常。<text:line-break/>1、如果当try后的语句执行时发生异常，python就跳回到try并执行第一个匹配该异常的except子句，异常处理完毕，控制流就通过整个try语句（除非在处理异常时又引发新的异常）。<text:line-break/>2、如果在try后的语句里发生了异常，却没有匹配的except子句，异常将被递交到上层的try，或者到程序的最上层（这样将结束程序，并打印缺省的出错信息）。<text:line-break/>3、如果在try子句执行时没有发生异常，python将执行else语句后的语句（如果有else的话），然后控制流通过整个try语句。<text:line-break/><text:line-break/>try/finally风格<text:line-break/>try:<text:line-break/>    &lt;语句&gt;<text:line-break/>finally:<text:line-break/>    &lt;语句&gt;    #退出try时总会执行<text:line-break/>raise<text:line-break/>python总会执行finally子句，无论try子句执行时是否发一异常。<text:line-break/>1、如果没有发生异常，python运行try子句，然后是finally子句，然后继续。<text:line-break/>2、如果在try子句发生了异常，python就会回来执行finally子句，然后把异常递交给上层try，控制流不会通过整个try语句。<text:line-break/>当你想无论是否发生异常都确保执行某些代码时，try/finally是有用的。<text:line-break/><text:line-break/>raise<text:line-break/>要引发异常，你需要写raise语句，它的形式很简单，raise后面跟着要引发的异常。<text:line-break/>raise &lt;name&gt;    #手工地引发异常<text:line-break/>raise &lt;name&gt;,&lt;data&gt;    #传递一个附加的数据<text:line-break/>什么是异常名（name）呢？它也许是内置作用域内的内置异常（如IndexError），或者是你程序中的任意字符串对象。<text:line-break/><text:line-break/>第一个例子：<text:line-break/>缺省行为：显示错误信息。<text:line-break/>$ python test.py<text:line-break/>Traceback (innermost last):<text:line-break/>  File "test.py", line 3, in ?<text:line-break/>    a = 1 /0<text:line-break/>ZeroDivisionError: integer division or modulo<text:line-break/><text:soft-page-break/>当一个未捕获的异常发生时，python将结束程序并打印一个堆栈跟踪信息，以及异常名和附加信息。<text:line-break/><text:line-break/>用try捕获内置异常<text:line-break/>如果你不想在异常发生时结束你的程序，只需在try里捕获它。<text:line-break/>#!/usr/bin/python<text:line-break/>try:<text:line-break/>        a = 1 /0<text:line-break/>        print a<text:line-break/>except:<text:line-break/>        print 'i get the error'<text:line-break/>当程序运行是会捕获一个错误并执行except后面的代码。<text:line-break/><text:line-break/>异常的惯用法<text:line-break/>异常并不总是坏事情，例如，文件对象的read方法在文件尾时返回一个空串，python也提供一个内置函数raw_input，它从标准输入流读入。与read方法不同，当遇到文件尾时，raw_input()引发内置的EOFError错误。所以可以这样用：<text:line-break/>while 1:<text:line-break/>    try:<text:line-break/>        line = raw_input()        #从stdin读入行<text:line-break/>    except EOFError:<text:line-break/>        break                #在文件末尾退出循环<text:line-break/>    esle:<text:line-break/>    其它处理代码<text:line-break/><text:line-break/>用异常传递成功的信号<text:line-break/>Found = 'item found'<text:line-break/>def search():<text:line-break/>    引发或返回Found<text:line-break/>try:<text:line-break/>    search()<text:line-break/>except Found:<text:line-break/>    successful<text:line-break/>else:<text:line-break/>    fail<text:line-break/><text:line-break/>可以使用try来调试代码，你可以用自已的异常处理替换python缺省的异常处理。把整个程序封装在一个外部try里面，你可以捕获运行时的任何异常。<text:line-break/><text:line-break/>异常捕获模式<text:line-break/>try语句子句形式表<text:line-break/>except:            捕获所有异常<text:line-break/>except name:        只捕获特定的异常<text:line-break/><text:soft-page-break/>except name,value:    捕获异常和它的附加数据<text:line-break/>except (name1,name2):    捕获任何列出的异常<text:line-break/>else:            如果没有异常<text:line-break/>finally:        总是执行<text:line-break/><text:line-break/>捕获多个异常中的一个，python从上到下地查看except子句，括号里列出多个异常与列出单独的异常是一样的，只是更简洁一些。<text:line-break/><text:line-break/>运行时嵌套的异常，python会匹配最近的except。<text:line-break/><text:line-break/>finally子句无论如何都会执行，所以它是做清除动作的好地方，如关闭一个文件的操作。</text:p>
        </text:section>
        <text:p text:style-name="Text_20_body"/>
        <text:h text:style-name="Heading_20_1" text:outline-level="1"><text:a xlink:type="simple" xlink:href="http://blog.csdn.net/agileclipse/article/details/12039491">13个Python图形库 </text:a></text:h>
        <text:p text:style-name="P13"/>
        <text:section text:style-name="Sect1" text:name="Section9">
          <text:p text:style-name="Text_20_body"><text:bookmark text:name="article_content1"/>Python的13大图形库，matplotlib功能最强大，Cairoplot最漂亮，django-chartit与Django集成了。列表及介绍如下：</text:p>
          <text:p text:style-name="Text_20_body">1.<text:span text:style-name="Strong_20_Emphasis">matplotlib</text:span>,</text:p>
          <text:p text:style-name="Text_20_body">官网：<text:a xlink:type="simple" xlink:href="http://matplotlib.sourceforge.net/" office:target-frame-name="_blank" xlink:show="new">http://matplotlib.sourceforge.net/</text:a> ，Matplotlib 是一个由 John Hunter 等开发的，用以绘制  二维图形的 Python 模块。它利用了 Python 下的数值计算模块 Numeric 及 Numarray，克隆了许多 Matlab 中的函数， 用以帮助用户轻松地获得高质量的二维图形。Matplotlib 可以绘制多种形式的图形包括普通的线图，直方图，饼图，散点图以及误差线图等；可以比较方便的定制图形的各种属性比如图线的类型，颜色，粗细，字体的大小 等；它能够很好地支持一部分 TeX 排版命令，可以比较美观地显示图形中的数学公式。个人比较推荐这个类库。可以用于生成通常是由 matlab 或者 Mathematica 生成的高质量图表。</text:p>
          <text:p text:style-name="Text_20_body">2.<text:span text:style-name="Strong_20_Emphasis">Cairoplot</text:span></text:p>
          <text:p text:style-name="Text_20_body">官网：<text:a xlink:type="simple" xlink:href="http://linil.wordpress.com/2008/09/16/cairoplot-11/" office:target-frame-name="_blank" xlink:show="new">http://linil.wordpress.com/2008/09/16/cairoplot-11/</text:a> ，(友情提示：需要翻墙)。Cairoplot在网页上的表现力堪比flex中的图表图形效果。非常漂亮，非常赞！但是这个似乎只能跑在linux平台上。所以很多windows用户估计要失望了。</text:p>
          <text:p text:style-name="Text_20_body">3.<text:span text:style-name="Strong_20_Emphasis">Chaco</text:span></text:p>
          <text:p text:style-name="Text_20_body">官网：<text:a xlink:type="simple" xlink:href="http://code.enthought.com/chaco/" office:target-frame-name="_blank" xlink:show="new">http://code.enthought.com/chaco/</text:a> ，Chaco是一个2D的绘图库。其中文简单教程参考：<text:a xlink:type="simple" xlink:href="http://hyry.dip.jp/pydoc/chaco_intro.html" office:target-frame-name="_blank" xlink:show="new">http://hyry.dip.jp/pydoc/chaco_intro.html</text:a></text:p>
          <text:p text:style-name="Text_20_body">更多资料：</text:p>
          <text:list xml:id="list2062921500" text:style-name="L2">
            <text:list-item>
              <text:p text:style-name="P50"><text:a xlink:type="simple" xlink:href="http://cairoplot.sourceforge.net/index.html" office:target-frame-name="_blank" xlink:show="new">http://cairoplot.sourceforge.net/index.html</text:a></text:p>
            </text:list-item>
            <text:list-item>
              <text:p text:style-name="P50"><text:a xlink:type="simple" xlink:href="https://github.com/rodrigoaraujo01/cairoplot" office:target-frame-name="_blank" xlink:show="new">https://github.com/rodrigoaraujo01/cairoplot</text:a></text:p>
            </text:list-item>
            <text:list-item>
              <text:p text:style-name="P48"><text:a xlink:type="simple" xlink:href="https://groups.google.com/forum/?fromgroups#%21forum/cairoplot" office:target-frame-name="_blank" xlink:show="new">https://groups.google.com/forum/?fromgroups#!forum/cairoplot</text:a></text:p>
            </text:list-item>
          </text:list>
          <text:p text:style-name="Text_20_body"><text:soft-page-break/>4.<text:span text:style-name="Strong_20_Emphasis">Python Google Chart,</text:span></text:p>
          <text:p text:style-name="Text_20_body">官网：<text:a xlink:type="simple" xlink:href="http://pygooglechart.slowchop.com/" office:target-frame-name="_blank" xlink:show="new">http://pygooglechart.slowchop.com/</text:a> 。从命名方式来看，这个肯定与google chart扯上了关系。所以该类库是对Google chart API的一个完整封装。</text:p>
          <text:p text:style-name="Text_20_body">5.<text:span text:style-name="Strong_20_Emphasis">PyCha</text:span>,</text:p>
          <text:p text:style-name="Text_20_body">官网：<text:a xlink:type="simple" xlink:href="https://bitbucket.org/lgs/pycha/wiki/Home" office:target-frame-name="_blank" xlink:show="new">https://bitbucket.org/lgs/pycha/wiki/Home</text:a> 。PyCha可是说是Cairo 类库的一个简单封装，为了是实现轻量级，以及容易使用，当然还做了一些优化等。</text:p>
          <text:p text:style-name="Text_20_body">6.<text:span text:style-name="Strong_20_Emphasis">pyOFC2</text:span>，</text:p>
          <text:p text:style-name="Text_20_body">官网：<text:a xlink:type="simple" xlink:href="http://btbytes.github.com/pyofc2/" office:target-frame-name="_blank" xlink:show="new">http://btbytes.github.com/pyofc2/</text:a> 。它是Open Falsh Library的Python类库。所以图形具有Flash效果，可以随鼠标移动动态显示图标中信息，这是优越于其他静态图示的。</text:p>
          <text:p text:style-name="Text_20_body">7.<text:span text:style-name="Strong_20_Emphasis">Pychart</text:span>，</text:p>
          <text:p text:style-name="Text_20_body">官网：<text:a xlink:type="simple" xlink:href="http://home.gna.org/pychart/" office:target-frame-name="_blank" xlink:show="new">http://home.gna.org/pychart/</text:a> 。pyChart是用于创建高品质封装的PostScript，PDF格式，PNG，或SVG图表Python库。</text:p>
          <text:p text:style-name="Text_20_body">8.<text:span text:style-name="Strong_20_Emphasis">PLPlot</text:span>,</text:p>
          <text:p text:style-name="Text_20_body">官网：<text:a xlink:type="simple" xlink:href="http://plplot.sourceforge.net/" office:target-frame-name="_blank" xlink:show="new">http://plplot.sourceforge.net/</text:a> 。PLPlot是用于创建科学图表的跨平台软件包。以C类库为核心，支持各种语言绑定(C, C++, Fortran, Java, Python, Perl etc.)。开源免费。</text:p>
          <text:p text:style-name="Text_20_body">9.<text:span text:style-name="Strong_20_Emphasis">reportlab</text:span>,</text:p>
          <text:p text:style-name="Text_20_body">官网：<text:a xlink:type="simple" xlink:href="http://www.reportlab.com/software/opensource/" office:target-frame-name="_blank" xlink:show="new">http://www.reportlab.com/software/opensource/</text:a> 。这个我们之前介绍过，参考<text:a xlink:type="simple" xlink:href="http://www.codecho.com/installation-and-example-of-reportlab-in-python/" office:target-frame-name="_blank" xlink:show="new">http://www.codecho.com/installation-and-example-of-reportlab-in-python/</text:a> 。这个类库支持在pdf中画图表。</text:p>
          <text:p text:style-name="Text_20_body">10.<text:span text:style-name="Strong_20_Emphasis">Vpython</text:span>,</text:p>
          <text:p text:style-name="Text_20_body">官网：<text:a xlink:type="simple" xlink:href="http://www.vpython.org/index.html" office:target-frame-name="_blank" xlink:show="new">http://www.vpython.org/index.html</text:a> ，VPython是Visual Python的简写，Visual是由Carnegie Mellon University（卡耐基-梅隆大学）在校学生David Scherer于2000年撰写的一个Python 3D绘图模块。</text:p>
          <text:p text:style-name="Text_20_body">11.<text:span text:style-name="Strong_20_Emphasis">Pycairo</text:span> </text:p>
          <text:p text:style-name="Text_20_body"><text:a xlink:type="simple" xlink:href="http://cairographics.org/pycairo/" office:target-frame-name="_blank" xlink:show="new">http://cairographics.org/pycairo/</text:a>  Pycairo is a set of Python bindings for the cairo graphics library.</text:p>
          <text:p text:style-name="Text_20_body">12.<text:span text:style-name="Strong_20_Emphasis">panda3d</text:span></text:p>
          <text:p text:style-name="Text_20_body"><text:a xlink:type="simple" xlink:href="http://www.panda3d.org/" office:target-frame-name="_blank" xlink:show="new">http://www.panda3d.org/</text:a> Panda3D不像是一个画基本图表的东东，它是一个 3D 引擎，用于三维图形的演示及游戏开发。程序库采用C++以及Python语言来绑定。用panda3d进行游戏开发通常写一段Python或C + +程序控制panda3d程序库。 </text:p>
          <text:p text:style-name="Text_20_body">13.<text:span text:style-name="Strong_20_Emphasis">django-chartit</text:span></text:p>
          <text:p text:style-name="Text_20_body">非常漂亮的，并且与Django集成哦，它与MYSQL数据库集成了~</text:p>
          <text:list xml:id="list1749758033" text:style-name="L3">
            <text:list-item>
              <text:p text:style-name="P51"><text:a xlink:type="simple" xlink:href="http://chartit.shutupandship.com/" office:target-frame-name="_blank" xlink:show="new">http://chartit.shutupandship.com</text:a></text:p>
            </text:list-item>
            <text:list-item>
              <text:p text:style-name="P49"><text:a xlink:type="simple" xlink:href="https://github.com/pgollakota/django-chartit" office:target-frame-name="_blank" xlink:show="new">https://github.com/pgollakota/django-chartit</text:a></text:p>
            </text:list-item>
          </text:list>
          <text:p text:style-name="Text_20_body"><text:soft-page-break/>最后，如果JS还可以的话，大家也可以使用 highcharts.js 与Django 来自己写图表：<text:a xlink:type="simple" xlink:href="http://www.highcharts.com/" office:target-frame-name="_blank" xlink:show="new">http://www.highcharts.com/</text:a></text:p>
        </text:section>
        <text:p text:style-name="Text_20_body"/>
        <text:h text:style-name="Heading_20_1" text:outline-level="1"/>
        <text:h text:style-name="Heading_20_1" text:outline-level="1"/>
        <text:h text:style-name="Heading_20_1" text:outline-level="1">python中使用xlrd、xlwt操作excel表格详解</text:h>
        <text:section text:style-name="Sect1" text:name="Section10">
          <text:p text:style-name="Text_20_body"><text:bookmark text:name="art_demo"/>这篇文章主要介绍了python中使用xlrd、xlwt操作excel表格详解,python操作excel主要用到xlrd和xlwt这两个库，即xlrd是读excel，xlwt是写excel的库,需要的朋友可以参考下</text:p>
        </text:section>
        <text:section text:style-name="Sect1" text:name="Section13">
          <text:p text:style-name="Text_20_body">python操作excel主要用到xlrd和xlwt这两个库，即xlrd是读excel，xlwt是写excel的库。可从这里下载<text:a xlink:type="simple" xlink:href="https://pypi.python.org/pypi">https://pypi.python.org/pypi</text:a>。下面分别记录python读和写excel.</text:p>
          <text:p text:style-name="Text_20_body"><text:span text:style-name="Strong_20_Emphasis">python读excel——xlrd</text:span></text:p>
          <text:p text:style-name="Text_20_body">这个过程有几个比较麻烦的问题，比如读取日期、读合并单元格内容。下面先看看基本的操作：</text:p>
          <text:p text:style-name="Text_20_body">首先读一个excel文件，有两个sheet，测试用第二个sheet，sheet2内容如下：</text:p>
          <text:p text:style-name="Text_20_body"><draw:frame draw:style-name="fr1" draw:name="graphics5" text:anchor-type="as-char" svg:width="4.25in" svg:height="1.9272in" draw:z-index="4"><draw:image xlink:href="http://files.jb51.net/file_images/article/201501/2015129105612767.jpg?2015029105627" xlink:type="simple" xlink:show="embed" xlink:actuate="onLoad"/></draw:frame></text:p>
          <text:p text:style-name="Text_20_body">python 对 excel基本的操作如下：</text:p>
          <text:p text:style-name="Standard"><text:span text:style-name="Source_20_Text"># -*- coding: utf-8 -*-</text:span></text:p>
          <text:p text:style-name="Standard"><text:span text:style-name="Source_20_Text">import</text:span> <text:span text:style-name="Source_20_Text">xlrd</text:span></text:p>
          <text:p text:style-name="Standard"><text:span text:style-name="Source_20_Text">import</text:span> <text:span text:style-name="Source_20_Text">xlwt</text:span></text:p>
          <text:p text:style-name="Standard"><text:span text:style-name="Source_20_Text">from</text:span> <text:span text:style-name="Source_20_Text">datetime import</text:span> <text:span text:style-name="Source_20_Text">date,datetime</text:span></text:p>
          <text:p text:style-name="Standard"> </text:p>
          <text:p text:style-name="Standard"><text:span text:style-name="Source_20_Text">def</text:span> <text:span text:style-name="Source_20_Text">read_excel():</text:span></text:p>
          <text:p text:style-name="Standard"><text:span text:style-name="Source_20_Text">  # 打开文件</text:span></text:p>
          <text:p text:style-name="Standard"><text:span text:style-name="Source_20_Text">  workbook =</text:span> <text:span text:style-name="Source_20_Text">xlrd.open_workbook(r'F:\demo.xlsx')</text:span></text:p>
          <text:p text:style-name="Standard"><text:span text:style-name="Source_20_Text">  # 获取所有sheet</text:span></text:p>
          <text:p text:style-name="Standard"><text:span text:style-name="Source_20_Text">  print</text:span> <text:span text:style-name="Source_20_Text">workbook.sheet_names() # [u'sheet1', u'sheet2']</text:span></text:p>
          <text:p text:style-name="Standard"><text:soft-page-break/><text:span text:style-name="Source_20_Text">  sheet2_name =</text:span> <text:span text:style-name="Source_20_Text">workbook.sheet_names()[1]</text:span></text:p>
          <text:p text:style-name="Standard"> </text:p>
          <text:p text:style-name="Standard"><text:span text:style-name="Source_20_Text">  # 根据sheet索引或者名称获取sheet内容</text:span></text:p>
          <text:p text:style-name="Standard"><text:span text:style-name="Source_20_Text">  sheet2 =</text:span> <text:span text:style-name="Source_20_Text">workbook.sheet_by_index(1) # sheet索引从0开始</text:span></text:p>
          <text:p text:style-name="Standard"><text:span text:style-name="Source_20_Text">  sheet2 =</text:span> <text:span text:style-name="Source_20_Text">workbook.sheet_by_name('sheet2')</text:span></text:p>
          <text:p text:style-name="Standard"> </text:p>
          <text:p text:style-name="Standard"><text:span text:style-name="Source_20_Text">  # sheet的名称，行数，列数</text:span></text:p>
          <text:p text:style-name="Standard"><text:span text:style-name="Source_20_Text">  print</text:span> <text:span text:style-name="Source_20_Text">sheet2.name,sheet2.nrows,sheet2.ncols</text:span></text:p>
          <text:p text:style-name="Standard"> </text:p>
          <text:p text:style-name="Standard"><text:span text:style-name="Source_20_Text">  # 获取整行和整列的值（数组）</text:span></text:p>
          <text:p text:style-name="Standard"><text:span text:style-name="Source_20_Text">  rows =</text:span> <text:span text:style-name="Source_20_Text">sheet2.row_values(3) # 获取第四行内容</text:span></text:p>
          <text:p text:style-name="Standard"><text:span text:style-name="Source_20_Text">  cols =</text:span> <text:span text:style-name="Source_20_Text">sheet2.col_values(2) # 获取第三列内容</text:span></text:p>
          <text:p text:style-name="Standard"><text:span text:style-name="Source_20_Text">  print</text:span> <text:span text:style-name="Source_20_Text">rows</text:span></text:p>
          <text:p text:style-name="Standard"><text:span text:style-name="Source_20_Text">  print</text:span> <text:span text:style-name="Source_20_Text">cols</text:span></text:p>
          <text:p text:style-name="Standard"> </text:p>
          <text:p text:style-name="Standard"><text:span text:style-name="Source_20_Text">  # 获取单元格内容</text:span></text:p>
          <text:p text:style-name="Standard"><text:span text:style-name="Source_20_Text">  print</text:span> <text:span text:style-name="Source_20_Text">sheet2.cell(1,0).value.encode('utf-8')</text:span></text:p>
          <text:p text:style-name="Standard"><text:span text:style-name="Source_20_Text">  print</text:span> <text:span text:style-name="Source_20_Text">sheet2.cell_value(1,0).encode('utf-8')</text:span></text:p>
          <text:p text:style-name="Standard"><text:span text:style-name="Source_20_Text">  print</text:span> <text:span text:style-name="Source_20_Text">sheet2.row(1)[0].value.encode('utf-8')</text:span></text:p>
          <text:p text:style-name="Standard"><text:span text:style-name="Source_20_Text">  </text:span> </text:p>
          <text:p text:style-name="Standard"><text:span text:style-name="Source_20_Text">  # 获取单元格内容的数据类型</text:span></text:p>
          <text:p text:style-name="Standard"><text:span text:style-name="Source_20_Text">  print</text:span> <text:span text:style-name="Source_20_Text">sheet2.cell(1,0).ctype</text:span></text:p>
          <text:p text:style-name="Standard"> </text:p>
          <text:p text:style-name="Standard"><text:span text:style-name="Source_20_Text">if</text:span> <text:span text:style-name="Source_20_Text">__name__ ==</text:span> <text:span text:style-name="Source_20_Text">'__main__':</text:span></text:p>
          <text:p text:style-name="Standard"><text:span text:style-name="Source_20_Text">  read_excel()</text:span></text:p>
          <text:p text:style-name="Text_20_body"/>
          <text:section text:style-name="Sect1" text:name="highlighter_767421">
            <table:table table:name="Table9" table:style-name="Table9">
              <table:table-column table:style-name="Table9.A"/>
              <table:table-column table:style-name="Table9.B"/>
              <table:table-row>
                <table:table-cell table:style-name="Table9.A1" office:value-type="string">
                  <text:p text:style-name="Table_20_Contents"/>
                </table:table-cell>
                <table:table-cell table:style-name="Table9.A1" office:value-type="string">
                  <text:p text:style-name="Table_20_Contents"><text:span text:style-name="Source_20_Text"/></text:p>
                </table:table-cell>
              </table:table-row>
            </table:table>
          </text:section>
          <text:p text:style-name="Text_20_body">运行结果如下：</text:p>
          <text:p text:style-name="Text_20_body"><draw:frame draw:style-name="fr1" draw:name="graphics6" text:anchor-type="as-char" svg:width="6.4583in" svg:height="1.7291in" draw:z-index="5"><draw:image xlink:href="http://files.jb51.net/file_images/article/201501/2015129105924806.jpg?20150291108" xlink:type="simple" xlink:show="embed" xlink:actuate="onLoad"/></draw:frame></text:p>
          <text:p text:style-name="Text_20_body">那么问题来了，上面的运行结果中红框框中的字段明明是出生日期，可显示的确实浮点数。好的，来解决第一个问题：</text:p>
          <text:p text:style-name="Text_20_body"><text:span text:style-name="Strong_20_Emphasis">1、python读取excel中单元格内容为日期的方式</text:span></text:p>
          <text:p text:style-name="Text_20_body">python读取excel中单元格的内容返回的有5种类型，即上面例子中的ctype:</text:p>
          <text:section text:style-name="Sect1" text:name="highlighter_723658">
            <table:table table:name="Table10" table:style-name="Table10">
              <table:table-column table:style-name="Table10.A"/>
              <table:table-column table:style-name="Table10.B"/>
              <text:soft-page-break/>
              <table:table-row>
                <table:table-cell table:style-name="Table10.A1" office:value-type="string">
                  <text:p text:style-name="Table_20_Contents">1</text:p>
                </table:table-cell>
                <table:table-cell table:style-name="Table10.A1" office:value-type="string">
                  <text:p text:style-name="Table_20_Contents"><text:span text:style-name="Source_20_Text">ctype : 0</text:span> <text:span text:style-name="Source_20_Text">empty,1</text:span> <text:span text:style-name="Source_20_Text">string, 2</text:span> <text:span text:style-name="Source_20_Text">number, 3</text:span> <text:span text:style-name="Source_20_Text">date, 4</text:span> <text:span text:style-name="Source_20_Text">boolean, 5</text:span> <text:span text:style-name="Source_20_Text">error</text:span></text:p>
                </table:table-cell>
              </table:table-row>
            </table:table>
          </text:section>
          <text:p text:style-name="Text_20_body">即date的ctype=3，这时需要使用xlrd的xldate_as_tuple来处理为date格式，先判断表格的ctype=3时xldate才能开始操作。现在命令行看下：</text:p>
          <text:p text:style-name="Text_20_body">&gt;&gt;&gt; sheet2.cell(2,2).ctype #1990/2/22</text:p>
          <text:p text:style-name="Text_20_body">&gt;&gt;&gt; sheet2.cell(2,1).ctype #24</text:p>
          <text:p text:style-name="Text_20_body">&gt;&gt;&gt; sheet2.cell(2,0).ctype #小胖</text:p>
          <text:p text:style-name="Text_20_body">&gt;&gt;&gt; sheet2.cell(2,4).ctype #空值（这里是合并单元格的原因）</text:p>
          <text:p text:style-name="Text_20_body">&gt;&gt;&gt; sheet2.cell(2,2).value #1990/2/22</text:p>
          <text:p text:style-name="Text_20_body">33656.0</text:p>
          <text:p text:style-name="Text_20_body">&gt;&gt;&gt; xlrd.xldate_as_tuple(sheet2.cell_value(2,2),workbook.datemode)</text:p>
          <text:p text:style-name="Text_20_body">(1992, 2, 22, 0, 0, 0)</text:p>
          <text:p text:style-name="Text_20_body">&gt;&gt;&gt; date_value = xlrd.xldate_as_tuple(sheet2.cell_value(2,2),workbook.datemode)</text:p>
          <text:p text:style-name="Text_20_body">&gt;&gt;&gt; date_value</text:p>
          <text:p text:style-name="Text_20_body">(1992, 2, 22, 0, 0, 0)</text:p>
          <text:p text:style-name="Text_20_body">&gt;&gt;&gt; date(*date_value[:3])</text:p>
          <text:p text:style-name="Text_20_body">datetime.date(1992, 2, 22)</text:p>
          <text:p text:style-name="Text_20_body">&gt;&gt;&gt; date(*date_value[:3]).strftime('%Y/%m/%d') </text:p>
          <text:p text:style-name="Text_20_body">'1992/02/22'</text:p>
          <text:section text:style-name="Sect1" text:name="highlighter_305045">
            <table:table table:name="Table11" table:style-name="Table11">
              <table:table-column table:style-name="Table11.A"/>
              <table:table-column table:style-name="Table11.B"/>
              <table:table-row>
                <table:table-cell table:style-name="Table11.A1" office:value-type="string">
                  <text:p text:style-name="Table_20_Contents"/>
                </table:table-cell>
                <table:table-cell table:style-name="Table11.A1" office:value-type="string">
                  <text:p text:style-name="Table_20_Contents"><text:span text:style-name="Source_20_Text"/></text:p>
                </table:table-cell>
              </table:table-row>
            </table:table>
          </text:section>
          <text:p text:style-name="Text_20_body">即可以做下简单处理，判断ctype是否等于3，如果等于3，则用时间格式处理：</text:p>
          <text:section text:style-name="Sect1" text:name="highlighter_371517">
            <table:table table:name="Table12" table:style-name="Table12">
              <table:table-column table:style-name="Table12.A"/>
              <table:table-column table:style-name="Table12.B"/>
              <table:table-row>
                <table:table-cell table:style-name="Table12.A1" office:value-type="string">
                  <text:p text:style-name="Table_20_Contents">1</text:p>
                  <text:p text:style-name="Table_20_Contents">2</text:p>
                  <text:p text:style-name="Table_20_Contents">3</text:p>
                </table:table-cell>
                <table:table-cell table:style-name="Table12.A1" office:value-type="string">
                  <text:p text:style-name="Table_20_Contents"><text:span text:style-name="Source_20_Text">if</text:span> <text:span text:style-name="Source_20_Text">(sheet.cell(row,col).ctype ==</text:span> <text:span text:style-name="Source_20_Text">3):</text:span></text:p>
                  <text:p text:style-name="Table_20_Contents"><text:span text:style-name="Source_20_Text">  date_value =</text:span> <text:span text:style-name="Source_20_Text">xlrd.xldate_as_tuple(sheet.cell_value(rows,3),book.datemode)</text:span></text:p>
                  <text:p text:style-name="Table_20_Contents"><text:span text:style-name="Source_20_Text">  date_tmp =</text:span> <text:span text:style-name="Source_20_Text">date(*date_value[:3]).strftime('%Y/%m/%d')</text:span></text:p>
                </table:table-cell>
              </table:table-row>
            </table:table>
          </text:section>
          <text:p text:style-name="Text_20_body">那么问题又来了，上面 sheet2.cell(2,4).ctype 返回的值是0，说明这个单元格的值是空值，明明是合并的单元格内容"好朋友"，这个是我觉得这个包功能不完善的地方，如果是合并的单元格那么应该合并的单 元格的内容一样，但是它只是合并的第一个单元格的有值，其它的为空。</text:p>
          <text:section text:style-name="Sect1" text:name="highlighter_787503">
            <table:table table:name="Table13" table:style-name="Table13">
              <table:table-column table:style-name="Table13.A"/>
              <table:table-column table:style-name="Table13.B"/>
              <text:soft-page-break/>
              <table:table-row>
                <table:table-cell table:style-name="Table1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able:table-cell>
                <table:table-cell table:style-name="Table13.A1" office:value-type="string">
                  <text:p text:style-name="Table_20_Contents"><text:span text:style-name="Source_20_Text">&gt;&gt;&gt; sheet2.col_values(4)</text:span></text:p>
                  <text:p text:style-name="Table_20_Contents"><text:span text:style-name="Source_20_Text">[u'\u5173\u7cfb', u'\u597d\u670b\u53cb', '', u'\u540c\u5b66', '', '', u'\u4e00\u4e2a\u4eba', '']</text:span></text:p>
                  <text:p text:style-name="Table_20_Contents"><text:span text:style-name="Source_20_Text">&gt;&gt;&gt; for</text:span> <text:span text:style-name="Source_20_Text">i in</text:span> <text:span text:style-name="Source_20_Text">range(sheet2.nrows):</text:span></text:p>
                  <text:p text:style-name="Table_20_Contents"><text:span text:style-name="Source_20_Text">  print</text:span> <text:span text:style-name="Source_20_Text">sheet2.col_values(4)[i]</text:span></text:p>
                  <text:p text:style-name="Table_20_Contents"><text:span text:style-name="Source_20_Text">关系</text:span></text:p>
                  <text:p text:style-name="Table_20_Contents"><text:span text:style-name="Source_20_Text">好朋友</text:span></text:p>
                  <text:p text:style-name="Table_20_Contents"> </text:p>
                  <text:p text:style-name="Table_20_Contents"><text:span text:style-name="Source_20_Text">同学</text:span></text:p>
                  <text:p text:style-name="Table_20_Contents"> </text:p>
                  <text:p text:style-name="Table_20_Contents"> </text:p>
                  <text:p text:style-name="Table_20_Contents"><text:span text:style-name="Source_20_Text">一个人</text:span></text:p>
                  <text:p text:style-name="Table_20_Contents"> </text:p>
                  <text:p text:style-name="Table_20_Contents"><text:span text:style-name="Source_20_Text">&gt;&gt;&gt; sheet2.row_values(7)</text:span></text:p>
                  <text:p text:style-name="Table_20_Contents"><text:span text:style-name="Source_20_Text">[u'\u65e0\u540d', 20.0, u'\u6682\u65e0', '', '']</text:span></text:p>
                  <text:p text:style-name="Table_20_Contents"><text:span text:style-name="Source_20_Text">&gt;&gt;&gt; for</text:span> <text:span text:style-name="Source_20_Text">i in</text:span> <text:span text:style-name="Source_20_Text">range(sheet2.ncols):</text:span></text:p>
                  <text:p text:style-name="Table_20_Contents"><text:span text:style-name="Source_20_Text">  print</text:span> <text:span text:style-name="Source_20_Text">sheet2.row_values(7)[i]</text:span></text:p>
                  <text:p text:style-name="Table_20_Contents"><text:span text:style-name="Source_20_Text">无名</text:span></text:p>
                  <text:p text:style-name="Table_20_Contents"><text:span text:style-name="Source_20_Text">20.0</text:span></text:p>
                  <text:p text:style-name="Table_20_Contents"><text:span text:style-name="Source_20_Text">暂无</text:span></text:p>
                  <text:p text:style-name="Table_20_Contents"> </text:p>
                  <text:p text:style-name="Table_20_Contents"> </text:p>
                  <text:p text:style-name="Table_20_Contents"><text:span text:style-name="Source_20_Text">&gt;&gt;&gt;</text:span></text:p>
                </table:table-cell>
              </table:table-row>
            </table:table>
          </text:section>
          <text:p text:style-name="Text_20_body"><text:span text:style-name="Strong_20_Emphasis">2、读取合并单元格的内容</text:span></text:p>
          <text:p text:style-name="Text_20_body">这个是真没技巧，只能获取合并单元格的第一个cell的行列索引，才能读到值，读错了就是空值。</text:p>
          <text:p text:style-name="Text_20_body">即合并行单元格读取行的第一个索引，合并列单元格读取列的第一个索引，如上述，读取行合并单元格"好朋友"和读取列合并单元格"暂无"只能如下方式：</text:p>
          <text:section text:style-name="Sect1" text:name="highlighter_909706">
            <text:p text:style-name="P13"><text:a xlink:type="simple" xlink:href="http://www.jb51.net/article/60510.htm#">?</text:a></text:p>
            <table:table table:name="Table14" table:style-name="Table14">
              <table:table-column table:style-name="Table14.A"/>
              <table:table-column table:style-name="Table14.B"/>
              <table:table-row>
                <table:table-cell table:style-name="Table1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14.A1" office:value-type="string">
                  <text:p text:style-name="Table_20_Contents"><text:span text:style-name="Source_20_Text">&gt;&gt;&gt; print</text:span> <text:span text:style-name="Source_20_Text">sheet2.col_values(4)[1]</text:span></text:p>
                  <text:p text:style-name="Table_20_Contents"><text:span text:style-name="Source_20_Text">好朋友</text:span></text:p>
                  <text:p text:style-name="Table_20_Contents"><text:span text:style-name="Source_20_Text">&gt;&gt;&gt; print</text:span> <text:span text:style-name="Source_20_Text">sheet2.row_values(7)[2]</text:span></text:p>
                  <text:p text:style-name="Table_20_Contents"><text:span text:style-name="Source_20_Text">暂无</text:span></text:p>
                  <text:p text:style-name="Table_20_Contents"> </text:p>
                  <text:p text:style-name="Table_20_Contents"><text:span text:style-name="Source_20_Text">　&gt;&gt;&gt; sheet2.merged_cells # 明明有合并的单元格，为何这里是空</text:span></text:p>
                  <text:p text:style-name="Table_20_Contents"><text:span text:style-name="Source_20_Text"> []</text:span></text:p>
                </table:table-cell>
              </table:table-row>
            </table:table>
          </text:section>
          <text:p text:style-name="Text_20_body">疑问又来了，合并单元格可能出现空值，但是表格本身的普通单元格也可能是空值，要怎么获取单元格所谓的"第一个行或列的索引"呢？</text:p>
          <text:p text:style-name="Text_20_body">这就要先知道哪些是单元格是被合并的！</text:p>
          <text:p text:style-name="Text_20_body"><text:span text:style-name="Strong_20_Emphasis">3、获取合并的单元格</text:span></text:p>
          <text:p text:style-name="Text_20_body"><text:soft-page-break/>读取文件的时候需要将formatting_info参数设置为True，默认是False，所以上面获取合并的单元格数组为空，</text:p>
          <text:section text:style-name="Sect1" text:name="highlighter_945859">
            <text:p text:style-name="P13"><text:a xlink:type="simple" xlink:href="http://www.jb51.net/article/60510.htm#">?</text:a></text:p>
            <table:table table:name="Table15" table:style-name="Table15">
              <table:table-column table:style-name="Table15.A"/>
              <table:table-column table:style-name="Table15.B"/>
              <table:table-row>
                <table:table-cell table:style-name="Table15.A1" office:value-type="string">
                  <text:p text:style-name="Table_20_Contents">1</text:p>
                  <text:p text:style-name="Table_20_Contents">2</text:p>
                  <text:p text:style-name="Table_20_Contents">3</text:p>
                  <text:p text:style-name="Table_20_Contents">4</text:p>
                </table:table-cell>
                <table:table-cell table:style-name="Table15.A1" office:value-type="string">
                  <text:p text:style-name="Table_20_Contents"><text:span text:style-name="Source_20_Text">&gt;&gt;&gt; workbook =</text:span> <text:span text:style-name="Source_20_Text">xlrd.open_workbook(r'F:\demo.xlsx',formatting_info=True)</text:span></text:p>
                  <text:p text:style-name="Table_20_Contents"><text:span text:style-name="Source_20_Text">&gt;&gt;&gt; sheet2 =</text:span> <text:span text:style-name="Source_20_Text">workbook.sheet_by_name('sheet2')</text:span></text:p>
                  <text:p text:style-name="Table_20_Contents"><text:span text:style-name="Source_20_Text">&gt;&gt;&gt; sheet2.merged_cells</text:span></text:p>
                  <text:p text:style-name="Table_20_Contents"><text:span text:style-name="Source_20_Text">[(7, 8, 2, 5), (1, 3, 4, 5), (3, 6, 4, 5)]</text:span></text:p>
                </table:table-cell>
              </table:table-row>
            </table:table>
          </text:section>
          <text:p text:style-name="Text_20_body">merged_cells返回的这四个参数的含义是：(row,row_range,col,col_range),其中 [row,row_range)包括row,不包括row_range,col也是一样，即(1, 3, 4, 5)的含义是：第1到2行（不包括3）合并，(7, 8, 2, 5)的含义是：第2到4列合并。</text:p>
          <text:p text:style-name="Text_20_body">利用这个，可以分别获取合并的三个单元格的内容：</text:p>
          <text:section text:style-name="Sect1" text:name="highlighter_364510">
            <text:p text:style-name="P13"><text:a xlink:type="simple" xlink:href="http://www.jb51.net/article/60510.htm#">?</text:a></text:p>
            <table:table table:name="Table16" table:style-name="Table16">
              <table:table-column table:style-name="Table16.A"/>
              <table:table-column table:style-name="Table16.B"/>
              <table:table-row>
                <table:table-cell table:style-name="Table1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16.A1" office:value-type="string">
                  <text:p text:style-name="Table_20_Contents"><text:span text:style-name="Source_20_Text">&gt;&gt;&gt; print</text:span> <text:span text:style-name="Source_20_Text">sheet2.cell_value(1,4)  #(1, 3, 4, 5)</text:span></text:p>
                  <text:p text:style-name="Table_20_Contents"><text:span text:style-name="Source_20_Text">好朋友</text:span></text:p>
                  <text:p text:style-name="Table_20_Contents"><text:span text:style-name="Source_20_Text">&gt;&gt;&gt; print</text:span> <text:span text:style-name="Source_20_Text">sheet2.cell_value(3,4)  #(3, 6, 4, 5)</text:span></text:p>
                  <text:p text:style-name="Table_20_Contents"><text:span text:style-name="Source_20_Text">同学</text:span></text:p>
                  <text:p text:style-name="Table_20_Contents"><text:span text:style-name="Source_20_Text">&gt;&gt;&gt; print</text:span> <text:span text:style-name="Source_20_Text">sheet2.cell_value(7,2)  #(7, 8, 2, 5)</text:span></text:p>
                  <text:p text:style-name="Table_20_Contents"><text:span text:style-name="Source_20_Text">暂无</text:span></text:p>
                </table:table-cell>
              </table:table-row>
            </table:table>
          </text:section>
          <text:p text:style-name="Text_20_body">发现规律了没？是的，获取merge_cells返回的row和col低位的索引即可！ 于是可以这样一劳永逸：</text:p>
          <text:section text:style-name="Sect1" text:name="highlighter_672083">
            <table:table table:name="Table17" table:style-name="Table17">
              <table:table-column table:style-name="Table17.A"/>
              <table:table-column table:style-name="Table17.B"/>
              <table:table-row>
                <table:table-cell table:style-name="Table1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e17.A1" office:value-type="string">
                  <text:p text:style-name="Table_20_Contents"><text:span text:style-name="Source_20_Text">&gt;&gt;&gt; merge =</text:span> <text:span text:style-name="Source_20_Text">[]</text:span></text:p>
                  <text:p text:style-name="Table_20_Contents"><text:span text:style-name="Source_20_Text">&gt;&gt;&gt; for</text:span> <text:span text:style-name="Source_20_Text">(rlow,rhigh,clow,chigh) in</text:span> <text:span text:style-name="Source_20_Text">sheet2.merged_cells:</text:span></text:p>
                  <text:p text:style-name="Table_20_Contents"><text:span text:style-name="Source_20_Text">  merge.append([rlow,clow])</text:span></text:p>
                  <text:p text:style-name="Table_20_Contents"><text:span text:style-name="Source_20_Text">  </text:span> </text:p>
                  <text:p text:style-name="Table_20_Contents"><text:span text:style-name="Source_20_Text">&gt;&gt;&gt; merge</text:span></text:p>
                  <text:p text:style-name="Table_20_Contents"><text:span text:style-name="Source_20_Text">[[7, 2], [1, 4], [3, 4]]</text:span></text:p>
                  <text:p text:style-name="Table_20_Contents"><text:span text:style-name="Source_20_Text">&gt;&gt;&gt; for</text:span> <text:span text:style-name="Source_20_Text">index in</text:span> <text:span text:style-name="Source_20_Text">merge:</text:span></text:p>
                  <text:p text:style-name="Table_20_Contents"><text:span text:style-name="Source_20_Text">  print</text:span> <text:span text:style-name="Source_20_Text">sheet2.cell_value(index[0],index[1])</text:span></text:p>
                  <text:p text:style-name="Table_20_Contents"><text:span text:style-name="Source_20_Text">  </text:span> </text:p>
                  <text:p text:style-name="Table_20_Contents"><text:span text:style-name="Source_20_Text">暂无</text:span></text:p>
                  <text:p text:style-name="Table_20_Contents"><text:span text:style-name="Source_20_Text">好朋友</text:span></text:p>
                  <text:p text:style-name="Table_20_Contents"><text:span text:style-name="Source_20_Text">同学</text:span></text:p>
                  <text:p text:style-name="Table_20_Contents"><text:span text:style-name="Source_20_Text">&gt;&gt;&gt;</text:span></text:p>
                </table:table-cell>
              </table:table-row>
            </table:table>
          </text:section>
          <text:p text:style-name="Text_20_body"/>
          <text:p text:style-name="Text_20_body"><text:span text:style-name="Strong_20_Emphasis">python写excel——xlwt</text:span></text:p>
          <text:p text:style-name="Text_20_body">写excel的难点可能不在构造一个workbook的本身，而是填充的数据，不过这不在范围内。在写excel的操作中也有棘手的问题，比如写入合并的单元格就是比较麻烦的，另外写入还有不同的样式。这些要看源码才能研究的透。</text:p>
          <text:p text:style-name="Text_20_body">我"构思"了如下面的sheet1，即要用xlwt实现的东西：</text:p>
          <text:p text:style-name="Text_20_body"><text:soft-page-break/><draw:frame draw:style-name="fr1" draw:name="graphics7" text:anchor-type="as-char" svg:width="5.7811in" svg:height="4.1252in" draw:z-index="6"><draw:image xlink:href="http://files.jb51.net/file_images/article/201501/2015129110101508.png?201502911113" xlink:type="simple" xlink:show="embed" xlink:actuate="onLoad"/></draw:frame></text:p>
          <text:p text:style-name="Text_20_body">基本上看起来还算复杂，而且看起来"很正规"，完全是个人杜撰。</text:p>
          <text:p text:style-name="Text_20_body">代码如下：</text:p>
          <text:p text:style-name="Standard"><text:span text:style-name="Source_20_Text">'''</text:span></text:p>
          <text:p text:style-name="Standard"><text:span text:style-name="Source_20_Text">设置单元格样式</text:span></text:p>
          <text:p text:style-name="Standard"><text:span text:style-name="Source_20_Text">'''</text:span></text:p>
          <text:p text:style-name="Standard"> </text:p>
          <text:p text:style-name="Standard"><text:span text:style-name="Source_20_Text">def</text:span> <text:span text:style-name="Source_20_Text">set_style(name,height,bold=False):</text:span></text:p>
          <text:p text:style-name="Standard"><text:span text:style-name="Source_20_Text">  style =</text:span> <text:span text:style-name="Source_20_Text">xlwt.XFStyle() # 初始化样式</text:span></text:p>
          <text:p text:style-name="Standard"> </text:p>
          <text:p text:style-name="Standard"><text:span text:style-name="Source_20_Text">  font =</text:span> <text:span text:style-name="Source_20_Text">xlwt.Font() # 为样式创建字体</text:span></text:p>
          <text:p text:style-name="Standard"><text:span text:style-name="Source_20_Text">  font.name =</text:span> <text:span text:style-name="Source_20_Text">name # 'Times New Roman'</text:span></text:p>
          <text:p text:style-name="Standard"><text:span text:style-name="Source_20_Text">  font.bold =</text:span> <text:span text:style-name="Source_20_Text">bold</text:span></text:p>
          <text:p text:style-name="Standard"><text:span text:style-name="Source_20_Text">  font.color_index =</text:span> <text:span text:style-name="Source_20_Text">4</text:span></text:p>
          <text:p text:style-name="Standard"><text:span text:style-name="Source_20_Text">  font.height =</text:span> <text:span text:style-name="Source_20_Text">height</text:span></text:p>
          <text:p text:style-name="Standard"> </text:p>
          <text:p text:style-name="Standard"><text:span text:style-name="Source_20_Text">  # borders= xlwt.Borders()</text:span></text:p>
          <text:p text:style-name="Standard"><text:span text:style-name="Source_20_Text">  # borders.left= 6</text:span></text:p>
          <text:p text:style-name="Standard"><text:span text:style-name="Source_20_Text">  # borders.right= 6</text:span></text:p>
          <text:p text:style-name="Standard"><text:span text:style-name="Source_20_Text">  # borders.top= 6</text:span></text:p>
          <text:p text:style-name="Standard"><text:span text:style-name="Source_20_Text">  # borders.bottom= 6</text:span></text:p>
          <text:p text:style-name="Standard"> </text:p>
          <text:p text:style-name="Standard"><text:span text:style-name="Source_20_Text">  style.font =</text:span> <text:span text:style-name="Source_20_Text">font</text:span></text:p>
          <text:p text:style-name="Standard"><text:soft-page-break/><text:span text:style-name="Source_20_Text">  # style.borders = borders</text:span></text:p>
          <text:p text:style-name="Standard"> </text:p>
          <text:p text:style-name="Standard"><text:span text:style-name="Source_20_Text">  return</text:span> <text:span text:style-name="Source_20_Text">style</text:span></text:p>
          <text:p text:style-name="Standard"> </text:p>
          <text:p text:style-name="Standard"> </text:p>
          <text:p text:style-name="Standard"><text:span text:style-name="Source_20_Text">#写excel</text:span></text:p>
          <text:p text:style-name="Standard"><text:span text:style-name="Source_20_Text">def</text:span> <text:span text:style-name="Source_20_Text">write_excel():</text:span></text:p>
          <text:p text:style-name="Standard"><text:span text:style-name="Source_20_Text">  f =</text:span> <text:span text:style-name="Source_20_Text">xlwt.Workbook() #创建工作簿</text:span></text:p>
          <text:p text:style-name="Standard"> </text:p>
          <text:p text:style-name="Standard"><text:span text:style-name="Source_20_Text">  '''</text:span></text:p>
          <text:p text:style-name="Standard"><text:span text:style-name="Source_20_Text">  创建第一个sheet:</text:span></text:p>
          <text:p text:style-name="Standard"><text:span text:style-name="Source_20_Text">    sheet1</text:span></text:p>
          <text:p text:style-name="Standard"><text:span text:style-name="Source_20_Text">  '''</text:span></text:p>
          <text:p text:style-name="Standard"><text:span text:style-name="Source_20_Text">  sheet1 =</text:span> <text:span text:style-name="Source_20_Text">f.add_sheet(u'sheet1',cell_overwrite_ok=True) #创建sheet</text:span></text:p>
          <text:p text:style-name="Standard"><text:span text:style-name="Source_20_Text">  row0 =</text:span> <text:span text:style-name="Source_20_Text">[u'业务',u'状态',u'北京',u'上海',u'广州',u'深圳',u'状态小计',u'合计']</text:span></text:p>
          <text:p text:style-name="Standard"><text:span text:style-name="Source_20_Text">  column0 =</text:span> <text:span text:style-name="Source_20_Text">[u'机票',u'船票',u'火车票',u'汽车票',u'其它']</text:span></text:p>
          <text:p text:style-name="Standard"><text:span text:style-name="Source_20_Text">  status =</text:span> <text:span text:style-name="Source_20_Text">[u'预订',u'出票',u'退票',u'业务小计']</text:span></text:p>
          <text:p text:style-name="Standard"> </text:p>
          <text:p text:style-name="Standard"><text:span text:style-name="Source_20_Text">  #生成第一行</text:span></text:p>
          <text:p text:style-name="Standard"><text:span text:style-name="Source_20_Text">  for</text:span> <text:span text:style-name="Source_20_Text">i in</text:span> <text:span text:style-name="Source_20_Text">range(0,len(row0)):</text:span></text:p>
          <text:p text:style-name="Standard"><text:span text:style-name="Source_20_Text">    sheet1.write(0,i,row0[i],set_style('Times New Roman',220,True))</text:span></text:p>
          <text:p text:style-name="Standard"> </text:p>
          <text:p text:style-name="Standard"><text:span text:style-name="Source_20_Text">  #生成第一列和最后一列(合并4行)</text:span></text:p>
          <text:p text:style-name="Standard"><text:span text:style-name="Source_20_Text">  i, j =</text:span> <text:span text:style-name="Source_20_Text">1, 0</text:span></text:p>
          <text:p text:style-name="Standard"><text:span text:style-name="Source_20_Text">  while</text:span> <text:span text:style-name="Source_20_Text">i &lt; 4*len(column0) and</text:span> <text:span text:style-name="Source_20_Text">j &lt; len(column0):</text:span></text:p>
          <text:p text:style-name="Standard"><text:span text:style-name="Source_20_Text">    sheet1.write_merge(i,i+3,0,0,column0[j],set_style('Arial',220,True)) #第一列</text:span></text:p>
          <text:p text:style-name="Standard"><text:span text:style-name="Source_20_Text">    sheet1.write_merge(i,i+3,7,7) #最后一列"合计"</text:span></text:p>
          <text:p text:style-name="Standard"><text:span text:style-name="Source_20_Text">    i +=</text:span> <text:span text:style-name="Source_20_Text">4</text:span></text:p>
          <text:p text:style-name="Standard"><text:span text:style-name="Source_20_Text">    j +=</text:span> <text:span text:style-name="Source_20_Text">1</text:span></text:p>
          <text:p text:style-name="Standard"> </text:p>
          <text:p text:style-name="Standard"><text:span text:style-name="Source_20_Text">  sheet1.write_merge(21,21,0,1,u'合计',set_style('Times New Roman',220,True))</text:span></text:p>
          <text:p text:style-name="Standard"> </text:p>
          <text:p text:style-name="Standard"><text:span text:style-name="Source_20_Text">  #生成第二列</text:span></text:p>
          <text:p text:style-name="Standard"><text:span text:style-name="Source_20_Text">  i =</text:span> <text:span text:style-name="Source_20_Text">0</text:span></text:p>
          <text:p text:style-name="Standard"><text:span text:style-name="Source_20_Text">  while</text:span> <text:span text:style-name="Source_20_Text">i &lt; 4*len(column0):</text:span></text:p>
          <text:p text:style-name="Standard"><text:span text:style-name="Source_20_Text">    for</text:span> <text:span text:style-name="Source_20_Text">j in</text:span> <text:span text:style-name="Source_20_Text">range(0,len(status)):</text:span></text:p>
          <text:p text:style-name="Standard"><text:span text:style-name="Source_20_Text">      sheet1.write(j+i+1,1,status[j])</text:span></text:p>
          <text:p text:style-name="Standard"><text:span text:style-name="Source_20_Text">    i +=</text:span> <text:span text:style-name="Source_20_Text">4</text:span></text:p>
          <text:p text:style-name="Standard"> </text:p>
          <text:p text:style-name="Standard"><text:span text:style-name="Source_20_Text">  f.save('demo1.xlsx') #保存文件</text:span></text:p>
          <text:p text:style-name="Standard"> </text:p>
          <text:p text:style-name="Standard"><text:soft-page-break/><text:span text:style-name="Source_20_Text">if</text:span> <text:span text:style-name="Source_20_Text">__name__ ==</text:span> <text:span text:style-name="Source_20_Text">'__main__':</text:span></text:p>
          <text:p text:style-name="Standard"><text:span text:style-name="Source_20_Text">  #generate_workbook()</text:span></text:p>
          <text:p text:style-name="Standard"><text:span text:style-name="Source_20_Text">  #read_excel()</text:span></text:p>
          <text:p text:style-name="Standard"><text:span text:style-name="Source_20_Text">  write_excel()</text:span></text:p>
          <text:p text:style-name="Text_20_body"/>
          <text:section text:style-name="Sect1" text:name="highlighter_130445">
            <table:table table:name="Table18" table:style-name="Table18">
              <table:table-column table:style-name="Table18.A"/>
              <table:table-column table:style-name="Table18.B"/>
              <table:table-row>
                <table:table-cell table:style-name="Table18.A1" office:value-type="string">
                  <text:p text:style-name="Table_20_Contents"/>
                </table:table-cell>
                <table:table-cell table:style-name="Table18.A1" office:value-type="string">
                  <text:p text:style-name="Table_20_Contents"><text:span text:style-name="Source_20_Text"/></text:p>
                </table:table-cell>
              </table:table-row>
            </table:table>
          </text:section>
          <text:p text:style-name="Text_20_body">需要稍作解释的就是write_merge方法：</text:p>
          <text:p text:style-name="Text_20_body">write_merge(x, x + m, y, w + n, string, sytle)<text:line-break/>x表示行，y表示列，m表示跨行个数，n表示跨列个数，string表示要写入的单元格内容，style表示单元格样式。其中，x，y，w，h，都是以0开始计算的。</text:p>
          <text:p text:style-name="Text_20_body">这个和xlrd中的读合并单元格的不太一样。</text:p>
          <text:p text:style-name="Text_20_body">如上述：sheet1.write_merge(21,21,0,1,u'合计',set_style('Times New Roman',220,True))</text:p>
          <text:p text:style-name="Text_20_body">即在22行合并第1,2列，合并后的单元格内容为"合计"，并设置了style。</text:p>
          <text:p text:style-name="Text_20_body"> </text:p>
          <text:p text:style-name="Text_20_body">如果需要创建多个sheet，则只要f.add_sheet即可。</text:p>
          <text:p text:style-name="Text_20_body">如在上述write_excel函数里f.save('demo1.xlsx') 这句之前再创建一个sheet2，效果如下：</text:p>
          <text:p text:style-name="Text_20_body"><draw:frame draw:style-name="fr1" draw:name="graphics8" text:anchor-type="as-char" svg:width="3.7917in" svg:height="2.4165in" draw:z-index="7"><draw:image xlink:href="http://files.jb51.net/file_images/article/201501/2015129110130925.jpg?201502911144" xlink:type="simple" xlink:show="embed" xlink:actuate="onLoad"/></draw:frame></text:p>
          <text:p text:style-name="Text_20_body">代码也是真真的easy的了：</text:p>
          <text:section text:style-name="Sect1" text:name="highlighter_716532">
            <text:p text:style-name="P13"><text:a xlink:type="simple" xlink:href="http://www.jb51.net/article/60510.htm#">?</text:a></text:p>
            <table:table table:name="Table19" table:style-name="Table19">
              <table:table-column table:style-name="Table19.A"/>
              <table:table-column table:style-name="Table19.B"/>
              <table:table-row>
                <table:table-cell table:style-name="Table1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text:soft-page-break/>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able:table-cell>
                <table:table-cell table:style-name="Table19.A1" office:value-type="string">
                  <text:p text:style-name="Table_20_Contents"><text:span text:style-name="Source_20_Text">'''</text:span></text:p>
                  <text:p text:style-name="Table_20_Contents"><text:span text:style-name="Source_20_Text">  创建第二个sheet:</text:span></text:p>
                  <text:p text:style-name="Table_20_Contents"><text:span text:style-name="Source_20_Text">    sheet2</text:span></text:p>
                  <text:p text:style-name="Table_20_Contents"><text:span text:style-name="Source_20_Text">  '''</text:span></text:p>
                  <text:p text:style-name="Table_20_Contents"><text:span text:style-name="Source_20_Text">  sheet2 =</text:span> <text:span text:style-name="Source_20_Text">f.add_sheet(u'sheet2',cell_overwrite_ok=True) #创建sheet2</text:span></text:p>
                  <text:p text:style-name="Table_20_Contents"><text:span text:style-name="Source_20_Text">  row0 =</text:span> <text:span text:style-name="Source_20_Text">[u'姓名',u'年龄',u'出生日期',u'爱好',u'关系']</text:span></text:p>
                  <text:p text:style-name="Table_20_Contents"><text:span text:style-name="Source_20_Text">  column0 =</text:span> <text:span text:style-name="Source_20_Text">[u'小杰',u'小胖',u'小明',u'大神',u'大仙',u'小敏',u'无名']</text:span></text:p>
                  <text:p text:style-name="Table_20_Contents"> </text:p>
                  <text:p text:style-name="Table_20_Contents"><text:soft-page-break/><text:span text:style-name="Source_20_Text">  #生成第一行</text:span></text:p>
                  <text:p text:style-name="Table_20_Contents"><text:span text:style-name="Source_20_Text">  for</text:span> <text:span text:style-name="Source_20_Text">i in</text:span> <text:span text:style-name="Source_20_Text">range(0,len(row0)):</text:span></text:p>
                  <text:p text:style-name="Table_20_Contents"><text:span text:style-name="Source_20_Text">    sheet2.write(0,i,row0[i],set_style('Times New Roman',220,True))</text:span></text:p>
                  <text:p text:style-name="Table_20_Contents"> </text:p>
                  <text:p text:style-name="Table_20_Contents"><text:span text:style-name="Source_20_Text">  #生成第一列</text:span></text:p>
                  <text:p text:style-name="Table_20_Contents"><text:span text:style-name="Source_20_Text">  for</text:span> <text:span text:style-name="Source_20_Text">i in</text:span> <text:span text:style-name="Source_20_Text">range(0,len(column0)):</text:span></text:p>
                  <text:p text:style-name="Table_20_Contents"><text:span text:style-name="Source_20_Text">    sheet2.write(i+1,0,column0[i],set_style('Times New Roman',220))</text:span></text:p>
                  <text:p text:style-name="Table_20_Contents"> </text:p>
                  <text:p text:style-name="Table_20_Contents"><text:span text:style-name="Source_20_Text">  sheet2.write(1,2,'1991/11/11')</text:span></text:p>
                  <text:p text:style-name="Table_20_Contents"><text:span text:style-name="Source_20_Text">  sheet2.write_merge(7,7,2,4,u'暂无') #合并列单元格</text:span></text:p>
                  <text:p text:style-name="Table_20_Contents"><text:span text:style-name="Source_20_Text">  sheet2.write_merge(1,2,4,4,u'好朋友') #合并行单元格</text:span></text:p>
                  <text:p text:style-name="Table_20_Contents"><text:span text:style-name="Source_20_Text">  </text:span> </text:p>
                  <text:p text:style-name="Table_20_Contents"><text:span text:style-name="Source_20_Text">  f.save('demo1.xlsx') #保存文件</text:span></text:p>
                </table:table-cell>
              </table:table-row>
            </table:table>
          </text:section>
        </text:section>
        <text:p text:style-name="Text_20_body"/>
        <text:h text:style-name="Heading_20_2" text:outline-level="2"><text:bookmark text:name="t_6b783cbd0100q2ba"/>python数组的使用<text:bookmark text:name="sina_keyword_ad_area1"/></text:h>
        <text:section text:style-name="Sect1" text:name="Section11">
          <table:table table:name="Table20" table:style-name="Table20">
            <table:table-column table:style-name="Table20.A"/>
            <table:table-column table:style-name="Table20.B"/>
            <table:table-row>
              <table:table-cell table:style-name="Table20.A1" office:value-type="string">
                <text:p text:style-name="P35"/>
              </table:table-cell>
              <table:table-cell table:style-name="Table20.A1" office:value-type="string">
                <text:p text:style-name="Table_20_Contents"/>
              </table:table-cell>
            </table:table-row>
          </table:table>
        </text:section>
        <text:section text:style-name="Sect1" text:name="Section12">
          <text:p text:style-name="Text_20_body">1、Python的数组分三种类型：</text:p>
          <text:p text:style-name="Text_20_body">(1) list 普通的链表，初始化后可以通过特定方法动态增加元素。<text:line-break/>定义方式：arr = [元素]<text:line-break/><text:line-break/>(2) Tuple 固定的数组，一旦定义后，其元素个数是不能再改变的。<text:line-break/>定义方式：arr = (元素)<text:line-break/><text:line-break/>(2) Dictionary 词典类型， 即是Hash数组。<text:line-break/>定义方式：arr = {元素k:v}<text:line-break/><text:line-break/>2、下面具体说明这些数组的使用方法和技巧：<text:line-break/><text:line-break/>(1) list 链表数组<text:line-break/>a、定义时初始化<text:line-break/>a = [1,2,[1,2,3]]<text:line-break/><text:line-break/>b、定义时不初始化<text:line-break/>一维数组：<text:line-break/>arr = []<text:line-break/><text:line-break/>多维数组：<text:line-break/>arr = [i for i in range(10), 1,[]] #注意， i for in xx 这个必须放在第一个位置，否则要先定义i，<text:line-break/><text:soft-page-break/><text:line-break/>如:<text:line-break/>arr = [i for i in range(5), j for j in range(5), []]<text:line-break/>这是错误的<text:line-break/>i = 0<text:line-break/>j = 0<text:line-break/>arr = [i for i in range(5), j for j in range(5), []]<text:line-break/>这是正确的<text:line-break/><text:line-break/>c、del 语句 和 : 的用法<text:line-break/>可以用 start : end 表示数组里的一个区间 ( i &gt;= start and i &lt; end)<text:line-break/>del 删除数组里的指定元素<text:line-break/>如： del arr[0]<text:line-break/>del arr[0, 2]<text:line-break/>newarr = arr[0, 2]<text:line-break/><text:line-break/>d、遍历数组：<text:line-break/>for k, v in enumerate(arr):<text:line-break/>print k, v<text:line-break/><text:line-break/>e、增加元素：<text:line-break/>一维<text:line-break/>arr.append('aaa')<text:line-break/>二维<text:line-break/>arr[0].append('aaa')<text:line-break/>如果要在任意位置插入用 arr.insert(n, 值)<text:line-break/>此外还有一种特殊的用法是：<text:line-break/>arr += [数组元素]<text:line-break/>在不指定下标的情况下，是允许用 += 增加数组元素的。<text:line-break/><text:line-break/>(2) Tuple 固定数组<text:line-break/>Tuple 是不可变 list，一旦创建了一个 tuple 就不能以任何方式改变它。<text:line-break/>下面拿具体示例说明：<text:line-break/>&gt;&gt;&gt; t = ("a", "b", "c", "d", "e") #[1] 用小括号包围来定义<text:line-break/>&gt;&gt;&gt; t<text:line-break/>('a', 'b', 'c', 'd', 'e')<text:line-break/>&gt;&gt;&gt; t[0] #[2] 直接列出某下标的元素<text:line-break/>'a'<text:line-break/>&gt;&gt;&gt; t[-1] #[3] 负数表示，从后面倒数的索引 -1 为倒数第一个， 0是顺数第一个<text:line-break/>'example'<text:line-break/>&gt;&gt;&gt; t[1:3] #[4] 这里 1:3 是 i&gt;=1 and i&lt;3 的区间<text:line-break/><text:soft-page-break/>('b', 'mpilgrim')<text:line-break/><text:line-break/>Tuple 没有的方法：<text:line-break/>[1] 不能向 tuple 增加元素，没有 append 、 extend 、insert 等方法。<text:line-break/>[2] 不能从 tuple 删除元素，没有 remove 或 pop 方法。<text:line-break/>[3] 不能在 tuple 中查找元素，没有 index 方法（index是查找而不是索引，索引直接用下标即可，如：t[0]）。<text:line-break/><text:line-break/>使用 tuple 的好处：<text:line-break/>* Tuple 比 list 操作速度快。如果您定义了一个值的常量集, 并且唯一要用它做的是不断地遍历它, 请使用 tuple 代替 list。<text:line-break/>* 如果对不需要修改的数据进行 “写保护”, 可以使代码更安全。使用 tuple 而不是 list 如同拥有一个隐含的 assert 语句, 说明这一数据是常量。如果必须要改变这些值, 则需要执行 tuple 到 list 的转换 (需要使用一个特殊的函数)。<text:line-break/>* 还记得我说过 dictionary keys 可以是字符串, 整数和 “其它几种类型”吗? Tuples 就是这些类型之一。 Tuples 可以在 dictionary 中被用做 key, 但是 list 不行。实际上, 事情要比这更复杂。Dictionary key 必须是不可变的。Tuple 本身是不可改变的, 但是如果您有一个 list 的 tuple, 那就认为是可变的了， 用做 dictionary key 就是不安全的。只有字符串, 整数或其它对 dictionary 安全的 tuple 才可以用作 dictionary key。<text:line-break/><text:line-break/>Tuple 可以转换成 list， 反之亦然。<text:line-break/>转换方式为：<text:line-break/>t = list( t )<text:line-break/>反之：<text:line-break/>arr = tuple( arr )<text:line-break/><text:line-break/>(2) Dictionary (哈希数组)词典数组<text:line-break/><text:line-break/>#Dictionary 的用法比较简单，它可以存储任意值，并允许是不同类型的值，下面实例来说明：<text:line-break/>#下面例子中 a 是整数， b 是字符串, c 是数组，这个例子充分说明哈希数组的适用性。<text:line-break/>dict_arr = {'a': 100, 'b':'boy', 'c':['o', 'p', 'q']}<text:line-break/><text:line-break/>#可以直接增加一个元素，如果同名，则会改变原来的key的元素的值<text:line-break/>dict_arr['d'] = 'dog'<text:line-break/><text:line-break/>#输出所有的key<text:line-break/>print dict_arr.keys()<text:line-break/><text:line-break/>#输出所有的value<text:line-break/>print dict_arr.values()<text:line-break/><text:soft-page-break/><text:line-break/>#遍历数组<text:line-break/>import types<text:line-break/>for k in dict_arr:<text:line-break/>v = dict_arr.get(k)<text:line-break/>if type(v) is types.ListType: #如果数据是list类型，继续遍历<text:line-break/>print k, '---'<text:line-break/>for kk, vv in enumerate(v):<text:line-break/>print kk, vv<text:line-break/>print '---'<text:line-break/>else:<text:line-break/>print dict_arr.get(k)</text:p>
        </text:section>
        <text:h text:style-name="Heading_20_3" text:outline-level="3"><text:a xlink:type="simple" xlink:href="http://abruzzi.iteye.com/blog/314790">python图形处理库PIL(Python Image Library)的介绍</text:a> </text:h>
        <text:list xml:id="list1068672318" text:style-name="L4">
          <text:list-header>
            <text:p text:style-name="P65"/>
          </text:list-header>
        </text:list>
        <text:section text:style-name="Sect1" text:name="blog_content">
          <text:p text:style-name="Text_20_body"><text:span text:style-name="Strong_20_Emphasis"><text:span text:style-name="T27">关于</text:span></text:span><text:span text:style-name="Strong_20_Emphasis"><text:span text:style-name="T26">PIL</text:span></text:span><text:span text:style-name="Strong_20_Emphasis"><text:span text:style-name="T27">库的一些概念</text:span></text:span></text:p>
          <text:p text:style-name="Text_20_body"><text:line-break/><text:span text:style-name="Strong_20_Emphasis">pil能处理的图片类型</text:span><text:line-break/>pil可以处理光栅图片(像素数据组成的的块)。<text:line-break/><text:line-break/><text:span text:style-name="Strong_20_Emphasis">通道</text:span><text:line-break/>一个图片可以包含一到多个数据通道，如果这些通道具有相同的维数和深度，Pil允许将这些通道进行叠加<text:line-break/><text:line-break/><text:span text:style-name="Strong_20_Emphasis">模式</text:span></text:p>
          <table:table table:name="Table21" table:style-name="Table21">
            <table:table-column table:style-name="Table21.A"/>
            <table:table-column table:style-name="Table21.B"/>
            <table:table-row>
              <table:table-cell table:style-name="Table21.A1" office:value-type="string">
                <text:p text:style-name="Table_20_Contents">1</text:p>
              </table:table-cell>
              <table:table-cell table:style-name="Table21.B1" office:value-type="string">
                <text:p text:style-name="Table_20_Contents"> 1位像素，黑和白，存成8位的像素</text:p>
              </table:table-cell>
            </table:table-row>
            <table:table-row>
              <table:table-cell table:style-name="Table21.A2" office:value-type="string">
                <text:p text:style-name="Table_20_Contents">L</text:p>
              </table:table-cell>
              <table:table-cell table:style-name="Table21.B2" office:value-type="string">
                <text:p text:style-name="Table_20_Contents"> 8位像素，黑白</text:p>
              </table:table-cell>
            </table:table-row>
            <table:table-row>
              <table:table-cell table:style-name="Table21.A2" office:value-type="string">
                <text:p text:style-name="Table_20_Contents">P</text:p>
              </table:table-cell>
              <table:table-cell table:style-name="Table21.B2" office:value-type="string">
                <text:p text:style-name="Table_20_Contents"> 8位像素，使用调色板映射到任何其他模式</text:p>
              </table:table-cell>
            </table:table-row>
            <table:table-row>
              <table:table-cell table:style-name="Table21.A2" office:value-type="string">
                <text:p text:style-name="Table_20_Contents">RGB</text:p>
              </table:table-cell>
              <table:table-cell table:style-name="Table21.B2" office:value-type="string">
                <text:p text:style-name="Table_20_Contents"> 3×8位像素，真彩</text:p>
              </table:table-cell>
            </table:table-row>
            <table:table-row>
              <table:table-cell table:style-name="Table21.A2" office:value-type="string">
                <text:p text:style-name="Table_20_Contents">RGBA</text:p>
              </table:table-cell>
              <table:table-cell table:style-name="Table21.B2" office:value-type="string">
                <text:p text:style-name="Table_20_Contents"> 4×8位像素，真彩+透明通道</text:p>
              </table:table-cell>
            </table:table-row>
            <table:table-row>
              <table:table-cell table:style-name="Table21.A2" office:value-type="string">
                <text:p text:style-name="Table_20_Contents">CMYK</text:p>
              </table:table-cell>
              <table:table-cell table:style-name="Table21.B2" office:value-type="string">
                <text:p text:style-name="Table_20_Contents"> 4×8位像素，颜色隔离</text:p>
              </table:table-cell>
            </table:table-row>
            <table:table-row>
              <table:table-cell table:style-name="Table21.A2" office:value-type="string">
                <text:p text:style-name="Table_20_Contents">YCbCr</text:p>
              </table:table-cell>
              <table:table-cell table:style-name="Table21.B2" office:value-type="string">
                <text:p text:style-name="Table_20_Contents"> 3×8位像素，彩色视频格式</text:p>
              </table:table-cell>
            </table:table-row>
            <table:table-row>
              <table:table-cell table:style-name="Table21.A2" office:value-type="string">
                <text:p text:style-name="Table_20_Contents">I</text:p>
              </table:table-cell>
              <table:table-cell table:style-name="Table21.B2" office:value-type="string">
                <text:p text:style-name="Table_20_Contents"> 32位整型像素</text:p>
              </table:table-cell>
            </table:table-row>
            <table:table-row>
              <table:table-cell table:style-name="Table21.A2" office:value-type="string">
                <text:p text:style-name="Table_20_Contents">F</text:p>
              </table:table-cell>
              <table:table-cell table:style-name="Table21.B2" office:value-type="string">
                <text:p text:style-name="Table_20_Contents"> 32位浮点型像素</text:p>
              </table:table-cell>
            </table:table-row>
            <table:table-row>
              <table:table-cell table:style-name="Table21.A2" office:value-type="string">
                <text:p text:style-name="Table_20_Contents"/>
              </table:table-cell>
              <table:table-cell table:style-name="Table21.B2" office:value-type="string">
                <text:p text:style-name="Table_20_Contents"/>
              </table:table-cell>
            </table:table-row>
          </table:table>
          <text:p text:style-name="Text_20_body"><text:line-break/><text:line-break/><text:soft-page-break/><text:span text:style-name="Strong_20_Emphasis">尺寸</text:span><text:line-break/>通过图片对象的size属性可以得到图片的尺寸，结果这是一个二元组，包含水平和垂直方向上的像素数。<text:line-break/><text:line-break/><text:span text:style-name="Strong_20_Emphasis">坐标</text:span><text:line-break/>Pil采取左上角为(0,0)的坐标系统<text:line-break/><text:line-break/><text:span text:style-name="Strong_20_Emphasis">调色板</text:span><text:line-break/>mode("P")为每个像素定义具体的颜色值<text:line-break/><text:line-break/><text:span text:style-name="Strong_20_Emphasis">图片信息</text:span><text:line-break/>可以通过info属性读取一张图片的附加信息，这个与图片的格式有关。<text:line-break/><text:line-break/><text:span text:style-name="Strong_20_Emphasis">滤镜</text:span><text:line-break/>在对图片的几何操作中可能会将多个输入像素映射到单个的输出像素，pil提供4种不同的采样滤镜(在目前的版本中，后续的版本可能支持更多)</text:p>
          <text:p text:style-name="Text_20_body"> </text:p>
          <table:table table:name="Table22" table:style-name="Table22">
            <table:table-column table:style-name="Table22.A"/>
            <table:table-column table:style-name="Table22.B"/>
            <table:table-row>
              <table:table-cell table:style-name="Table22.A1" office:value-type="string">
                <text:p text:style-name="Table_20_Contents">NEAREST</text:p>
              </table:table-cell>
              <table:table-cell table:style-name="Table22.B1" office:value-type="string">
                <text:p text:style-name="Table_20_Contents">最近</text:p>
              </table:table-cell>
            </table:table-row>
            <table:table-row>
              <table:table-cell table:style-name="Table22.A2" office:value-type="string">
                <text:p text:style-name="Table_20_Contents">BILINEAR</text:p>
              </table:table-cell>
              <table:table-cell table:style-name="Table22.B2" office:value-type="string">
                <text:p text:style-name="Table_20_Contents">双线型</text:p>
              </table:table-cell>
            </table:table-row>
            <table:table-row>
              <table:table-cell table:style-name="Table22.A2" office:value-type="string">
                <text:p text:style-name="Table_20_Contents">BICUBIC</text:p>
              </table:table-cell>
              <table:table-cell table:style-name="Table22.B2" office:value-type="string">
                <text:p text:style-name="Table_20_Contents">双三次插值</text:p>
              </table:table-cell>
            </table:table-row>
            <table:table-row>
              <table:table-cell table:style-name="Table22.A2" office:value-type="string">
                <text:p text:style-name="Table_20_Contents">ANTIALIAS</text:p>
              </table:table-cell>
              <table:table-cell table:style-name="Table22.B2" office:value-type="string">
                <text:p text:style-name="Table_20_Contents">平滑</text:p>
              </table:table-cell>
            </table:table-row>
          </table:table>
          <text:p text:style-name="Text_20_body"> </text:p>
          <text:p text:style-name="Text_20_body"> </text:p>
          <text:p text:style-name="Text_20_body">在RGB模式下，每个图片由三个通道叠加而成，每个模式下为一个灰度图，当有一个调色板来调色的时候，这三张灰度图的叠加即可合成3*8位(每个像 素)的一个真彩图片。pil库中，图片之间的模式(mode)可以转化。下面给出一些简单的例子，例子中的所有图片均来自于国家地理的官网，为了使得文档 比较短小，每个图片均使用Pil缩放成1/2大小，如有侵权嫌疑，请尽快联系，我会删除这些图片。<text:line-break/><text:line-break/>所有的图片操作必须有一个操作对象，Pil提供<text:span text:style-name="Emphasis">open(filename)</text:span>进行这个过程</text:p>
          <text:p text:style-name="Text_20_body"><text:line-break/><text:span text:style-name="Strong_20_Emphasis">打开图片</text:span><text:line-break/>1.导入pil的Image模块<text:line-break/>2.使用open(filename)打开文件，返回一个image对象</text:p>
          <text:p text:style-name="Text_20_body">Python代码 </text:p>
          <text:list xml:id="list831691327" text:style-name="L5">
            <text:list-item>
              <text:p text:style-name="P53">im = Image.open('filename')  </text:p>
            </text:list-item>
          </text:list>
          <text:p text:style-name="Text_20_body"><text:line-break/>此后，一切关于图片的操作均基于这个对象。</text:p>
          <text:p text:style-name="Text_20_body"><text:soft-page-break/><text:line-break/><draw:frame draw:style-name="fr1" draw:name="graphics10" text:anchor-type="as-char" svg:width="5.3335in" svg:height="4in" draw:z-index="8"><draw:image xlink:href="http://abruzzi.iteye.com/upload/attachment/67907/9d59e028-a64d-38b5-86a9-17f1c458d4e5.jpg" xlink:type="simple" xlink:show="embed" xlink:actuate="onLoad"/></draw:frame><text:line-break/> <text:line-break/><text:line-break/>打 开后，我们可以查看一些图片信息，如im.format, im.size, im.mode等。调用im.show()会在图片查看工具中显示当前操作的image对象，这个跟个人的系统有关系，我系统中默认是用Windows Picture and Fax Viewer打开的。这个方法用来查看临时的图片效果。<text:line-break/><text:line-break/><text:span text:style-name="Strong_20_Emphasis">读写图片</text:span><text:line-break/>pil 中转换图片格式非常简单(转换图片模式是另一个概念，不要混淆)，只需要调用img.save(filename)即可比如有一个bmp(位图)图片，使 用img = Image.open('file.bmp')打开后，只需要img.save('file.jpg')即可转换。不过一般情况 下，save(filename)是不用做这个用途的，通常，save用以保存一个临时的image对象到硬盘。而转换工作由一个功能更为强大的 convert()方法来完成。<text:line-break/><text:line-break/><text:span text:style-name="Strong_20_Emphasis"><text:line-break/>拷贝，粘贴，合并</text:span></text:p>
          <text:p text:style-name="Text_20_body">Python代码 </text:p>
          <text:list xml:id="list1811165195" text:style-name="L6">
            <text:list-item>
              <text:p text:style-name="P66">box = (100,100,500,500)#设置要拷贝的区域  </text:p>
            </text:list-item>
            <text:list-item>
              <text:p text:style-name="P66">  </text:p>
            </text:list-item>
            <text:list-item>
              <text:p text:style-name="P66">#将im表示的图片对象拷贝到region中，大小为(400*400)像素。这个region可以用来后续的操作(region其实就是一个Image对象)，box变量是一个四元组(左，上，右，下)。  </text:p>
            </text:list-item>
            <text:list-item>
              <text:p text:style-name="P66">region = im.crop(box)  </text:p>
            </text:list-item>
            <text:list-item>
              <text:p text:style-name="P66">  </text:p>
            </text:list-item>
            <text:list-item>
              <text:p text:style-name="P66"><text:soft-page-break/>region = region.transpose(Image.ROTATE_180)#从字面上就可以看出，先把region中的Image反转180度，然后再放回到region中。  </text:p>
            </text:list-item>
            <text:list-item>
              <text:p text:style-name="P54">im.paste(region, box)#粘贴box大小的region到原先的图片对象中。  </text:p>
            </text:list-item>
          </text:list>
          <text:p text:style-name="Text_20_body"> <text:line-break/><draw:frame draw:style-name="fr1" draw:name="graphics12" text:anchor-type="as-char" svg:width="5.3335in" svg:height="4in" draw:z-index="9"><draw:image xlink:href="http://abruzzi.iteye.com/upload/attachment/67929/23e23659-c9d6-391a-a5c0-642a0da0da3b.jpg" xlink:type="simple" xlink:show="embed" xlink:actuate="onLoad"/></draw:frame></text:p>
          <text:p text:style-name="Text_20_body">前面说过，每一个RGB都是由三个通道的灰度图叠加的，所以pil提供了将这三个通道分离的方法</text:p>
          <text:p text:style-name="Text_20_body">Python代码 </text:p>
          <text:list xml:id="list767236780" text:style-name="L7">
            <text:list-item>
              <text:p text:style-name="P67">r,g,b = im.split()#分割成三个通道  </text:p>
            </text:list-item>
            <text:list-item>
              <text:p text:style-name="P67">r.show()  </text:p>
            </text:list-item>
            <text:list-item>
              <text:p text:style-name="P67">g.show()  </text:p>
            </text:list-item>
            <text:list-item>
              <text:p text:style-name="P67">b.show()  </text:p>
            </text:list-item>
            <text:list-item>
              <text:p text:style-name="P55">im = Image.merge("RGB", (b, g, r))#将b,r两个通道进行翻转。  </text:p>
            </text:list-item>
          </text:list>
          <text:p text:style-name="Text_20_body"> <text:line-break/><text:soft-page-break/><draw:frame draw:style-name="fr1" draw:name="graphics14" text:anchor-type="as-char" svg:width="5.3335in" svg:height="4in" draw:z-index="10"><draw:image xlink:href="http://abruzzi.iteye.com/upload/attachment/67917/aded3d14-6b02-3c4e-8b6b-721e6c0513ac.jpg" xlink:type="simple" xlink:show="embed" xlink:actuate="onLoad"/></draw:frame></text:p>
          <text:p text:style-name="Text_20_body">红色通道的灰度图</text:p>
          <text:p text:style-name="Text_20_body"><text:line-break/><draw:frame draw:style-name="fr1" draw:name="graphics15" text:anchor-type="as-char" svg:width="5.3335in" svg:height="4in" draw:z-index="11"><draw:image xlink:href="http://abruzzi.iteye.com/upload/attachment/67915/ab65be22-fd70-3a83-876e-7540d50b0516.jpg" xlink:type="simple" xlink:show="embed" xlink:actuate="onLoad"/></draw:frame><text:line-break/> 绿色通道的灰度图</text:p>
          <text:p text:style-name="Text_20_body"><text:soft-page-break/><text:line-break/><draw:frame draw:style-name="fr1" draw:name="graphics16" text:anchor-type="as-char" svg:width="5.3335in" svg:height="4in" draw:z-index="12"><draw:image xlink:href="http://abruzzi.iteye.com/upload/attachment/67913/78d2e95c-de7e-3435-aff2-3a553fd9199d.jpg" xlink:type="simple" xlink:show="embed" xlink:actuate="onLoad"/></draw:frame><text:line-break/> 蓝色通道的灰度图</text:p>
          <text:p text:style-name="Text_20_body"> </text:p>
          <text:p text:style-name="Text_20_body"><text:line-break/><draw:frame draw:style-name="fr1" draw:name="graphics17" text:anchor-type="as-char" svg:width="5.3335in" svg:height="4in" draw:z-index="13"><draw:image xlink:href="http://abruzzi.iteye.com/upload/attachment/67921/228d018c-3a4c-382d-911f-e363616f7d2c.jpg" xlink:type="simple" xlink:show="embed" xlink:actuate="onLoad"/></draw:frame><text:line-break/><text:soft-page-break/> <text:line-break/> 互换红蓝通道后的合成图</text:p>
          <text:p text:style-name="Text_20_body"> </text:p>
          <text:p text:style-name="Text_20_body"><text:span text:style-name="Strong_20_Emphasis">几何转变</text:span><text:line-break/>几何转变提供resize,rotate等方法，用以重定义图片大小，对图片进行旋转等操作，在实际应用中比较广泛。<text:line-break/><text:line-break/>如 </text:p>
          <text:p text:style-name="Text_20_body">Python代码 </text:p>
          <text:list xml:id="list1976046403" text:style-name="L8">
            <text:list-item>
              <text:p text:style-name="P68">out = img.resize((128, 128))#resize成128*128像素大小。  </text:p>
            </text:list-item>
            <text:list-item>
              <text:p text:style-name="P56">out = img.rotate(45)#逆时针旋转45度  </text:p>
            </text:list-item>
          </text:list>
          <text:p text:style-name="Text_20_body"><text:line-break/><draw:frame draw:style-name="fr1" draw:name="graphics19" text:anchor-type="as-char" svg:width="5.3335in" svg:height="4in" draw:z-index="14"><draw:image xlink:href="http://abruzzi.iteye.com/upload/attachment/67931/d78bd43c-edff-34f1-8e24-ff4864ad7ebf.jpg" xlink:type="simple" xlink:show="embed" xlink:actuate="onLoad"/></draw:frame></text:p>
          <text:p text:style-name="Text_20_body">逆时针45度</text:p>
          <text:p text:style-name="Text_20_body"><text:line-break/><text:soft-page-break/><draw:frame draw:style-name="fr1" draw:name="graphics20" text:anchor-type="as-char" svg:width="5.3335in" svg:height="4in" draw:z-index="15"><draw:image xlink:href="http://abruzzi.iteye.com/upload/attachment/67923/153f70f2-ef4a-305b-8f19-1c5c50afed03.jpg" xlink:type="simple" xlink:show="embed" xlink:actuate="onLoad"/></draw:frame><text:line-break/> <text:line-break/> 镜面效果，左右翻转</text:p>
          <text:p text:style-name="Text_20_body">transpose()方法预定义了一些旋转方式，如<text:line-break/>左右反转，上下翻转，逆时针旋转(90,180,270)度等，非常方便，rotate()和transpose()方法在表现上没有任何不同。<text:line-break/><text:line-break/><text:span text:style-name="Strong_20_Emphasis">图片加强</text:span></text:p>
          <text:p text:style-name="Text_20_body"><text:line-break/><text:span text:style-name="Emphasis">滤镜</text:span><text:line-break/>ImageFilter模块提供了很多预定义的图片加强滤镜。<text:line-break/>比如一个常用的滤镜,细节(detail滤镜)</text:p>
          <text:p text:style-name="Text_20_body">Python代码 </text:p>
          <text:list xml:id="list1528545343" text:style-name="L9">
            <text:list-item>
              <text:p text:style-name="P69">import ImageFilter  </text:p>
            </text:list-item>
            <text:list-item>
              <text:p text:style-name="P57">out = im.filter(ImageFilter.DETAIL)  </text:p>
            </text:list-item>
          </text:list>
          <text:p text:style-name="Text_20_body"><text:line-break/><text:soft-page-break/><draw:frame draw:style-name="fr1" draw:name="graphics22" text:anchor-type="as-char" svg:width="5.3335in" svg:height="4in" draw:z-index="16"><draw:image xlink:href="http://abruzzi.iteye.com/upload/attachment/67927/15d69cfb-4f77-35f2-a71f-30b2943d70da.jpg" xlink:type="simple" xlink:show="embed" xlink:actuate="onLoad"/></draw:frame><text:line-break/> <text:line-break/><text:line-break/><text:span text:style-name="Emphasis">直接操作像素点</text:span><text:line-break/>不但可以对每个像素点进行操作，而且，每一个通道都可以独立的进行操作。比如，将每个像素点的亮度(不知道有没有更专业的词)增大20%</text:p>
          <text:p text:style-name="Text_20_body">Python代码 </text:p>
          <text:list xml:id="list492666736" text:style-name="L10">
            <text:list-item>
              <text:p text:style-name="P58">out = img.point(lambda i : i * 1.2)#注意这里用到一个匿名函数(那个可以把i的1.2倍返回的函数)  </text:p>
            </text:list-item>
          </text:list>
          <text:p text:style-name="P27"><text:line-break/><text:soft-page-break/><draw:frame draw:style-name="fr1" draw:name="graphics24" text:anchor-type="as-char" svg:width="5.3335in" svg:height="4in" draw:z-index="17"><draw:image xlink:href="http://abruzzi.iteye.com/upload/attachment/67919/ef666066-02b8-3fb1-b8d7-ec0062f57c44.jpg" xlink:type="simple" xlink:show="embed" xlink:actuate="onLoad"/></draw:frame><text:line-break/>对每个点都做20%的增强</text:p>
          <text:p text:style-name="Text_20_body"> </text:p>
          <text:p text:style-name="Text_20_body">如上边的那个例子，我们可以将一个RGB模式的图分离成三个通道的层</text:p>
          <text:p text:style-name="Text_20_body">Python代码 </text:p>
          <text:list xml:id="list1614379621" text:style-name="L11">
            <text:list-item>
              <text:p text:style-name="P59">r,g,b = img.split()#神奇而又强大的python语法  </text:p>
            </text:list-item>
          </text:list>
          <text:p text:style-name="Text_20_body"><text:line-break/><text:line-break/>然后对一个通道进行加强或减弱操作，完成后我们又可以使用Merge将通道合并，从而改变图片的色调(冷暖色调的互换)等。<text:line-break/><text:line-break/>更高级的图片加强，可以使用ImageEnhance模块，其中包含了大量的预定义的图片加强方式。</text:p>
          <text:p text:style-name="Text_20_body">Python代码 </text:p>
          <text:list xml:id="list658465074" text:style-name="L12">
            <text:list-item>
              <text:p text:style-name="P70">import ImageEnhance  </text:p>
            </text:list-item>
            <text:list-item>
              <text:p text:style-name="P70">enh = ImageEnhance.Contrast(im)  </text:p>
            </text:list-item>
            <text:list-item>
              <text:p text:style-name="P60">enh.ehhance(1.5).show("50% more contrast")  </text:p>
            </text:list-item>
          </text:list>
          <text:p text:style-name="Text_20_body"><text:line-break/><text:soft-page-break/><draw:frame draw:style-name="fr1" draw:name="graphics27" text:anchor-type="as-char" svg:width="5.3335in" svg:height="4in" draw:z-index="18"><draw:image xlink:href="http://abruzzi.iteye.com/upload/attachment/67925/32acbe28-f089-31a6-990f-3d0e4a790486.jpg" xlink:type="simple" xlink:show="embed" xlink:actuate="onLoad"/></draw:frame></text:p>
          <text:p text:style-name="Text_20_body"> </text:p>
          <text:p text:style-name="Text_20_body"><text:span text:style-name="Emphasis">读写图片的更多方式</text:span><text:line-break/>通常，我们使用open方法进行图片的打开操作。但是这不是唯一的方式。完全可以跟python的IO整合起来。如</text:p>
          <text:p text:style-name="Text_20_body">Python代码 </text:p>
          <text:list xml:id="list1067324228" text:style-name="L13">
            <text:list-item>
              <text:p text:style-name="P71">fp = open("file.jpg", "rb")  </text:p>
            </text:list-item>
            <text:list-item>
              <text:p text:style-name="P61">im = Image.open(fp)  </text:p>
            </text:list-item>
          </text:list>
          <text:p text:style-name="Text_20_body"> </text:p>
          <text:p text:style-name="Text_20_body">甚至，你可以从一个字符串中读出图片数据来(<text:span text:style-name="T28">python真是神奇啊</text:span>)。</text:p>
          <text:p text:style-name="Text_20_body">Python代码 </text:p>
          <text:list xml:id="list1035427243" text:style-name="L14">
            <text:list-item>
              <text:p text:style-name="P72">import StringIO  </text:p>
            </text:list-item>
            <text:list-item>
              <text:p text:style-name="P62">img = Image.open(StringIO.StringIO(buffer))  </text:p>
            </text:list-item>
          </text:list>
          <text:p text:style-name="P45"><text:line-break/><text:span text:style-name="T29">(文中很多内容来自pil的handbook，但是原手册比较学院派，没有一张图片来进行说明，因此不免枯燥，我给每个小例子都加上一个真实的图片作为说明，希望看起来不那没抽象。)</text:span></text:p>
          <text:p text:style-name="Text_20_body"> </text:p>
          <text:p text:style-name="Text_20_body">当然，PIL的功能远不止这些，由于篇幅原因，我这次先写这么多吧，后面会给出PIL中各个模块中函数的详细使用说明，同时尽量配以实图来说明。</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WenQuanYi Zen Hei" style:font-size-asian="10pt" style:font-weight-asian="bold" style:font-name-complex="Lohit Hindi" style:font-size-complex="10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roid Sans Mono" style:font-name-asian="WenQuanYi Zen Hei Mono" style:font-name-complex="Lohit Hindi2"/>
    </style:style>
    <style:style style:name="Source_20_Text" style:display-name="Source Text" style:family="text">
      <style:text-properties style:font-name="Droid Sans Mono" style:font-name-asian="WenQuanYi Zen Hei Mono" style:font-name-complex="Lohit Hindi2"/>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ibin (许海宾)</meta:initial-creator>
    <meta:creation-date>2015-08-04T14:27:16</meta:creation-date>
    <dc:date>2015-09-21T14:33:57</dc:date>
    <meta:editing-duration>P1DT10H8M30S</meta:editing-duration>
    <meta:editing-cycles>21</meta:editing-cycles>
    <meta:generator>LibreOffice/3.5$Linux_X86_64 LibreOffice_project/350m1$Build-2</meta:generator>
    <dc:creator>Haibin (许海宾)</dc:creator>
    <meta:document-statistic meta:table-count="22" meta:image-count="19" meta:object-count="0" meta:page-count="62" meta:paragraph-count="933" meta:word-count="5582" meta:character-count="36740" meta:non-whitespace-character-count="35023"/>
  </office:meta>
</office:document-meta>
</file>